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21cm"/>
    </style:style>
    <style:style style:name="co3" style:family="table-column">
      <style:table-column-properties fo:break-before="auto" style:column-width="1.109cm"/>
    </style:style>
    <style:style style:name="co4" style:family="table-column">
      <style:table-column-properties fo:break-before="auto" style:column-width="1.164cm"/>
    </style:style>
    <style:style style:name="co5" style:family="table-column">
      <style:table-column-properties fo:break-before="auto" style:column-width="1.247cm"/>
    </style:style>
    <style:style style:name="co6" style:family="table-column">
      <style:table-column-properties fo:break-before="auto" style:column-width="1.138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693cm"/>
    </style:style>
    <style:style style:name="co9" style:family="table-column">
      <style:table-column-properties fo:break-before="auto" style:column-width="0.61cm"/>
    </style:style>
    <style:style style:name="co10" style:family="table-column">
      <style:table-column-properties fo:break-before="auto" style:column-width="0.721cm"/>
    </style:style>
    <style:style style:name="co11" style:family="table-column">
      <style:table-column-properties fo:break-before="auto" style:column-width="3.217cm"/>
    </style:style>
    <style:style style:name="co12" style:family="table-column">
      <style:table-column-properties fo:break-before="auto" style:column-width="1.053cm"/>
    </style:style>
    <style:style style:name="co13" style:family="table-column">
      <style:table-column-properties fo:break-before="auto" style:column-width="1.275cm"/>
    </style:style>
    <style:style style:name="co14" style:family="table-column">
      <style:table-column-properties fo:break-before="auto" style:column-width="1.58cm"/>
    </style:style>
    <style:style style:name="co15" style:family="table-column">
      <style:table-column-properties fo:break-before="auto" style:column-width="1.498cm"/>
    </style:style>
    <style:style style:name="co16" style:family="table-column">
      <style:table-column-properties fo:break-before="auto" style:column-width="0.831cm"/>
    </style:style>
    <style:style style:name="co17" style:family="table-column">
      <style:table-column-properties fo:break-before="auto" style:column-width="1.663cm"/>
    </style:style>
    <style:style style:name="co18" style:family="table-column">
      <style:table-column-properties fo:break-before="auto" style:column-width="1.081cm"/>
    </style:style>
    <style:style style:name="co19" style:family="table-column">
      <style:table-column-properties fo:break-before="auto" style:column-width="1.692cm"/>
    </style:style>
    <style:style style:name="co20" style:family="table-column">
      <style:table-column-properties fo:break-before="auto" style:column-width="1.63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" style:family="table-cell" style:parent-style-name="Default">
      <style:table-cell-properties fo:background-color="#ccffff"/>
    </style:style>
    <style:style style:name="ce2" style:family="table-cell" style:parent-style-name="Default" style:data-style-name="N117">
      <style:table-cell-properties fo:background-color="#ffccff"/>
    </style:style>
    <style:style style:name="ce3" style:family="table-cell" style:parent-style-name="Default" style:data-style-name="N117">
      <style:table-cell-properties fo:background-color="#ccffff"/>
    </style:style>
    <style:style style:name="ce4" style:family="table-cell" style:parent-style-name="Default">
      <style:table-cell-properties fo:background-color="#ffcc99"/>
    </style:style>
    <style:style style:name="ce5" style:family="table-cell" style:parent-style-name="Default">
      <style:table-cell-properties fo:background-color="#ffffcc"/>
    </style:style>
    <style:style style:name="ce6" style:family="table-cell" style:parent-style-name="Default" style:data-style-name="N116"/>
    <style:style style:name="ce7" style:family="table-cell" style:parent-style-name="Default" style:data-style-name="N116">
      <style:table-cell-properties fo:background-color="#ccffff"/>
    </style:style>
    <style:style style:name="ce8" style:family="table-cell" style:parent-style-name="Default" style:data-style-name="N116">
      <style:table-cell-properties fo:background-color="#ffcc99"/>
    </style:style>
    <style:style style:name="ce9" style:family="table-cell" style:parent-style-name="Default" style:data-style-name="N116">
      <style:table-cell-properties fo:background-color="#ffffcc"/>
    </style:style>
    <style:style style:name="ce10" style:family="table-cell" style:parent-style-name="Default" style:data-style-name="N30"/>
    <style:style style:name="ce11" style:family="table-cell" style:parent-style-name="Default" style:data-style-name="N2"/>
  </office:automatic-styles>
  <office:body>
    <office:spreadsheet>
      <table:table table:name="ppp000000000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ce6"/>
        <table:table-column table:style-name="co1" table:default-cell-style-name="ce1"/>
        <table:table-column table:style-name="co3" table:default-cell-style-name="Default"/>
        <table:table-column table:style-name="co1" table:default-cell-style-name="Default"/>
        <table:table-column table:style-name="co1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6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6"/>
          <table:table-cell table:style-name="ce1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6"/>
          <table:table-cell table:style-name="ce1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6"/>
          <table:table-cell table:number-columns-repeated="997"/>
        </table:table-row>
        <table:table-row table:style-name="ro1">
          <table:table-cell table:style-name="ce2" office:value-type="float" office:value="21.6">
            <text:p>21.600</text:p>
          </table:table-cell>
          <table:table-cell office:value-type="float" office:value="10">
            <text:p>10</text:p>
          </table:table-cell>
          <table:table-cell table:formula="of:=[.C3]*1.01" office:value-type="float" office:value="23.859837908882">
            <text:p>23.8598</text:p>
          </table:table-cell>
          <table:table-cell table:style-name="ce2" office:value-type="float" office:value="12.2">
            <text:p>12.200</text:p>
          </table:table-cell>
          <table:table-cell office:value-type="float" office:value="10">
            <text:p>10</text:p>
          </table:table-cell>
          <table:table-cell table:style-name="ce6" table:formula="of:=[.F3]*1.01" office:value-type="float" office:value="13.4763899300167">
            <text:p>13.4764</text:p>
          </table:table-cell>
          <table:table-cell table:style-name="ce2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6" table:formula="of:=[.I3]*1.01" office:value-type="float" office:value="13.3548814962215">
            <text:p>13.3549</text:p>
          </table:table-cell>
          <table:table-cell table:style-name="ce2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6" table:formula="of:=[.L3]*1.01" office:value-type="float" office:value="19.3308871946961">
            <text:p>19.3309</text:p>
          </table:table-cell>
          <table:table-cell table:style-name="ce2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6" table:formula="of:=[.O3]*1.01" office:value-type="float" office:value="15.9838821547001">
            <text:p>15.9839</text:p>
          </table:table-cell>
          <table:table-cell table:style-name="ce2" office:value-type="float" office:value="29.21">
            <text:p>29.210</text:p>
          </table:table-cell>
          <table:table-cell office:value-type="float" office:value="10">
            <text:p>10</text:p>
          </table:table-cell>
          <table:table-cell table:style-name="ce6" table:formula="of:=[.R3]*1.01" office:value-type="float" office:value="32.2660122832613">
            <text:p>32.2660</text:p>
          </table:table-cell>
          <table:table-cell table:style-name="ce2" office:value-type="float" office:value="31.97">
            <text:p>31.970</text:p>
          </table:table-cell>
          <table:table-cell office:value-type="float" office:value="10">
            <text:p>10</text:p>
          </table:table-cell>
          <table:table-cell table:style-name="ce6" table:formula="of:=[.U3]*1.01" office:value-type="float" office:value="35.3147693493962">
            <text:p>35.3148</text:p>
          </table:table-cell>
          <table:table-cell table:style-name="ce2" office:value-type="float" office:value="88.5">
            <text:p>88.500</text:p>
          </table:table-cell>
          <table:table-cell office:value-type="float" office:value="10">
            <text:p>10</text:p>
          </table:table-cell>
          <table:table-cell table:style-name="ce6" table:formula="of:=[.X3]*1.01" office:value-type="float" office:value="97.7590580988916">
            <text:p>97.7591</text:p>
          </table:table-cell>
          <table:table-cell table:style-name="ce2" office:value-type="float" office:value="33.6">
            <text:p>33.600</text:p>
          </table:table-cell>
          <table:table-cell office:value-type="float" office:value="10">
            <text:p>10</text:p>
          </table:table-cell>
          <table:table-cell table:style-name="ce6" table:formula="of:=[.AA3]*1.01" office:value-type="float" office:value="37.1153034138165">
            <text:p>37.1153</text:p>
          </table:table-cell>
          <table:table-cell table:number-columns-repeated="997"/>
        </table:table-row>
        <table:table-row table:style-name="ro1">
          <table:table-cell table:style-name="ce3" table:formula="of:=[.A2]" office:value-type="float" office:value="21.6">
            <text:p>21.6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23.6236018899822">
            <text:p>23.6236</text:p>
          </table:table-cell>
          <table:table-cell table:style-name="ce3" table:formula="of:=[.D2]" office:value-type="float" office:value="12.2">
            <text:p>12.200</text:p>
          </table:table-cell>
          <table:table-cell table:formula="of:=[.E2]-1" office:value-type="float" office:value="9">
            <text:p>9</text:p>
          </table:table-cell>
          <table:table-cell table:style-name="ce6" table:formula="of:=[.F4]*1.01" office:value-type="float" office:value="13.3429603267492">
            <text:p>13.3430</text:p>
          </table:table-cell>
          <table:table-cell table:style-name="ce3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6" table:formula="of:=[.I4]*1.01" office:value-type="float" office:value="13.2226549467539">
            <text:p>13.2227</text:p>
          </table:table-cell>
          <table:table-cell table:style-name="ce3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6" table:formula="of:=[.L4]*1.01" office:value-type="float" office:value="19.1394922719763">
            <text:p>19.1395</text:p>
          </table:table-cell>
          <table:table-cell table:style-name="ce3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6" table:formula="of:=[.O4]*1.01" office:value-type="float" office:value="15.8256258957427">
            <text:p>15.8256</text:p>
          </table:table-cell>
          <table:table-cell table:style-name="ce3" table:formula="of:=[.P2]" office:value-type="float" office:value="29.21">
            <text:p>29.210</text:p>
          </table:table-cell>
          <table:table-cell table:formula="of:=[.Q2]-1" office:value-type="float" office:value="9">
            <text:p>9</text:p>
          </table:table-cell>
          <table:table-cell table:style-name="ce6" table:formula="of:=[.R4]*1.01" office:value-type="float" office:value="31.9465468151102">
            <text:p>31.9465</text:p>
          </table:table-cell>
          <table:table-cell table:style-name="ce3" table:formula="of:=[.S2]" office:value-type="float" office:value="31.97">
            <text:p>31.970</text:p>
          </table:table-cell>
          <table:table-cell table:formula="of:=[.T2]-1" office:value-type="float" office:value="9">
            <text:p>9</text:p>
          </table:table-cell>
          <table:table-cell table:style-name="ce6" table:formula="of:=[.U4]*1.01" office:value-type="float" office:value="34.965118167719">
            <text:p>34.9651</text:p>
          </table:table-cell>
          <table:table-cell table:style-name="ce3" table:formula="of:=[.V2]" office:value-type="float" office:value="88.5">
            <text:p>88.500</text:p>
          </table:table-cell>
          <table:table-cell table:formula="of:=[.W2]-1" office:value-type="float" office:value="9">
            <text:p>9</text:p>
          </table:table-cell>
          <table:table-cell table:style-name="ce6" table:formula="of:=[.X4]*1.01" office:value-type="float" office:value="96.7911466325659">
            <text:p>96.7911</text:p>
          </table:table-cell>
          <table:table-cell table:style-name="ce3" table:formula="of:=[.Y2]" office:value-type="float" office:value="33.6">
            <text:p>33.600</text:p>
          </table:table-cell>
          <table:table-cell table:formula="of:=[.Z2]-1" office:value-type="float" office:value="9">
            <text:p>9</text:p>
          </table:table-cell>
          <table:table-cell table:style-name="ce6" table:formula="of:=[.AA4]*1.01" office:value-type="float" office:value="36.7478251621945">
            <text:p>36.7478</text:p>
          </table:table-cell>
          <table:table-cell table:number-columns-repeated="997"/>
        </table:table-row>
        <table:table-row table:style-name="ro1">
          <table:table-cell table:style-name="ce3" table:formula="of:=[.A3]" office:value-type="float" office:value="21.6">
            <text:p>21.6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23.3897048415665">
            <text:p>23.3897</text:p>
          </table:table-cell>
          <table:table-cell table:style-name="ce3" table:formula="of:=[.D3]" office:value-type="float" office:value="12.2">
            <text:p>12.200</text:p>
          </table:table-cell>
          <table:table-cell table:formula="of:=[.E3]-1" office:value-type="float" office:value="8">
            <text:p>8</text:p>
          </table:table-cell>
          <table:table-cell table:style-name="ce6" table:formula="of:=[.F5]*1.01" office:value-type="float" office:value="13.2108518086626">
            <text:p>13.2109</text:p>
          </table:table-cell>
          <table:table-cell table:style-name="ce3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6" table:formula="of:=[.I5]*1.01" office:value-type="float" office:value="13.0917375710435">
            <text:p>13.0917</text:p>
          </table:table-cell>
          <table:table-cell table:style-name="ce3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6" table:formula="of:=[.L5]*1.01" office:value-type="float" office:value="18.9499923484914">
            <text:p>18.9500</text:p>
          </table:table-cell>
          <table:table-cell table:style-name="ce3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6" table:formula="of:=[.O5]*1.01" office:value-type="float" office:value="15.6689365304383">
            <text:p>15.6689</text:p>
          </table:table-cell>
          <table:table-cell table:style-name="ce3" table:formula="of:=[.P3]" office:value-type="float" office:value="29.21">
            <text:p>29.210</text:p>
          </table:table-cell>
          <table:table-cell table:formula="of:=[.Q3]-1" office:value-type="float" office:value="8">
            <text:p>8</text:p>
          </table:table-cell>
          <table:table-cell table:style-name="ce6" table:formula="of:=[.R5]*1.01" office:value-type="float" office:value="31.6302443713962">
            <text:p>31.6302</text:p>
          </table:table-cell>
          <table:table-cell table:style-name="ce3" table:formula="of:=[.S3]" office:value-type="float" office:value="31.97">
            <text:p>31.970</text:p>
          </table:table-cell>
          <table:table-cell table:formula="of:=[.T3]-1" office:value-type="float" office:value="8">
            <text:p>8</text:p>
          </table:table-cell>
          <table:table-cell table:style-name="ce6" table:formula="of:=[.U5]*1.01" office:value-type="float" office:value="34.6189288789297">
            <text:p>34.6189</text:p>
          </table:table-cell>
          <table:table-cell table:style-name="ce3" table:formula="of:=[.V3]" office:value-type="float" office:value="88.5">
            <text:p>88.500</text:p>
          </table:table-cell>
          <table:table-cell table:formula="of:=[.W3]-1" office:value-type="float" office:value="8">
            <text:p>8</text:p>
          </table:table-cell>
          <table:table-cell table:style-name="ce6" table:formula="of:=[.X5]*1.01" office:value-type="float" office:value="95.8328184480851">
            <text:p>95.8328</text:p>
          </table:table-cell>
          <table:table-cell table:style-name="ce3" table:formula="of:=[.Y3]" office:value-type="float" office:value="33.6">
            <text:p>33.600</text:p>
          </table:table-cell>
          <table:table-cell table:formula="of:=[.Z3]-1" office:value-type="float" office:value="8">
            <text:p>8</text:p>
          </table:table-cell>
          <table:table-cell table:style-name="ce6" table:formula="of:=[.AA5]*1.01" office:value-type="float" office:value="36.3839853091035">
            <text:p>36.3840</text:p>
          </table:table-cell>
          <table:table-cell table:number-columns-repeated="997"/>
        </table:table-row>
        <table:table-row table:style-name="ro1">
          <table:table-cell table:style-name="ce3" table:formula="of:=[.A4]" office:value-type="float" office:value="21.6">
            <text:p>21.6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23.1581236055114">
            <text:p>23.1581</text:p>
          </table:table-cell>
          <table:table-cell table:style-name="ce3" table:formula="of:=[.D4]" office:value-type="float" office:value="12.2">
            <text:p>12.200</text:p>
          </table:table-cell>
          <table:table-cell table:formula="of:=[.E4]-1" office:value-type="float" office:value="7">
            <text:p>7</text:p>
          </table:table-cell>
          <table:table-cell table:style-name="ce6" table:formula="of:=[.F6]*1.01" office:value-type="float" office:value="13.0800512957055">
            <text:p>13.0801</text:p>
          </table:table-cell>
          <table:table-cell table:style-name="ce3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6" table:formula="of:=[.I6]*1.01" office:value-type="float" office:value="12.9621164069738">
            <text:p>12.9621</text:p>
          </table:table-cell>
          <table:table-cell table:style-name="ce3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6" table:formula="of:=[.L6]*1.01" office:value-type="float" office:value="18.7623686618727">
            <text:p>18.7624</text:p>
          </table:table-cell>
          <table:table-cell table:style-name="ce3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6" table:formula="of:=[.O6]*1.01" office:value-type="float" office:value="15.5137985449884">
            <text:p>15.5138</text:p>
          </table:table-cell>
          <table:table-cell table:style-name="ce3" table:formula="of:=[.P4]" office:value-type="float" office:value="29.21">
            <text:p>29.210</text:p>
          </table:table-cell>
          <table:table-cell table:formula="of:=[.Q4]-1" office:value-type="float" office:value="7">
            <text:p>7</text:p>
          </table:table-cell>
          <table:table-cell table:style-name="ce6" table:formula="of:=[.R6]*1.01" office:value-type="float" office:value="31.3170736350458">
            <text:p>31.3171</text:p>
          </table:table-cell>
          <table:table-cell table:style-name="ce3" table:formula="of:=[.S4]" office:value-type="float" office:value="31.97">
            <text:p>31.970</text:p>
          </table:table-cell>
          <table:table-cell table:formula="of:=[.T4]-1" office:value-type="float" office:value="7">
            <text:p>7</text:p>
          </table:table-cell>
          <table:table-cell table:style-name="ce6" table:formula="of:=[.U6]*1.01" office:value-type="float" office:value="34.2761672068611">
            <text:p>34.2762</text:p>
          </table:table-cell>
          <table:table-cell table:style-name="ce3" table:formula="of:=[.V4]" office:value-type="float" office:value="88.5">
            <text:p>88.500</text:p>
          </table:table-cell>
          <table:table-cell table:formula="of:=[.W4]-1" office:value-type="float" office:value="7">
            <text:p>7</text:p>
          </table:table-cell>
          <table:table-cell table:style-name="ce6" table:formula="of:=[.X6]*1.01" office:value-type="float" office:value="94.8839786614704">
            <text:p>94.8840</text:p>
          </table:table-cell>
          <table:table-cell table:style-name="ce3" table:formula="of:=[.Y4]" office:value-type="float" office:value="33.6">
            <text:p>33.600</text:p>
          </table:table-cell>
          <table:table-cell table:formula="of:=[.Z4]-1" office:value-type="float" office:value="7">
            <text:p>7</text:p>
          </table:table-cell>
          <table:table-cell table:style-name="ce6" table:formula="of:=[.AA6]*1.01" office:value-type="float" office:value="36.0237478307955">
            <text:p>36.0237</text:p>
          </table:table-cell>
          <table:table-cell table:number-columns-repeated="997"/>
        </table:table-row>
        <table:table-row table:style-name="ro1">
          <table:table-cell table:style-name="ce3" table:formula="of:=[.A5]" office:value-type="float" office:value="21.6">
            <text:p>21.6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22.9288352529816">
            <text:p>22.9288</text:p>
          </table:table-cell>
          <table:table-cell table:style-name="ce3" table:formula="of:=[.D5]" office:value-type="float" office:value="12.2">
            <text:p>12.200</text:p>
          </table:table-cell>
          <table:table-cell table:formula="of:=[.E5]-1" office:value-type="float" office:value="6">
            <text:p>6</text:p>
          </table:table-cell>
          <table:table-cell table:style-name="ce6" table:formula="of:=[.F7]*1.01" office:value-type="float" office:value="12.9505458373322">
            <text:p>12.9505</text:p>
          </table:table-cell>
          <table:table-cell table:style-name="ce3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6" table:formula="of:=[.I7]*1.01" office:value-type="float" office:value="12.8337786207661">
            <text:p>12.8338</text:p>
          </table:table-cell>
          <table:table-cell table:style-name="ce3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6" table:formula="of:=[.L7]*1.01" office:value-type="float" office:value="18.5766026355175">
            <text:p>18.5766</text:p>
          </table:table-cell>
          <table:table-cell table:style-name="ce3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6" table:formula="of:=[.O7]*1.01" office:value-type="float" office:value="15.3601965791965">
            <text:p>15.3602</text:p>
          </table:table-cell>
          <table:table-cell table:style-name="ce3" table:formula="of:=[.P5]" office:value-type="float" office:value="29.21">
            <text:p>29.210</text:p>
          </table:table-cell>
          <table:table-cell table:formula="of:=[.Q5]-1" office:value-type="float" office:value="6">
            <text:p>6</text:p>
          </table:table-cell>
          <table:table-cell table:style-name="ce6" table:formula="of:=[.R7]*1.01" office:value-type="float" office:value="31.0070035990552">
            <text:p>31.0070</text:p>
          </table:table-cell>
          <table:table-cell table:style-name="ce3" table:formula="of:=[.S5]" office:value-type="float" office:value="31.97">
            <text:p>31.970</text:p>
          </table:table-cell>
          <table:table-cell table:formula="of:=[.T5]-1" office:value-type="float" office:value="6">
            <text:p>6</text:p>
          </table:table-cell>
          <table:table-cell table:style-name="ce6" table:formula="of:=[.U7]*1.01" office:value-type="float" office:value="33.936799214714">
            <text:p>33.9368</text:p>
          </table:table-cell>
          <table:table-cell table:style-name="ce3" table:formula="of:=[.V5]" office:value-type="float" office:value="88.5">
            <text:p>88.500</text:p>
          </table:table-cell>
          <table:table-cell table:formula="of:=[.W5]-1" office:value-type="float" office:value="6">
            <text:p>6</text:p>
          </table:table-cell>
          <table:table-cell table:style-name="ce6" table:formula="of:=[.X7]*1.01" office:value-type="float" office:value="93.9445333281885">
            <text:p>93.9445</text:p>
          </table:table-cell>
          <table:table-cell table:style-name="ce3" table:formula="of:=[.Y5]" office:value-type="float" office:value="33.6">
            <text:p>33.600</text:p>
          </table:table-cell>
          <table:table-cell table:formula="of:=[.Z5]-1" office:value-type="float" office:value="6">
            <text:p>6</text:p>
          </table:table-cell>
          <table:table-cell table:style-name="ce6" table:formula="of:=[.AA7]*1.01" office:value-type="float" office:value="35.6670770601936">
            <text:p>35.6671</text:p>
          </table:table-cell>
          <table:table-cell table:number-columns-repeated="997"/>
        </table:table-row>
        <table:table-row table:style-name="ro1">
          <table:table-cell table:style-name="ce3" table:formula="of:=[.A6]" office:value-type="float" office:value="21.6">
            <text:p>21.600</text:p>
          </table:table-cell>
          <table:table-cell table:style-name="ce1" table:formula="of:=[.B6]-1" office:value-type="float" office:value="5">
            <text:p>5</text:p>
          </table:table-cell>
          <table:table-cell table:style-name="ce7" table:formula="of:=[.C8]*1.01" office:value-type="float" office:value="22.70181708216">
            <text:p>22.7018</text:p>
          </table:table-cell>
          <table:table-cell table:style-name="ce3" table:formula="of:=[.D6]" office:value-type="float" office:value="12.2">
            <text:p>12.200</text:p>
          </table:table-cell>
          <table:table-cell table:style-name="ce1" table:formula="of:=[.E6]-1" office:value-type="float" office:value="5">
            <text:p>5</text:p>
          </table:table-cell>
          <table:table-cell table:style-name="ce7" table:formula="of:=[.F8]*1.01" office:value-type="float" office:value="12.82232261122">
            <text:p>12.8223</text:p>
          </table:table-cell>
          <table:table-cell table:style-name="ce3" table:formula="of:=[.G6]" office:value-type="float" office:value="12.09">
            <text:p>12.090</text:p>
          </table:table-cell>
          <table:table-cell table:style-name="ce1" table:formula="of:=[.H6]-1" office:value-type="float" office:value="5">
            <text:p>5</text:p>
          </table:table-cell>
          <table:table-cell table:style-name="ce7" table:formula="of:=[.I8]*1.01" office:value-type="float" office:value="12.706711505709">
            <text:p>12.7067</text:p>
          </table:table-cell>
          <table:table-cell table:style-name="ce3" table:formula="of:=[.J6]" office:value-type="float" office:value="17.5">
            <text:p>17.500</text:p>
          </table:table-cell>
          <table:table-cell table:style-name="ce1" table:formula="of:=[.K6]-1" office:value-type="float" office:value="5">
            <text:p>5</text:p>
          </table:table-cell>
          <table:table-cell table:style-name="ce7" table:formula="of:=[.L8]*1.01" office:value-type="float" office:value="18.39267587675">
            <text:p>18.3927</text:p>
          </table:table-cell>
          <table:table-cell table:style-name="ce3" table:formula="of:=[.M6]" office:value-type="float" office:value="14.47">
            <text:p>14.470</text:p>
          </table:table-cell>
          <table:table-cell table:style-name="ce1" table:formula="of:=[.N6]-1" office:value-type="float" office:value="5">
            <text:p>5</text:p>
          </table:table-cell>
          <table:table-cell table:style-name="ce7" table:formula="of:=[.O8]*1.01" office:value-type="float" office:value="15.208115424947">
            <text:p>15.2081</text:p>
          </table:table-cell>
          <table:table-cell table:style-name="ce3" table:formula="of:=[.P6]" office:value-type="float" office:value="29.21">
            <text:p>29.210</text:p>
          </table:table-cell>
          <table:table-cell table:style-name="ce1" table:formula="of:=[.Q6]-1" office:value-type="float" office:value="5">
            <text:p>5</text:p>
          </table:table-cell>
          <table:table-cell table:style-name="ce7" table:formula="of:=[.R8]*1.01" office:value-type="float" office:value="30.700003563421">
            <text:p>30.7000</text:p>
          </table:table-cell>
          <table:table-cell table:style-name="ce3" table:formula="of:=[.S6]" office:value-type="float" office:value="31.97">
            <text:p>31.970</text:p>
          </table:table-cell>
          <table:table-cell table:style-name="ce1" table:formula="of:=[.T6]-1" office:value-type="float" office:value="5">
            <text:p>5</text:p>
          </table:table-cell>
          <table:table-cell table:style-name="ce7" table:formula="of:=[.U8]*1.01" office:value-type="float" office:value="33.600791301697">
            <text:p>33.6008</text:p>
          </table:table-cell>
          <table:table-cell table:style-name="ce3" table:formula="of:=[.V6]" office:value-type="float" office:value="88.5">
            <text:p>88.500</text:p>
          </table:table-cell>
          <table:table-cell table:style-name="ce1" table:formula="of:=[.W6]-1" office:value-type="float" office:value="5">
            <text:p>5</text:p>
          </table:table-cell>
          <table:table-cell table:style-name="ce7" table:formula="of:=[.X8]*1.01" office:value-type="float" office:value="93.01438943385">
            <text:p>93.0144</text:p>
          </table:table-cell>
          <table:table-cell table:style-name="ce3" table:formula="of:=[.Y6]" office:value-type="float" office:value="33.6">
            <text:p>33.600</text:p>
          </table:table-cell>
          <table:table-cell table:style-name="ce1" table:formula="of:=[.Z6]-1" office:value-type="float" office:value="5">
            <text:p>5</text:p>
          </table:table-cell>
          <table:table-cell table:style-name="ce7" table:formula="of:=[.AA8]*1.01" office:value-type="float" office:value="35.31393768336">
            <text:p>35.3139</text:p>
          </table:table-cell>
          <table:table-cell table:style-name="ce1" table:number-columns-repeated="997"/>
        </table:table-row>
        <table:table-row table:style-name="ro1">
          <table:table-cell table:style-name="ce3" table:formula="of:=[.A7]" office:value-type="float" office:value="21.6">
            <text:p>21.6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22.477046616">
            <text:p>22.4770</text:p>
          </table:table-cell>
          <table:table-cell table:style-name="ce3" table:formula="of:=[.D7]" office:value-type="float" office:value="12.2">
            <text:p>12.200</text:p>
          </table:table-cell>
          <table:table-cell table:formula="of:=[.E7]-1" office:value-type="float" office:value="4">
            <text:p>4</text:p>
          </table:table-cell>
          <table:table-cell table:style-name="ce6" table:formula="of:=[.F9]*1.01" office:value-type="float" office:value="12.695368922">
            <text:p>12.6954</text:p>
          </table:table-cell>
          <table:table-cell table:style-name="ce3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6" table:formula="of:=[.I9]*1.01" office:value-type="float" office:value="12.5809024809">
            <text:p>12.5809</text:p>
          </table:table-cell>
          <table:table-cell table:style-name="ce3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6" table:formula="of:=[.L9]*1.01" office:value-type="float" office:value="18.210570175">
            <text:p>18.2106</text:p>
          </table:table-cell>
          <table:table-cell table:style-name="ce3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6" table:formula="of:=[.O9]*1.01" office:value-type="float" office:value="15.0575400247">
            <text:p>15.0575</text:p>
          </table:table-cell>
          <table:table-cell table:style-name="ce3" table:formula="of:=[.P7]" office:value-type="float" office:value="29.21">
            <text:p>29.210</text:p>
          </table:table-cell>
          <table:table-cell table:formula="of:=[.Q7]-1" office:value-type="float" office:value="4">
            <text:p>4</text:p>
          </table:table-cell>
          <table:table-cell table:style-name="ce6" table:formula="of:=[.R9]*1.01" office:value-type="float" office:value="30.3960431321">
            <text:p>30.3960</text:p>
          </table:table-cell>
          <table:table-cell table:style-name="ce3" table:formula="of:=[.S7]" office:value-type="float" office:value="31.97">
            <text:p>31.970</text:p>
          </table:table-cell>
          <table:table-cell table:formula="of:=[.T7]-1" office:value-type="float" office:value="4">
            <text:p>4</text:p>
          </table:table-cell>
          <table:table-cell table:style-name="ce6" table:formula="of:=[.U9]*1.01" office:value-type="float" office:value="33.2681101997">
            <text:p>33.2681</text:p>
          </table:table-cell>
          <table:table-cell table:style-name="ce3" table:formula="of:=[.V7]" office:value-type="float" office:value="88.5">
            <text:p>88.500</text:p>
          </table:table-cell>
          <table:table-cell table:formula="of:=[.W7]-1" office:value-type="float" office:value="4">
            <text:p>4</text:p>
          </table:table-cell>
          <table:table-cell table:style-name="ce6" table:formula="of:=[.X9]*1.01" office:value-type="float" office:value="92.093454885">
            <text:p>92.0935</text:p>
          </table:table-cell>
          <table:table-cell table:style-name="ce3" table:formula="of:=[.Y7]" office:value-type="float" office:value="33.6">
            <text:p>33.600</text:p>
          </table:table-cell>
          <table:table-cell table:formula="of:=[.Z7]-1" office:value-type="float" office:value="4">
            <text:p>4</text:p>
          </table:table-cell>
          <table:table-cell table:style-name="ce6" table:formula="of:=[.AA9]*1.01" office:value-type="float" office:value="34.964294736">
            <text:p>34.9643</text:p>
          </table:table-cell>
          <table:table-cell table:number-columns-repeated="997"/>
        </table:table-row>
        <table:table-row table:style-name="ro1">
          <table:table-cell table:style-name="ce3" table:formula="of:=[.A8]" office:value-type="float" office:value="21.6">
            <text:p>21.6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22.2545016">
            <text:p>22.2545</text:p>
          </table:table-cell>
          <table:table-cell table:style-name="ce3" table:formula="of:=[.D8]" office:value-type="float" office:value="12.2">
            <text:p>12.200</text:p>
          </table:table-cell>
          <table:table-cell table:formula="of:=[.E8]-1" office:value-type="float" office:value="3">
            <text:p>3</text:p>
          </table:table-cell>
          <table:table-cell table:style-name="ce6" table:formula="of:=[.F10]*1.01" office:value-type="float" office:value="12.5696722">
            <text:p>12.5697</text:p>
          </table:table-cell>
          <table:table-cell table:style-name="ce3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6" table:formula="of:=[.I10]*1.01" office:value-type="float" office:value="12.45633909">
            <text:p>12.4563</text:p>
          </table:table-cell>
          <table:table-cell table:style-name="ce3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6" table:formula="of:=[.L10]*1.01" office:value-type="float" office:value="18.0302675">
            <text:p>18.0303</text:p>
          </table:table-cell>
          <table:table-cell table:style-name="ce3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6" table:formula="of:=[.O10]*1.01" office:value-type="float" office:value="14.90845547">
            <text:p>14.9085</text:p>
          </table:table-cell>
          <table:table-cell table:style-name="ce3" table:formula="of:=[.P8]" office:value-type="float" office:value="29.21">
            <text:p>29.210</text:p>
          </table:table-cell>
          <table:table-cell table:formula="of:=[.Q8]-1" office:value-type="float" office:value="3">
            <text:p>3</text:p>
          </table:table-cell>
          <table:table-cell table:style-name="ce6" table:formula="of:=[.R10]*1.01" office:value-type="float" office:value="30.09509221">
            <text:p>30.0951</text:p>
          </table:table-cell>
          <table:table-cell table:style-name="ce3" table:formula="of:=[.S8]" office:value-type="float" office:value="31.97">
            <text:p>31.970</text:p>
          </table:table-cell>
          <table:table-cell table:formula="of:=[.T8]-1" office:value-type="float" office:value="3">
            <text:p>3</text:p>
          </table:table-cell>
          <table:table-cell table:style-name="ce6" table:formula="of:=[.U10]*1.01" office:value-type="float" office:value="32.93872297">
            <text:p>32.9387</text:p>
          </table:table-cell>
          <table:table-cell table:style-name="ce3" table:formula="of:=[.V8]" office:value-type="float" office:value="88.5">
            <text:p>88.500</text:p>
          </table:table-cell>
          <table:table-cell table:formula="of:=[.W8]-1" office:value-type="float" office:value="3">
            <text:p>3</text:p>
          </table:table-cell>
          <table:table-cell table:style-name="ce6" table:formula="of:=[.X10]*1.01" office:value-type="float" office:value="91.1816385">
            <text:p>91.1816</text:p>
          </table:table-cell>
          <table:table-cell table:style-name="ce3" table:formula="of:=[.Y8]" office:value-type="float" office:value="33.6">
            <text:p>33.600</text:p>
          </table:table-cell>
          <table:table-cell table:formula="of:=[.Z8]-1" office:value-type="float" office:value="3">
            <text:p>3</text:p>
          </table:table-cell>
          <table:table-cell table:style-name="ce6" table:formula="of:=[.AA10]*1.01" office:value-type="float" office:value="34.6181136">
            <text:p>34.6181</text:p>
          </table:table-cell>
          <table:table-cell table:number-columns-repeated="997"/>
        </table:table-row>
        <table:table-row table:style-name="ro1">
          <table:table-cell table:style-name="ce3" table:formula="of:=[.A9]" office:value-type="float" office:value="21.6">
            <text:p>21.600</text:p>
          </table:table-cell>
          <table:table-cell table:style-name="ce4" table:formula="of:=[.B9]-1" office:value-type="float" office:value="2">
            <text:p>2</text:p>
          </table:table-cell>
          <table:table-cell table:style-name="ce8" table:formula="of:=[.C11]*1.01" office:value-type="float" office:value="22.03416">
            <text:p>22.0342</text:p>
          </table:table-cell>
          <table:table-cell table:style-name="ce3" table:formula="of:=[.D9]" office:value-type="float" office:value="12.2">
            <text:p>12.200</text:p>
          </table:table-cell>
          <table:table-cell table:formula="of:=[.E9]-1" office:value-type="float" office:value="2">
            <text:p>2</text:p>
          </table:table-cell>
          <table:table-cell table:style-name="ce6" table:formula="of:=[.F11]*1.01" office:value-type="float" office:value="12.44522">
            <text:p>12.4452</text:p>
          </table:table-cell>
          <table:table-cell table:style-name="ce3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6" table:formula="of:=[.I11]*1.01" office:value-type="float" office:value="12.333009">
            <text:p>12.3330</text:p>
          </table:table-cell>
          <table:table-cell table:style-name="ce3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6" table:formula="of:=[.L11]*1.01" office:value-type="float" office:value="17.85175">
            <text:p>17.8518</text:p>
          </table:table-cell>
          <table:table-cell table:style-name="ce3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6" table:formula="of:=[.O11]*1.01" office:value-type="float" office:value="14.760847">
            <text:p>14.7608</text:p>
          </table:table-cell>
          <table:table-cell table:style-name="ce3" table:formula="of:=[.P9]" office:value-type="float" office:value="29.21">
            <text:p>29.210</text:p>
          </table:table-cell>
          <table:table-cell table:formula="of:=[.Q9]-1" office:value-type="float" office:value="2">
            <text:p>2</text:p>
          </table:table-cell>
          <table:table-cell table:style-name="ce6" table:formula="of:=[.R11]*1.01" office:value-type="float" office:value="29.797121">
            <text:p>29.7971</text:p>
          </table:table-cell>
          <table:table-cell table:style-name="ce3" table:formula="of:=[.S9]" office:value-type="float" office:value="31.97">
            <text:p>31.970</text:p>
          </table:table-cell>
          <table:table-cell table:formula="of:=[.T9]-1" office:value-type="float" office:value="2">
            <text:p>2</text:p>
          </table:table-cell>
          <table:table-cell table:style-name="ce6" table:formula="of:=[.U11]*1.01" office:value-type="float" office:value="32.612597">
            <text:p>32.6126</text:p>
          </table:table-cell>
          <table:table-cell table:style-name="ce3" table:formula="of:=[.V9]" office:value-type="float" office:value="88.5">
            <text:p>88.500</text:p>
          </table:table-cell>
          <table:table-cell table:formula="of:=[.W9]-1" office:value-type="float" office:value="2">
            <text:p>2</text:p>
          </table:table-cell>
          <table:table-cell table:style-name="ce6" table:formula="of:=[.X11]*1.01" office:value-type="float" office:value="90.27885">
            <text:p>90.2789</text:p>
          </table:table-cell>
          <table:table-cell table:style-name="ce3" table:formula="of:=[.Y9]" office:value-type="float" office:value="33.6">
            <text:p>33.600</text:p>
          </table:table-cell>
          <table:table-cell table:formula="of:=[.Z9]-1" office:value-type="float" office:value="2">
            <text:p>2</text:p>
          </table:table-cell>
          <table:table-cell table:style-name="ce6" table:formula="of:=[.AA11]*1.01" office:value-type="float" office:value="34.27536">
            <text:p>34.2754</text:p>
          </table:table-cell>
          <table:table-cell table:number-columns-repeated="997"/>
        </table:table-row>
        <table:table-row table:style-name="ro1">
          <table:table-cell table:style-name="ce3" table:formula="of:=[.A10]" office:value-type="float" office:value="21.6">
            <text:p>21.600</text:p>
          </table:table-cell>
          <table:table-cell table:style-name="ce4" table:formula="of:=[.B10]-1" office:value-type="float" office:value="1">
            <text:p>1</text:p>
          </table:table-cell>
          <table:table-cell table:style-name="ce8" table:formula="of:=[.C12]*1.01" office:value-type="float" office:value="21.816">
            <text:p>21.8160</text:p>
          </table:table-cell>
          <table:table-cell table:style-name="ce3" table:formula="of:=[.D10]" office:value-type="float" office:value="12.2">
            <text:p>12.200</text:p>
          </table:table-cell>
          <table:table-cell table:formula="of:=[.E10]-1" office:value-type="float" office:value="1">
            <text:p>1</text:p>
          </table:table-cell>
          <table:table-cell table:style-name="ce6" table:formula="of:=[.F12]*1.01" office:value-type="float" office:value="12.322">
            <text:p>12.3220</text:p>
          </table:table-cell>
          <table:table-cell table:style-name="ce3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6" table:formula="of:=[.I12]*1.01" office:value-type="float" office:value="12.2109">
            <text:p>12.2109</text:p>
          </table:table-cell>
          <table:table-cell table:style-name="ce3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6" table:formula="of:=[.L12]*1.01" office:value-type="float" office:value="17.675">
            <text:p>17.6750</text:p>
          </table:table-cell>
          <table:table-cell table:style-name="ce3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6" table:formula="of:=[.O12]*1.01" office:value-type="float" office:value="14.6147">
            <text:p>14.6147</text:p>
          </table:table-cell>
          <table:table-cell table:style-name="ce3" table:formula="of:=[.P10]" office:value-type="float" office:value="29.21">
            <text:p>29.210</text:p>
          </table:table-cell>
          <table:table-cell table:formula="of:=[.Q10]-1" office:value-type="float" office:value="1">
            <text:p>1</text:p>
          </table:table-cell>
          <table:table-cell table:style-name="ce6" table:formula="of:=[.R12]*1.01" office:value-type="float" office:value="29.5021">
            <text:p>29.5021</text:p>
          </table:table-cell>
          <table:table-cell table:style-name="ce3" table:formula="of:=[.S10]" office:value-type="float" office:value="31.97">
            <text:p>31.970</text:p>
          </table:table-cell>
          <table:table-cell table:formula="of:=[.T10]-1" office:value-type="float" office:value="1">
            <text:p>1</text:p>
          </table:table-cell>
          <table:table-cell table:style-name="ce6" table:formula="of:=[.U12]*1.01" office:value-type="float" office:value="32.2897">
            <text:p>32.2897</text:p>
          </table:table-cell>
          <table:table-cell table:style-name="ce3" table:formula="of:=[.V10]" office:value-type="float" office:value="88.5">
            <text:p>88.500</text:p>
          </table:table-cell>
          <table:table-cell table:formula="of:=[.W10]-1" office:value-type="float" office:value="1">
            <text:p>1</text:p>
          </table:table-cell>
          <table:table-cell table:style-name="ce6" table:formula="of:=[.X12]*1.01" office:value-type="float" office:value="89.385">
            <text:p>89.3850</text:p>
          </table:table-cell>
          <table:table-cell table:style-name="ce3" table:formula="of:=[.Y10]" office:value-type="float" office:value="33.6">
            <text:p>33.600</text:p>
          </table:table-cell>
          <table:table-cell table:formula="of:=[.Z10]-1" office:value-type="float" office:value="1">
            <text:p>1</text:p>
          </table:table-cell>
          <table:table-cell table:style-name="ce6" table:formula="of:=[.AA12]*1.01" office:value-type="float" office:value="33.936">
            <text:p>33.9360</text:p>
          </table:table-cell>
          <table:table-cell table:number-columns-repeated="997"/>
        </table:table-row>
        <table:table-row table:style-name="ro1">
          <table:table-cell table:style-name="ce3" table:formula="of:=[.A11]" office:value-type="float" office:value="21.6">
            <text:p>21.600</text:p>
          </table:table-cell>
          <table:table-cell table:style-name="ce1" table:formula="of:=[.B11]-1" office:value-type="float" office:value="0">
            <text:p>0</text:p>
          </table:table-cell>
          <table:table-cell table:style-name="ce7" table:formula="of:=[.A12]" office:value-type="float" office:value="21.6">
            <text:p>21.6000</text:p>
          </table:table-cell>
          <table:table-cell table:style-name="ce3" table:formula="of:=[.D11]" office:value-type="float" office:value="12.2">
            <text:p>12.200</text:p>
          </table:table-cell>
          <table:table-cell table:style-name="ce1" table:formula="of:=[.E11]-1" office:value-type="float" office:value="0">
            <text:p>0</text:p>
          </table:table-cell>
          <table:table-cell table:style-name="ce7" table:formula="of:=[.D12]" office:value-type="float" office:value="12.2">
            <text:p>12.2000</text:p>
          </table:table-cell>
          <table:table-cell table:style-name="ce3" table:formula="of:=[.G11]" office:value-type="float" office:value="12.09">
            <text:p>12.090</text:p>
          </table:table-cell>
          <table:table-cell table:style-name="ce1" table:formula="of:=[.H11]-1" office:value-type="float" office:value="0">
            <text:p>0</text:p>
          </table:table-cell>
          <table:table-cell table:style-name="ce7" table:formula="of:=[.G12]" office:value-type="float" office:value="12.09">
            <text:p>12.0900</text:p>
          </table:table-cell>
          <table:table-cell table:style-name="ce3" table:formula="of:=[.J11]" office:value-type="float" office:value="17.5">
            <text:p>17.500</text:p>
          </table:table-cell>
          <table:table-cell table:style-name="ce1" table:formula="of:=[.K11]-1" office:value-type="float" office:value="0">
            <text:p>0</text:p>
          </table:table-cell>
          <table:table-cell table:style-name="ce7" table:formula="of:=[.J12]" office:value-type="float" office:value="17.5">
            <text:p>17.5000</text:p>
          </table:table-cell>
          <table:table-cell table:style-name="ce3" table:formula="of:=[.M11]" office:value-type="float" office:value="14.47">
            <text:p>14.470</text:p>
          </table:table-cell>
          <table:table-cell table:style-name="ce1" table:formula="of:=[.N11]-1" office:value-type="float" office:value="0">
            <text:p>0</text:p>
          </table:table-cell>
          <table:table-cell table:style-name="ce7" table:formula="of:=[.M12]" office:value-type="float" office:value="14.47">
            <text:p>14.4700</text:p>
          </table:table-cell>
          <table:table-cell table:style-name="ce3" table:formula="of:=[.P11]" office:value-type="float" office:value="29.21">
            <text:p>29.210</text:p>
          </table:table-cell>
          <table:table-cell table:style-name="ce1" table:formula="of:=[.Q11]-1" office:value-type="float" office:value="0">
            <text:p>0</text:p>
          </table:table-cell>
          <table:table-cell table:style-name="ce7" table:formula="of:=[.P12]" office:value-type="float" office:value="29.21">
            <text:p>29.2100</text:p>
          </table:table-cell>
          <table:table-cell table:style-name="ce3" table:formula="of:=[.S11]" office:value-type="float" office:value="31.97">
            <text:p>31.970</text:p>
          </table:table-cell>
          <table:table-cell table:style-name="ce1" table:formula="of:=[.T11]-1" office:value-type="float" office:value="0">
            <text:p>0</text:p>
          </table:table-cell>
          <table:table-cell table:style-name="ce7" table:formula="of:=[.S12]" office:value-type="float" office:value="31.97">
            <text:p>31.9700</text:p>
          </table:table-cell>
          <table:table-cell table:style-name="ce3" table:formula="of:=[.V11]" office:value-type="float" office:value="88.5">
            <text:p>88.500</text:p>
          </table:table-cell>
          <table:table-cell table:style-name="ce1" table:formula="of:=[.W11]-1" office:value-type="float" office:value="0">
            <text:p>0</text:p>
          </table:table-cell>
          <table:table-cell table:style-name="ce7" table:formula="of:=[.V12]" office:value-type="float" office:value="88.5">
            <text:p>88.5000</text:p>
          </table:table-cell>
          <table:table-cell table:style-name="ce3" table:formula="of:=[.Y11]" office:value-type="float" office:value="33.6">
            <text:p>33.600</text:p>
          </table:table-cell>
          <table:table-cell table:style-name="ce1" table:formula="of:=[.Z11]-1" office:value-type="float" office:value="0">
            <text:p>0</text:p>
          </table:table-cell>
          <table:table-cell table:style-name="ce7" table:formula="of:=[.Y12]" office:value-type="float" office:value="33.6">
            <text:p>33.6000</text:p>
          </table:table-cell>
          <table:table-cell table:style-name="ce1" table:number-columns-repeated="997"/>
        </table:table-row>
        <table:table-row table:style-name="ro1">
          <table:table-cell table:style-name="ce3" table:formula="of:=[.A12]" office:value-type="float" office:value="21.6">
            <text:p>21.600</text:p>
          </table:table-cell>
          <table:table-cell table:style-name="ce5" table:formula="of:=[.B12]-1" office:value-type="float" office:value="-1">
            <text:p>-1</text:p>
          </table:table-cell>
          <table:table-cell table:style-name="ce9" table:formula="of:=[.C12]/1.01" office:value-type="float" office:value="21.3861386138614">
            <text:p>21.3861</text:p>
          </table:table-cell>
          <table:table-cell table:style-name="ce3" table:formula="of:=[.D12]" office:value-type="float" office:value="12.2">
            <text:p>12.200</text:p>
          </table:table-cell>
          <table:table-cell table:style-name="ce5" table:formula="of:=[.E12]-1" office:value-type="float" office:value="-1">
            <text:p>-1</text:p>
          </table:table-cell>
          <table:table-cell table:style-name="ce9" table:formula="of:=[.F12]/1.01" office:value-type="float" office:value="12.0792079207921">
            <text:p>12.0792</text:p>
          </table:table-cell>
          <table:table-cell table:style-name="ce3" table:formula="of:=[.G12]" office:value-type="float" office:value="12.09">
            <text:p>12.090</text:p>
          </table:table-cell>
          <table:table-cell table:style-name="ce5" table:formula="of:=[.H12]-1" office:value-type="float" office:value="-1">
            <text:p>-1</text:p>
          </table:table-cell>
          <table:table-cell table:style-name="ce9" table:formula="of:=[.I12]/1.01" office:value-type="float" office:value="11.970297029703">
            <text:p>11.9703</text:p>
          </table:table-cell>
          <table:table-cell table:style-name="ce3" table:formula="of:=[.J12]" office:value-type="float" office:value="17.5">
            <text:p>17.500</text:p>
          </table:table-cell>
          <table:table-cell table:style-name="ce5" table:formula="of:=[.K12]-1" office:value-type="float" office:value="-1">
            <text:p>-1</text:p>
          </table:table-cell>
          <table:table-cell table:style-name="ce9" table:formula="of:=[.L12]/1.01" office:value-type="float" office:value="17.3267326732673">
            <text:p>17.3267</text:p>
          </table:table-cell>
          <table:table-cell table:style-name="ce3" table:formula="of:=[.M12]" office:value-type="float" office:value="14.47">
            <text:p>14.470</text:p>
          </table:table-cell>
          <table:table-cell table:style-name="ce5" table:formula="of:=[.N12]-1" office:value-type="float" office:value="-1">
            <text:p>-1</text:p>
          </table:table-cell>
          <table:table-cell table:style-name="ce9" table:formula="of:=[.O12]/1.01" office:value-type="float" office:value="14.3267326732673">
            <text:p>14.3267</text:p>
          </table:table-cell>
          <table:table-cell table:style-name="ce3" table:formula="of:=[.P12]" office:value-type="float" office:value="29.21">
            <text:p>29.210</text:p>
          </table:table-cell>
          <table:table-cell table:style-name="ce5" table:formula="of:=[.Q12]-1" office:value-type="float" office:value="-1">
            <text:p>-1</text:p>
          </table:table-cell>
          <table:table-cell table:style-name="ce9" table:formula="of:=[.R12]/1.01" office:value-type="float" office:value="28.9207920792079">
            <text:p>28.9208</text:p>
          </table:table-cell>
          <table:table-cell table:style-name="ce3" table:formula="of:=[.S12]" office:value-type="float" office:value="31.97">
            <text:p>31.970</text:p>
          </table:table-cell>
          <table:table-cell table:style-name="ce5" table:formula="of:=[.T12]-1" office:value-type="float" office:value="-1">
            <text:p>-1</text:p>
          </table:table-cell>
          <table:table-cell table:style-name="ce9" table:formula="of:=[.U12]/1.01" office:value-type="float" office:value="31.6534653465346">
            <text:p>31.6535</text:p>
          </table:table-cell>
          <table:table-cell table:style-name="ce3" table:formula="of:=[.V12]" office:value-type="float" office:value="88.5">
            <text:p>88.500</text:p>
          </table:table-cell>
          <table:table-cell table:style-name="ce5" table:formula="of:=[.W12]-1" office:value-type="float" office:value="-1">
            <text:p>-1</text:p>
          </table:table-cell>
          <table:table-cell table:style-name="ce9" table:formula="of:=[.X12]/1.01" office:value-type="float" office:value="87.6237623762376">
            <text:p>87.6238</text:p>
          </table:table-cell>
          <table:table-cell table:style-name="ce3" table:formula="of:=[.Y12]" office:value-type="float" office:value="33.6">
            <text:p>33.600</text:p>
          </table:table-cell>
          <table:table-cell table:style-name="ce5" table:formula="of:=[.Z12]-1" office:value-type="float" office:value="-1">
            <text:p>-1</text:p>
          </table:table-cell>
          <table:table-cell table:style-name="ce9" table:formula="of:=[.AA12]/1.01" office:value-type="float" office:value="33.2673267326733">
            <text:p>33.2673</text:p>
          </table:table-cell>
          <table:table-cell table:number-columns-repeated="997"/>
        </table:table-row>
        <table:table-row table:style-name="ro1">
          <table:table-cell table:style-name="ce3" table:formula="of:=[.A13]" office:value-type="float" office:value="21.6">
            <text:p>21.600</text:p>
          </table:table-cell>
          <table:table-cell table:style-name="ce5" table:formula="of:=[.B13]-1" office:value-type="float" office:value="-2">
            <text:p>-2</text:p>
          </table:table-cell>
          <table:table-cell table:style-name="ce9" table:formula="of:=[.C13]/1.01" office:value-type="float" office:value="21.1743946671895">
            <text:p>21.1744</text:p>
          </table:table-cell>
          <table:table-cell table:style-name="ce3" table:formula="of:=[.D13]" office:value-type="float" office:value="12.2">
            <text:p>12.200</text:p>
          </table:table-cell>
          <table:table-cell table:style-name="ce5" table:formula="of:=[.E13]-1" office:value-type="float" office:value="-2">
            <text:p>-2</text:p>
          </table:table-cell>
          <table:table-cell table:style-name="ce9" table:formula="of:=[.F13]/1.01" office:value-type="float" office:value="11.9596118027644">
            <text:p>11.9596</text:p>
          </table:table-cell>
          <table:table-cell table:style-name="ce3" table:formula="of:=[.G13]" office:value-type="float" office:value="12.09">
            <text:p>12.090</text:p>
          </table:table-cell>
          <table:table-cell table:style-name="ce5" table:formula="of:=[.H13]-1" office:value-type="float" office:value="-2">
            <text:p>-2</text:p>
          </table:table-cell>
          <table:table-cell table:style-name="ce9" table:formula="of:=[.I13]/1.01" office:value-type="float" office:value="11.8517792373297">
            <text:p>11.8518</text:p>
          </table:table-cell>
          <table:table-cell table:style-name="ce3" table:formula="of:=[.J13]" office:value-type="float" office:value="17.5">
            <text:p>17.500</text:p>
          </table:table-cell>
          <table:table-cell table:style-name="ce5" table:formula="of:=[.K13]-1" office:value-type="float" office:value="-2">
            <text:p>-2</text:p>
          </table:table-cell>
          <table:table-cell table:style-name="ce9" table:formula="of:=[.L13]/1.01" office:value-type="float" office:value="17.1551808646211">
            <text:p>17.1552</text:p>
          </table:table-cell>
          <table:table-cell table:style-name="ce3" table:formula="of:=[.M13]" office:value-type="float" office:value="14.47">
            <text:p>14.470</text:p>
          </table:table-cell>
          <table:table-cell table:style-name="ce5" table:formula="of:=[.N13]-1" office:value-type="float" office:value="-2">
            <text:p>-2</text:p>
          </table:table-cell>
          <table:table-cell table:style-name="ce9" table:formula="of:=[.O13]/1.01" office:value-type="float" office:value="14.1848838349181">
            <text:p>14.1849</text:p>
          </table:table-cell>
          <table:table-cell table:style-name="ce3" table:formula="of:=[.P13]" office:value-type="float" office:value="29.21">
            <text:p>29.210</text:p>
          </table:table-cell>
          <table:table-cell table:style-name="ce5" table:formula="of:=[.Q13]-1" office:value-type="float" office:value="-2">
            <text:p>-2</text:p>
          </table:table-cell>
          <table:table-cell table:style-name="ce9" table:formula="of:=[.R13]/1.01" office:value-type="float" office:value="28.6344476031762">
            <text:p>28.6344</text:p>
          </table:table-cell>
          <table:table-cell table:style-name="ce3" table:formula="of:=[.S13]" office:value-type="float" office:value="31.97">
            <text:p>31.970</text:p>
          </table:table-cell>
          <table:table-cell table:style-name="ce5" table:formula="of:=[.T13]-1" office:value-type="float" office:value="-2">
            <text:p>-2</text:p>
          </table:table-cell>
          <table:table-cell table:style-name="ce9" table:formula="of:=[.U13]/1.01" office:value-type="float" office:value="31.3400646995393">
            <text:p>31.3401</text:p>
          </table:table-cell>
          <table:table-cell table:style-name="ce3" table:formula="of:=[.V13]" office:value-type="float" office:value="88.5">
            <text:p>88.500</text:p>
          </table:table-cell>
          <table:table-cell table:style-name="ce5" table:formula="of:=[.W13]-1" office:value-type="float" office:value="-2">
            <text:p>-2</text:p>
          </table:table-cell>
          <table:table-cell table:style-name="ce9" table:formula="of:=[.X13]/1.01" office:value-type="float" office:value="86.7562003725125">
            <text:p>86.7562</text:p>
          </table:table-cell>
          <table:table-cell table:style-name="ce3" table:formula="of:=[.Y13]" office:value-type="float" office:value="33.6">
            <text:p>33.600</text:p>
          </table:table-cell>
          <table:table-cell table:style-name="ce5" table:formula="of:=[.Z13]-1" office:value-type="float" office:value="-2">
            <text:p>-2</text:p>
          </table:table-cell>
          <table:table-cell table:style-name="ce9" table:formula="of:=[.AA13]/1.01" office:value-type="float" office:value="32.9379472600725">
            <text:p>32.9379</text:p>
          </table:table-cell>
          <table:table-cell table:number-columns-repeated="997"/>
        </table:table-row>
        <table:table-row table:style-name="ro1">
          <table:table-cell table:style-name="ce3" table:formula="of:=[.A14]" office:value-type="float" office:value="21.6">
            <text:p>21.6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20.9647471952371">
            <text:p>20.9647</text:p>
          </table:table-cell>
          <table:table-cell table:style-name="ce3" table:formula="of:=[.D14]" office:value-type="float" office:value="12.2">
            <text:p>12.200</text:p>
          </table:table-cell>
          <table:table-cell table:formula="of:=[.E14]-1" office:value-type="float" office:value="-3">
            <text:p>-3</text:p>
          </table:table-cell>
          <table:table-cell table:style-name="ce6" table:formula="of:=[.F14]/1.01" office:value-type="float" office:value="11.8411998047173">
            <text:p>11.8412</text:p>
          </table:table-cell>
          <table:table-cell table:style-name="ce3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6" table:formula="of:=[.I14]/1.01" office:value-type="float" office:value="11.7344348884452">
            <text:p>11.7344</text:p>
          </table:table-cell>
          <table:table-cell table:style-name="ce3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6" table:formula="of:=[.L14]/1.01" office:value-type="float" office:value="16.9853275887338">
            <text:p>16.9853</text:p>
          </table:table-cell>
          <table:table-cell table:style-name="ce3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6" table:formula="of:=[.O14]/1.01" office:value-type="float" office:value="14.044439440513">
            <text:p>14.0444</text:p>
          </table:table-cell>
          <table:table-cell table:style-name="ce3" table:formula="of:=[.P14]" office:value-type="float" office:value="29.21">
            <text:p>29.210</text:p>
          </table:table-cell>
          <table:table-cell table:formula="of:=[.Q14]-1" office:value-type="float" office:value="-3">
            <text:p>-3</text:p>
          </table:table-cell>
          <table:table-cell table:style-name="ce6" table:formula="of:=[.R14]/1.01" office:value-type="float" office:value="28.3509382209665">
            <text:p>28.3509</text:p>
          </table:table-cell>
          <table:table-cell table:style-name="ce3" table:formula="of:=[.S14]" office:value-type="float" office:value="31.97">
            <text:p>31.970</text:p>
          </table:table-cell>
          <table:table-cell table:formula="of:=[.T14]-1" office:value-type="float" office:value="-3">
            <text:p>-3</text:p>
          </table:table-cell>
          <table:table-cell table:style-name="ce6" table:formula="of:=[.U14]/1.01" office:value-type="float" office:value="31.0297670292468">
            <text:p>31.0298</text:p>
          </table:table-cell>
          <table:table-cell table:style-name="ce3" table:formula="of:=[.V14]" office:value-type="float" office:value="88.5">
            <text:p>88.500</text:p>
          </table:table-cell>
          <table:table-cell table:formula="of:=[.W14]-1" office:value-type="float" office:value="-3">
            <text:p>-3</text:p>
          </table:table-cell>
          <table:table-cell table:style-name="ce6" table:formula="of:=[.X14]/1.01" office:value-type="float" office:value="85.8972280915965">
            <text:p>85.8972</text:p>
          </table:table-cell>
          <table:table-cell table:style-name="ce3" table:formula="of:=[.Y14]" office:value-type="float" office:value="33.6">
            <text:p>33.600</text:p>
          </table:table-cell>
          <table:table-cell table:formula="of:=[.Z14]-1" office:value-type="float" office:value="-3">
            <text:p>-3</text:p>
          </table:table-cell>
          <table:table-cell table:style-name="ce6" table:formula="of:=[.AA14]/1.01" office:value-type="float" office:value="32.6118289703689">
            <text:p>32.6118</text:p>
          </table:table-cell>
          <table:table-cell table:number-columns-repeated="997"/>
        </table:table-row>
        <table:table-row table:style-name="ro1">
          <table:table-cell table:style-name="ce3" table:formula="of:=[.A15]" office:value-type="float" office:value="21.6">
            <text:p>21.6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20.7571754408288">
            <text:p>20.7572</text:p>
          </table:table-cell>
          <table:table-cell table:style-name="ce3" table:formula="of:=[.D15]" office:value-type="float" office:value="12.2">
            <text:p>12.200</text:p>
          </table:table-cell>
          <table:table-cell table:formula="of:=[.E15]-1" office:value-type="float" office:value="-4">
            <text:p>-4</text:p>
          </table:table-cell>
          <table:table-cell table:style-name="ce6" table:formula="of:=[.F15]/1.01" office:value-type="float" office:value="11.7239602026904">
            <text:p>11.7240</text:p>
          </table:table-cell>
          <table:table-cell table:style-name="ce3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6" table:formula="of:=[.I15]/1.01" office:value-type="float" office:value="11.6182523647972">
            <text:p>11.6183</text:p>
          </table:table-cell>
          <table:table-cell table:style-name="ce3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6" table:formula="of:=[.L15]/1.01" office:value-type="float" office:value="16.8171560284493">
            <text:p>16.8172</text:p>
          </table:table-cell>
          <table:table-cell table:style-name="ce3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6" table:formula="of:=[.O15]/1.01" office:value-type="float" office:value="13.9053855846664">
            <text:p>13.9054</text:p>
          </table:table-cell>
          <table:table-cell table:style-name="ce3" table:formula="of:=[.P15]" office:value-type="float" office:value="29.21">
            <text:p>29.210</text:p>
          </table:table-cell>
          <table:table-cell table:formula="of:=[.Q15]-1" office:value-type="float" office:value="-4">
            <text:p>-4</text:p>
          </table:table-cell>
          <table:table-cell table:style-name="ce6" table:formula="of:=[.R15]/1.01" office:value-type="float" office:value="28.0702358623431">
            <text:p>28.0702</text:p>
          </table:table-cell>
          <table:table-cell table:style-name="ce3" table:formula="of:=[.S15]" office:value-type="float" office:value="31.97">
            <text:p>31.970</text:p>
          </table:table-cell>
          <table:table-cell table:formula="of:=[.T15]-1" office:value-type="float" office:value="-4">
            <text:p>-4</text:p>
          </table:table-cell>
          <table:table-cell table:style-name="ce6" table:formula="of:=[.U15]/1.01" office:value-type="float" office:value="30.7225416131156">
            <text:p>30.7225</text:p>
          </table:table-cell>
          <table:table-cell table:style-name="ce3" table:formula="of:=[.V15]" office:value-type="float" office:value="88.5">
            <text:p>88.500</text:p>
          </table:table-cell>
          <table:table-cell table:formula="of:=[.W15]-1" office:value-type="float" office:value="-4">
            <text:p>-4</text:p>
          </table:table-cell>
          <table:table-cell table:style-name="ce6" table:formula="of:=[.X15]/1.01" office:value-type="float" office:value="85.0467604867292">
            <text:p>85.0468</text:p>
          </table:table-cell>
          <table:table-cell table:style-name="ce3" table:formula="of:=[.Y15]" office:value-type="float" office:value="33.6">
            <text:p>33.600</text:p>
          </table:table-cell>
          <table:table-cell table:formula="of:=[.Z15]-1" office:value-type="float" office:value="-4">
            <text:p>-4</text:p>
          </table:table-cell>
          <table:table-cell table:style-name="ce6" table:formula="of:=[.AA15]/1.01" office:value-type="float" office:value="32.2889395746226">
            <text:p>32.2889</text:p>
          </table:table-cell>
          <table:table-cell table:number-columns-repeated="997"/>
        </table:table-row>
        <table:table-row table:style-name="ro1">
          <table:table-cell table:style-name="ce3" table:formula="of:=[.A16]" office:value-type="float" office:value="21.6">
            <text:p>21.600</text:p>
          </table:table-cell>
          <table:table-cell table:style-name="ce1" table:formula="of:=[.B16]-1" office:value-type="float" office:value="-5">
            <text:p>-5</text:p>
          </table:table-cell>
          <table:table-cell table:style-name="ce7" table:formula="of:=[.C16]/1.01" office:value-type="float" office:value="20.5516588523058">
            <text:p>20.5517</text:p>
          </table:table-cell>
          <table:table-cell table:style-name="ce3" table:formula="of:=[.D16]" office:value-type="float" office:value="12.2">
            <text:p>12.200</text:p>
          </table:table-cell>
          <table:table-cell table:style-name="ce1" table:formula="of:=[.E16]-1" office:value-type="float" office:value="-5">
            <text:p>-5</text:p>
          </table:table-cell>
          <table:table-cell table:style-name="ce7" table:formula="of:=[.F16]/1.01" office:value-type="float" office:value="11.6078813888023">
            <text:p>11.6079</text:p>
          </table:table-cell>
          <table:table-cell table:style-name="ce3" table:formula="of:=[.G16]" office:value-type="float" office:value="12.09">
            <text:p>12.090</text:p>
          </table:table-cell>
          <table:table-cell table:style-name="ce1" table:formula="of:=[.H16]-1" office:value-type="float" office:value="-5">
            <text:p>-5</text:p>
          </table:table-cell>
          <table:table-cell table:style-name="ce7" table:formula="of:=[.I16]/1.01" office:value-type="float" office:value="11.5032201631656">
            <text:p>11.5032</text:p>
          </table:table-cell>
          <table:table-cell table:style-name="ce3" table:formula="of:=[.J16]" office:value-type="float" office:value="17.5">
            <text:p>17.500</text:p>
          </table:table-cell>
          <table:table-cell table:style-name="ce1" table:formula="of:=[.K16]-1" office:value-type="float" office:value="-5">
            <text:p>-5</text:p>
          </table:table-cell>
          <table:table-cell table:style-name="ce7" table:formula="of:=[.L16]/1.01" office:value-type="float" office:value="16.6506495331181">
            <text:p>16.6506</text:p>
          </table:table-cell>
          <table:table-cell table:style-name="ce3" table:formula="of:=[.M16]" office:value-type="float" office:value="14.47">
            <text:p>14.470</text:p>
          </table:table-cell>
          <table:table-cell table:style-name="ce1" table:formula="of:=[.N16]-1" office:value-type="float" office:value="-5">
            <text:p>-5</text:p>
          </table:table-cell>
          <table:table-cell table:style-name="ce7" table:formula="of:=[.O16]/1.01" office:value-type="float" office:value="13.7677084996697">
            <text:p>13.7677</text:p>
          </table:table-cell>
          <table:table-cell table:style-name="ce3" table:formula="of:=[.P16]" office:value-type="float" office:value="29.21">
            <text:p>29.210</text:p>
          </table:table-cell>
          <table:table-cell table:style-name="ce1" table:formula="of:=[.Q16]-1" office:value-type="float" office:value="-5">
            <text:p>-5</text:p>
          </table:table-cell>
          <table:table-cell table:style-name="ce7" table:formula="of:=[.R16]/1.01" office:value-type="float" office:value="27.7923127349931">
            <text:p>27.7923</text:p>
          </table:table-cell>
          <table:table-cell table:style-name="ce3" table:formula="of:=[.S16]" office:value-type="float" office:value="31.97">
            <text:p>31.970</text:p>
          </table:table-cell>
          <table:table-cell table:style-name="ce1" table:formula="of:=[.T16]-1" office:value-type="float" office:value="-5">
            <text:p>-5</text:p>
          </table:table-cell>
          <table:table-cell table:style-name="ce7" table:formula="of:=[.U16]/1.01" office:value-type="float" office:value="30.4183580327878">
            <text:p>30.4184</text:p>
          </table:table-cell>
          <table:table-cell table:style-name="ce3" table:formula="of:=[.V16]" office:value-type="float" office:value="88.5">
            <text:p>88.500</text:p>
          </table:table-cell>
          <table:table-cell table:style-name="ce1" table:formula="of:=[.W16]-1" office:value-type="float" office:value="-5">
            <text:p>-5</text:p>
          </table:table-cell>
          <table:table-cell table:style-name="ce7" table:formula="of:=[.X16]/1.01" office:value-type="float" office:value="84.2047133531973">
            <text:p>84.2047</text:p>
          </table:table-cell>
          <table:table-cell table:style-name="ce3" table:formula="of:=[.Y16]" office:value-type="float" office:value="33.6">
            <text:p>33.600</text:p>
          </table:table-cell>
          <table:table-cell table:style-name="ce1" table:formula="of:=[.Z16]-1" office:value-type="float" office:value="-5">
            <text:p>-5</text:p>
          </table:table-cell>
          <table:table-cell table:style-name="ce7" table:formula="of:=[.AA16]/1.01" office:value-type="float" office:value="31.9692471035868">
            <text:p>31.9692</text:p>
          </table:table-cell>
          <table:table-cell table:style-name="ce1" table:number-columns-repeated="997"/>
        </table:table-row>
        <table:table-row table:style-name="ro1">
          <table:table-cell table:style-name="ce3" table:formula="of:=[.A17]" office:value-type="float" office:value="21.6">
            <text:p>21.6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20.3481770814909">
            <text:p>20.3482</text:p>
          </table:table-cell>
          <table:table-cell table:style-name="ce3" table:formula="of:=[.D17]" office:value-type="float" office:value="12.2">
            <text:p>12.200</text:p>
          </table:table-cell>
          <table:table-cell table:formula="of:=[.E17]-1" office:value-type="float" office:value="-6">
            <text:p>-6</text:p>
          </table:table-cell>
          <table:table-cell table:style-name="ce6" table:formula="of:=[.F17]/1.01" office:value-type="float" office:value="11.4929518701013">
            <text:p>11.4930</text:p>
          </table:table-cell>
          <table:table-cell table:style-name="ce3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6" table:formula="of:=[.I17]/1.01" office:value-type="float" office:value="11.3893268942234">
            <text:p>11.3893</text:p>
          </table:table-cell>
          <table:table-cell table:style-name="ce3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6" table:formula="of:=[.L17]/1.01" office:value-type="float" office:value="16.4857916169486">
            <text:p>16.4858</text:p>
          </table:table-cell>
          <table:table-cell table:style-name="ce3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6" table:formula="of:=[.O17]/1.01" office:value-type="float" office:value="13.6313945541284">
            <text:p>13.6314</text:p>
          </table:table-cell>
          <table:table-cell table:style-name="ce3" table:formula="of:=[.P17]" office:value-type="float" office:value="29.21">
            <text:p>29.210</text:p>
          </table:table-cell>
          <table:table-cell table:formula="of:=[.Q17]-1" office:value-type="float" office:value="-6">
            <text:p>-6</text:p>
          </table:table-cell>
          <table:table-cell table:style-name="ce6" table:formula="of:=[.R17]/1.01" office:value-type="float" office:value="27.5171413217754">
            <text:p>27.5171</text:p>
          </table:table-cell>
          <table:table-cell table:style-name="ce3" table:formula="of:=[.S17]" office:value-type="float" office:value="31.97">
            <text:p>31.970</text:p>
          </table:table-cell>
          <table:table-cell table:formula="of:=[.T17]-1" office:value-type="float" office:value="-6">
            <text:p>-6</text:p>
          </table:table-cell>
          <table:table-cell table:style-name="ce6" table:formula="of:=[.U17]/1.01" office:value-type="float" office:value="30.117186171077">
            <text:p>30.1172</text:p>
          </table:table-cell>
          <table:table-cell table:style-name="ce3" table:formula="of:=[.V17]" office:value-type="float" office:value="88.5">
            <text:p>88.500</text:p>
          </table:table-cell>
          <table:table-cell table:formula="of:=[.W17]-1" office:value-type="float" office:value="-6">
            <text:p>-6</text:p>
          </table:table-cell>
          <table:table-cell table:style-name="ce6" table:formula="of:=[.X17]/1.01" office:value-type="float" office:value="83.3710033199973">
            <text:p>83.3710</text:p>
          </table:table-cell>
          <table:table-cell table:style-name="ce3" table:formula="of:=[.Y17]" office:value-type="float" office:value="33.6">
            <text:p>33.600</text:p>
          </table:table-cell>
          <table:table-cell table:formula="of:=[.Z17]-1" office:value-type="float" office:value="-6">
            <text:p>-6</text:p>
          </table:table-cell>
          <table:table-cell table:style-name="ce6" table:formula="of:=[.AA17]/1.01" office:value-type="float" office:value="31.6527199045413">
            <text:p>31.6527</text:p>
          </table:table-cell>
          <table:table-cell table:number-columns-repeated="997"/>
        </table:table-row>
        <table:table-row table:style-name="ro1">
          <table:table-cell table:style-name="ce3" table:formula="of:=[.A18]" office:value-type="float" office:value="21.6">
            <text:p>21.6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20.1467099816741">
            <text:p>20.1467</text:p>
          </table:table-cell>
          <table:table-cell table:style-name="ce3" table:formula="of:=[.D18]" office:value-type="float" office:value="12.2">
            <text:p>12.200</text:p>
          </table:table-cell>
          <table:table-cell table:formula="of:=[.E18]-1" office:value-type="float" office:value="-7">
            <text:p>-7</text:p>
          </table:table-cell>
          <table:table-cell table:style-name="ce6" table:formula="of:=[.F18]/1.01" office:value-type="float" office:value="11.3791602674271">
            <text:p>11.3792</text:p>
          </table:table-cell>
          <table:table-cell table:style-name="ce3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6" table:formula="of:=[.I18]/1.01" office:value-type="float" office:value="11.2765612814093">
            <text:p>11.2766</text:p>
          </table:table-cell>
          <table:table-cell table:style-name="ce3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6" table:formula="of:=[.L18]/1.01" office:value-type="float" office:value="16.3225659573749">
            <text:p>16.3226</text:p>
          </table:table-cell>
          <table:table-cell table:style-name="ce3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6" table:formula="of:=[.O18]/1.01" office:value-type="float" office:value="13.4964302516123">
            <text:p>13.4964</text:p>
          </table:table-cell>
          <table:table-cell table:style-name="ce3" table:formula="of:=[.P18]" office:value-type="float" office:value="29.21">
            <text:p>29.210</text:p>
          </table:table-cell>
          <table:table-cell table:formula="of:=[.Q18]-1" office:value-type="float" office:value="-7">
            <text:p>-7</text:p>
          </table:table-cell>
          <table:table-cell table:style-name="ce6" table:formula="of:=[.R18]/1.01" office:value-type="float" office:value="27.2446943779954">
            <text:p>27.2447</text:p>
          </table:table-cell>
          <table:table-cell table:style-name="ce3" table:formula="of:=[.S18]" office:value-type="float" office:value="31.97">
            <text:p>31.970</text:p>
          </table:table-cell>
          <table:table-cell table:formula="of:=[.T18]-1" office:value-type="float" office:value="-7">
            <text:p>-7</text:p>
          </table:table-cell>
          <table:table-cell table:style-name="ce6" table:formula="of:=[.U18]/1.01" office:value-type="float" office:value="29.8189962089871">
            <text:p>29.8190</text:p>
          </table:table-cell>
          <table:table-cell table:style-name="ce3" table:formula="of:=[.V18]" office:value-type="float" office:value="88.5">
            <text:p>88.500</text:p>
          </table:table-cell>
          <table:table-cell table:formula="of:=[.W18]-1" office:value-type="float" office:value="-7">
            <text:p>-7</text:p>
          </table:table-cell>
          <table:table-cell table:style-name="ce6" table:formula="of:=[.X18]/1.01" office:value-type="float" office:value="82.5455478415815">
            <text:p>82.5455</text:p>
          </table:table-cell>
          <table:table-cell table:style-name="ce3" table:formula="of:=[.Y18]" office:value-type="float" office:value="33.6">
            <text:p>33.600</text:p>
          </table:table-cell>
          <table:table-cell table:formula="of:=[.Z18]-1" office:value-type="float" office:value="-7">
            <text:p>-7</text:p>
          </table:table-cell>
          <table:table-cell table:style-name="ce6" table:formula="of:=[.AA18]/1.01" office:value-type="float" office:value="31.3393266381598">
            <text:p>31.3393</text:p>
          </table:table-cell>
          <table:table-cell table:number-columns-repeated="997"/>
        </table:table-row>
        <table:table-row table:style-name="ro1">
          <table:table-cell table:style-name="ce3" table:formula="of:=[.A19]" office:value-type="float" office:value="21.6">
            <text:p>21.6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9.9472376056179">
            <text:p>19.9472</text:p>
          </table:table-cell>
          <table:table-cell table:style-name="ce3" table:formula="of:=[.D19]" office:value-type="float" office:value="12.2">
            <text:p>12.200</text:p>
          </table:table-cell>
          <table:table-cell table:formula="of:=[.E19]-1" office:value-type="float" office:value="-8">
            <text:p>-8</text:p>
          </table:table-cell>
          <table:table-cell table:style-name="ce6" table:formula="of:=[.F19]/1.01" office:value-type="float" office:value="11.2664953142842">
            <text:p>11.2665</text:p>
          </table:table-cell>
          <table:table-cell table:style-name="ce3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6" table:formula="of:=[.I19]/1.01" office:value-type="float" office:value="11.1649121598112">
            <text:p>11.1649</text:p>
          </table:table-cell>
          <table:table-cell table:style-name="ce3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6" table:formula="of:=[.L19]/1.01" office:value-type="float" office:value="16.1609563934405">
            <text:p>16.1610</text:p>
          </table:table-cell>
          <table:table-cell table:style-name="ce3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6" table:formula="of:=[.O19]/1.01" office:value-type="float" office:value="13.3628022293191">
            <text:p>13.3628</text:p>
          </table:table-cell>
          <table:table-cell table:style-name="ce3" table:formula="of:=[.P19]" office:value-type="float" office:value="29.21">
            <text:p>29.210</text:p>
          </table:table-cell>
          <table:table-cell table:formula="of:=[.Q19]-1" office:value-type="float" office:value="-8">
            <text:p>-8</text:p>
          </table:table-cell>
          <table:table-cell table:style-name="ce6" table:formula="of:=[.R19]/1.01" office:value-type="float" office:value="26.9749449287083">
            <text:p>26.9749</text:p>
          </table:table-cell>
          <table:table-cell table:style-name="ce3" table:formula="of:=[.S19]" office:value-type="float" office:value="31.97">
            <text:p>31.970</text:p>
          </table:table-cell>
          <table:table-cell table:formula="of:=[.T19]-1" office:value-type="float" office:value="-8">
            <text:p>-8</text:p>
          </table:table-cell>
          <table:table-cell table:style-name="ce6" table:formula="of:=[.U19]/1.01" office:value-type="float" office:value="29.5237586227595">
            <text:p>29.5238</text:p>
          </table:table-cell>
          <table:table-cell table:style-name="ce3" table:formula="of:=[.V19]" office:value-type="float" office:value="88.5">
            <text:p>88.500</text:p>
          </table:table-cell>
          <table:table-cell table:formula="of:=[.W19]-1" office:value-type="float" office:value="-8">
            <text:p>-8</text:p>
          </table:table-cell>
          <table:table-cell table:style-name="ce6" table:formula="of:=[.X19]/1.01" office:value-type="float" office:value="81.7282651896846">
            <text:p>81.7283</text:p>
          </table:table-cell>
          <table:table-cell table:style-name="ce3" table:formula="of:=[.Y19]" office:value-type="float" office:value="33.6">
            <text:p>33.600</text:p>
          </table:table-cell>
          <table:table-cell table:formula="of:=[.Z19]-1" office:value-type="float" office:value="-8">
            <text:p>-8</text:p>
          </table:table-cell>
          <table:table-cell table:style-name="ce6" table:formula="of:=[.AA19]/1.01" office:value-type="float" office:value="31.0290362754057">
            <text:p>31.0290</text:p>
          </table:table-cell>
          <table:table-cell table:number-columns-repeated="997"/>
        </table:table-row>
        <table:table-row table:style-name="ro1">
          <table:table-cell table:style-name="ce3" table:formula="of:=[.A20]" office:value-type="float" office:value="21.6">
            <text:p>21.6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9.7497402035821">
            <text:p>19.7497</text:p>
          </table:table-cell>
          <table:table-cell table:style-name="ce3" table:formula="of:=[.D20]" office:value-type="float" office:value="12.2">
            <text:p>12.200</text:p>
          </table:table-cell>
          <table:table-cell table:formula="of:=[.E20]-1" office:value-type="float" office:value="-9">
            <text:p>-9</text:p>
          </table:table-cell>
          <table:table-cell table:style-name="ce6" table:formula="of:=[.F20]/1.01" office:value-type="float" office:value="11.1549458557269">
            <text:p>11.1549</text:p>
          </table:table-cell>
          <table:table-cell table:style-name="ce3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6" table:formula="of:=[.I20]/1.01" office:value-type="float" office:value="11.0543684750605">
            <text:p>11.0544</text:p>
          </table:table-cell>
          <table:table-cell table:style-name="ce3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6" table:formula="of:=[.L20]/1.01" office:value-type="float" office:value="16.0009469241985">
            <text:p>16.0009</text:p>
          </table:table-cell>
          <table:table-cell table:style-name="ce3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6" table:formula="of:=[.O20]/1.01" office:value-type="float" office:value="13.2304972567515">
            <text:p>13.2305</text:p>
          </table:table-cell>
          <table:table-cell table:style-name="ce3" table:formula="of:=[.P20]" office:value-type="float" office:value="29.21">
            <text:p>29.210</text:p>
          </table:table-cell>
          <table:table-cell table:formula="of:=[.Q20]-1" office:value-type="float" office:value="-9">
            <text:p>-9</text:p>
          </table:table-cell>
          <table:table-cell table:style-name="ce6" table:formula="of:=[.R20]/1.01" office:value-type="float" office:value="26.7078662660479">
            <text:p>26.7079</text:p>
          </table:table-cell>
          <table:table-cell table:style-name="ce3" table:formula="of:=[.S20]" office:value-type="float" office:value="31.97">
            <text:p>31.970</text:p>
          </table:table-cell>
          <table:table-cell table:formula="of:=[.T20]-1" office:value-type="float" office:value="-9">
            <text:p>-9</text:p>
          </table:table-cell>
          <table:table-cell table:style-name="ce6" table:formula="of:=[.U20]/1.01" office:value-type="float" office:value="29.23144418095">
            <text:p>29.2314</text:p>
          </table:table-cell>
          <table:table-cell table:style-name="ce3" table:formula="of:=[.V20]" office:value-type="float" office:value="88.5">
            <text:p>88.500</text:p>
          </table:table-cell>
          <table:table-cell table:formula="of:=[.W20]-1" office:value-type="float" office:value="-9">
            <text:p>-9</text:p>
          </table:table-cell>
          <table:table-cell table:style-name="ce6" table:formula="of:=[.X20]/1.01" office:value-type="float" office:value="80.9190744452323">
            <text:p>80.9191</text:p>
          </table:table-cell>
          <table:table-cell table:style-name="ce3" table:formula="of:=[.Y20]" office:value-type="float" office:value="33.6">
            <text:p>33.600</text:p>
          </table:table-cell>
          <table:table-cell table:formula="of:=[.Z20]-1" office:value-type="float" office:value="-9">
            <text:p>-9</text:p>
          </table:table-cell>
          <table:table-cell table:style-name="ce6" table:formula="of:=[.AA20]/1.01" office:value-type="float" office:value="30.7218180944611">
            <text:p>30.7218</text:p>
          </table:table-cell>
          <table:table-cell table:number-columns-repeated="997"/>
        </table:table-row>
        <table:table-row table:style-name="ro1">
          <table:table-cell table:style-name="ce3" table:formula="of:=[.A21]" office:value-type="float" office:value="21.6">
            <text:p>21.6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9.5541982213684">
            <text:p>19.5542</text:p>
          </table:table-cell>
          <table:table-cell table:style-name="ce3" table:formula="of:=[.D21]" office:value-type="float" office:value="12.2">
            <text:p>12.200</text:p>
          </table:table-cell>
          <table:table-cell table:formula="of:=[.E21]-1" office:value-type="float" office:value="-10">
            <text:p>-10</text:p>
          </table:table-cell>
          <table:table-cell table:style-name="ce6" table:formula="of:=[.F21]/1.01" office:value-type="float" office:value="11.0445008472544">
            <text:p>11.0445</text:p>
          </table:table-cell>
          <table:table-cell table:style-name="ce3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6" table:formula="of:=[.I21]/1.01" office:value-type="float" office:value="10.9449192822382">
            <text:p>10.9449</text:p>
          </table:table-cell>
          <table:table-cell table:style-name="ce3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6" table:formula="of:=[.L21]/1.01" office:value-type="float" office:value="15.8425217071272">
            <text:p>15.8425</text:p>
          </table:table-cell>
          <table:table-cell table:style-name="ce3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6" table:formula="of:=[.O21]/1.01" office:value-type="float" office:value="13.0995022344075">
            <text:p>13.0995</text:p>
          </table:table-cell>
          <table:table-cell table:style-name="ce3" table:formula="of:=[.P21]" office:value-type="float" office:value="29.21">
            <text:p>29.210</text:p>
          </table:table-cell>
          <table:table-cell table:formula="of:=[.Q21]-1" office:value-type="float" office:value="-10">
            <text:p>-10</text:p>
          </table:table-cell>
          <table:table-cell table:style-name="ce6" table:formula="of:=[.R21]/1.01" office:value-type="float" office:value="26.443431946582">
            <text:p>26.4434</text:p>
          </table:table-cell>
          <table:table-cell table:style-name="ce3" table:formula="of:=[.S21]" office:value-type="float" office:value="31.97">
            <text:p>31.970</text:p>
          </table:table-cell>
          <table:table-cell table:formula="of:=[.T21]-1" office:value-type="float" office:value="-10">
            <text:p>-10</text:p>
          </table:table-cell>
          <table:table-cell table:style-name="ce6" table:formula="of:=[.U21]/1.01" office:value-type="float" office:value="28.9420239415347">
            <text:p>28.9420</text:p>
          </table:table-cell>
          <table:table-cell table:style-name="ce3" table:formula="of:=[.V21]" office:value-type="float" office:value="88.5">
            <text:p>88.500</text:p>
          </table:table-cell>
          <table:table-cell table:formula="of:=[.W21]-1" office:value-type="float" office:value="-10">
            <text:p>-10</text:p>
          </table:table-cell>
          <table:table-cell table:style-name="ce6" table:formula="of:=[.X21]/1.01" office:value-type="float" office:value="80.117895490329">
            <text:p>80.1179</text:p>
          </table:table-cell>
          <table:table-cell table:style-name="ce3" table:formula="of:=[.Y21]" office:value-type="float" office:value="33.6">
            <text:p>33.600</text:p>
          </table:table-cell>
          <table:table-cell table:formula="of:=[.Z21]-1" office:value-type="float" office:value="-10">
            <text:p>-10</text:p>
          </table:table-cell>
          <table:table-cell table:style-name="ce6" table:formula="of:=[.AA21]/1.01" office:value-type="float" office:value="30.4176416776842">
            <text:p>30.4176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6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6"/>
          <table:table-cell table:style-name="ce1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6"/>
          <table:table-cell table:style-name="ce1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6"/>
          <table:table-cell table:number-columns-repeated="997"/>
        </table:table-row>
        <table:table-row table:style-name="ro1">
          <table:table-cell table:style-name="ce2" office:value-type="float" office:value="87.23">
            <text:p>87.230</text:p>
          </table:table-cell>
          <table:table-cell office:value-type="float" office:value="10">
            <text:p>10</text:p>
          </table:table-cell>
          <table:table-cell table:formula="of:=[.C26]*1.01" office:value-type="float" office:value="96.3561879996194">
            <text:p>96.3562</text:p>
          </table:table-cell>
          <table:table-cell table:style-name="ce2" office:value-type="float" office:value="0.911">
            <text:p>0.911</text:p>
          </table:table-cell>
          <table:table-cell office:value-type="float" office:value="10">
            <text:p>10</text:p>
          </table:table-cell>
          <table:table-cell table:style-name="ce6" table:formula="of:=[.F26]*1.01" office:value-type="float" office:value="1.00631075624961">
            <text:p>1.0063</text:p>
          </table:table-cell>
          <table:table-cell table:style-name="ce2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6" table:formula="of:=[.I26]*1.01" office:value-type="float" office:value="31.6253314505228">
            <text:p>31.6253</text:p>
          </table:table-cell>
          <table:table-cell table:style-name="ce2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6" table:formula="of:=[.L26]*1.01" office:value-type="float" office:value="1.44263649578703">
            <text:p>1.4426</text:p>
          </table:table-cell>
          <table:table-cell table:style-name="ce2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6" table:formula="of:=[.O26]*1.01" office:value-type="float" office:value="1.43490414090915">
            <text:p>1.4349</text:p>
          </table:table-cell>
          <table:table-cell table:style-name="ce2" office:value-type="float" office:value="0.903">
            <text:p>0.903</text:p>
          </table:table-cell>
          <table:table-cell office:value-type="float" office:value="10">
            <text:p>10</text:p>
          </table:table-cell>
          <table:table-cell table:style-name="ce6" table:formula="of:=[.R26]*1.01" office:value-type="float" office:value="0.997473779246318">
            <text:p>0.9975</text:p>
          </table:table-cell>
          <table:table-cell table:style-name="ce2" office:value-type="float" office:value="1.362">
            <text:p>1.362</text:p>
          </table:table-cell>
          <table:table-cell office:value-type="float" office:value="10">
            <text:p>10</text:p>
          </table:table-cell>
          <table:table-cell table:style-name="ce6" table:formula="of:=[.U26]*1.01" office:value-type="float" office:value="1.50449533481006">
            <text:p>1.5045</text:p>
          </table:table-cell>
          <table:table-cell table:style-name="ce2" office:value-type="float" office:value="1.113">
            <text:p>1.113</text:p>
          </table:table-cell>
          <table:table-cell office:value-type="float" office:value="10">
            <text:p>10</text:p>
          </table:table-cell>
          <table:table-cell table:style-name="ce6" table:formula="of:=[.X26]*1.01" office:value-type="float" office:value="1.22944442558267">
            <text:p>1.2294</text:p>
          </table:table-cell>
          <table:table-cell table:style-name="ce2" office:value-type="float" office:value="1.115">
            <text:p>1.115</text:p>
          </table:table-cell>
          <table:table-cell office:value-type="float" office:value="10">
            <text:p>10</text:p>
          </table:table-cell>
          <table:table-cell table:style-name="ce6" table:formula="of:=[.AA26]*1.01" office:value-type="float" office:value="1.23165366983349">
            <text:p>1.2317</text:p>
          </table:table-cell>
          <table:table-cell table:number-columns-repeated="997"/>
        </table:table-row>
        <table:table-row table:style-name="ro1">
          <table:table-cell table:style-name="ce3" table:formula="of:=[.A25]" office:value-type="float" office:value="87.23">
            <text:p>87.23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95.4021663362568">
            <text:p>95.4022</text:p>
          </table:table-cell>
          <table:table-cell table:style-name="ce3" table:formula="of:=[.D25]" office:value-type="float" office:value="0.911">
            <text:p>0.911</text:p>
          </table:table-cell>
          <table:table-cell table:formula="of:=[.E25]-1" office:value-type="float" office:value="9">
            <text:p>9</text:p>
          </table:table-cell>
          <table:table-cell table:style-name="ce6" table:formula="of:=[.F27]*1.01" office:value-type="float" office:value="0.996347283415453">
            <text:p>0.9963</text:p>
          </table:table-cell>
          <table:table-cell table:style-name="ce3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6" table:formula="of:=[.I27]*1.01" office:value-type="float" office:value="31.3122093569532">
            <text:p>31.3122</text:p>
          </table:table-cell>
          <table:table-cell table:style-name="ce3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6" table:formula="of:=[.L27]*1.01" office:value-type="float" office:value="1.42835296612578">
            <text:p>1.4284</text:p>
          </table:table-cell>
          <table:table-cell table:style-name="ce3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6" table:formula="of:=[.O27]*1.01" office:value-type="float" office:value="1.42069716921698">
            <text:p>1.4207</text:p>
          </table:table-cell>
          <table:table-cell table:style-name="ce3" table:formula="of:=[.P25]" office:value-type="float" office:value="0.903">
            <text:p>0.903</text:p>
          </table:table-cell>
          <table:table-cell table:formula="of:=[.Q25]-1" office:value-type="float" office:value="9">
            <text:p>9</text:p>
          </table:table-cell>
          <table:table-cell table:style-name="ce6" table:formula="of:=[.R27]*1.01" office:value-type="float" office:value="0.987597801233978">
            <text:p>0.9876</text:p>
          </table:table-cell>
          <table:table-cell table:style-name="ce3" table:formula="of:=[.S25]" office:value-type="float" office:value="1.362">
            <text:p>1.362</text:p>
          </table:table-cell>
          <table:table-cell table:formula="of:=[.T25]-1" office:value-type="float" office:value="9">
            <text:p>9</text:p>
          </table:table-cell>
          <table:table-cell table:style-name="ce6" table:formula="of:=[.U27]*1.01" office:value-type="float" office:value="1.4895993413961">
            <text:p>1.4896</text:p>
          </table:table-cell>
          <table:table-cell table:style-name="ce3" table:formula="of:=[.V25]" office:value-type="float" office:value="1.113">
            <text:p>1.113</text:p>
          </table:table-cell>
          <table:table-cell table:formula="of:=[.W25]-1" office:value-type="float" office:value="9">
            <text:p>9</text:p>
          </table:table-cell>
          <table:table-cell table:style-name="ce6" table:formula="of:=[.X27]*1.01" office:value-type="float" office:value="1.21727170849769">
            <text:p>1.2173</text:p>
          </table:table-cell>
          <table:table-cell table:style-name="ce3" table:formula="of:=[.Y25]" office:value-type="float" office:value="1.115">
            <text:p>1.115</text:p>
          </table:table-cell>
          <table:table-cell table:formula="of:=[.Z25]-1" office:value-type="float" office:value="9">
            <text:p>9</text:p>
          </table:table-cell>
          <table:table-cell table:style-name="ce6" table:formula="of:=[.AA27]*1.01" office:value-type="float" office:value="1.21945907904306">
            <text:p>1.2195</text:p>
          </table:table-cell>
          <table:table-cell table:number-columns-repeated="997"/>
        </table:table-row>
        <table:table-row table:style-name="ro1">
          <table:table-cell table:style-name="ce3" table:formula="of:=[.A26]" office:value-type="float" office:value="87.23">
            <text:p>87.23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94.4575904319374">
            <text:p>94.4576</text:p>
          </table:table-cell>
          <table:table-cell table:style-name="ce3" table:formula="of:=[.D26]" office:value-type="float" office:value="0.911">
            <text:p>0.911</text:p>
          </table:table-cell>
          <table:table-cell table:formula="of:=[.E26]-1" office:value-type="float" office:value="8">
            <text:p>8</text:p>
          </table:table-cell>
          <table:table-cell table:style-name="ce6" table:formula="of:=[.F28]*1.01" office:value-type="float" office:value="0.986482458827181">
            <text:p>0.9865</text:p>
          </table:table-cell>
          <table:table-cell table:style-name="ce3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6" table:formula="of:=[.I28]*1.01" office:value-type="float" office:value="31.0021874821319">
            <text:p>31.0022</text:p>
          </table:table-cell>
          <table:table-cell table:style-name="ce3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6" table:formula="of:=[.L28]*1.01" office:value-type="float" office:value="1.41421085755027">
            <text:p>1.4142</text:p>
          </table:table-cell>
          <table:table-cell table:style-name="ce3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6" table:formula="of:=[.O28]*1.01" office:value-type="float" office:value="1.40663086061088">
            <text:p>1.4066</text:p>
          </table:table-cell>
          <table:table-cell table:style-name="ce3" table:formula="of:=[.P26]" office:value-type="float" office:value="0.903">
            <text:p>0.903</text:p>
          </table:table-cell>
          <table:table-cell table:formula="of:=[.Q26]-1" office:value-type="float" office:value="8">
            <text:p>8</text:p>
          </table:table-cell>
          <table:table-cell table:style-name="ce6" table:formula="of:=[.R28]*1.01" office:value-type="float" office:value="0.977819605182156">
            <text:p>0.9778</text:p>
          </table:table-cell>
          <table:table-cell table:style-name="ce3" table:formula="of:=[.S26]" office:value-type="float" office:value="1.362">
            <text:p>1.362</text:p>
          </table:table-cell>
          <table:table-cell table:formula="of:=[.T26]-1" office:value-type="float" office:value="8">
            <text:p>8</text:p>
          </table:table-cell>
          <table:table-cell table:style-name="ce6" table:formula="of:=[.U28]*1.01" office:value-type="float" office:value="1.47485083306545">
            <text:p>1.4749</text:p>
          </table:table-cell>
          <table:table-cell table:style-name="ce3" table:formula="of:=[.V26]" office:value-type="float" office:value="1.113">
            <text:p>1.113</text:p>
          </table:table-cell>
          <table:table-cell table:formula="of:=[.W26]-1" office:value-type="float" office:value="8">
            <text:p>8</text:p>
          </table:table-cell>
          <table:table-cell table:style-name="ce6" table:formula="of:=[.X28]*1.01" office:value-type="float" office:value="1.20521951336405">
            <text:p>1.2052</text:p>
          </table:table-cell>
          <table:table-cell table:style-name="ce3" table:formula="of:=[.Y26]" office:value-type="float" office:value="1.115">
            <text:p>1.115</text:p>
          </table:table-cell>
          <table:table-cell table:formula="of:=[.Z26]-1" office:value-type="float" office:value="8">
            <text:p>8</text:p>
          </table:table-cell>
          <table:table-cell table:style-name="ce6" table:formula="of:=[.AA28]*1.01" office:value-type="float" office:value="1.20738522677531">
            <text:p>1.2074</text:p>
          </table:table-cell>
          <table:table-cell table:number-columns-repeated="997"/>
        </table:table-row>
        <table:table-row table:style-name="ro1">
          <table:table-cell table:style-name="ce3" table:formula="of:=[.A27]" office:value-type="float" office:value="87.23">
            <text:p>87.23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93.5223667642945">
            <text:p>93.5224</text:p>
          </table:table-cell>
          <table:table-cell table:style-name="ce3" table:formula="of:=[.D27]" office:value-type="float" office:value="0.911">
            <text:p>0.911</text:p>
          </table:table-cell>
          <table:table-cell table:formula="of:=[.E27]-1" office:value-type="float" office:value="7">
            <text:p>7</text:p>
          </table:table-cell>
          <table:table-cell table:style-name="ce6" table:formula="of:=[.F29]*1.01" office:value-type="float" office:value="0.976715305769486">
            <text:p>0.9767</text:p>
          </table:table-cell>
          <table:table-cell table:style-name="ce3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6" table:formula="of:=[.I29]*1.01" office:value-type="float" office:value="30.6952351308237">
            <text:p>30.6952</text:p>
          </table:table-cell>
          <table:table-cell table:style-name="ce3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6" table:formula="of:=[.L29]*1.01" office:value-type="float" office:value="1.40020876985176">
            <text:p>1.4002</text:p>
          </table:table-cell>
          <table:table-cell table:style-name="ce3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6" table:formula="of:=[.O29]*1.01" office:value-type="float" office:value="1.39270382238701">
            <text:p>1.3927</text:p>
          </table:table-cell>
          <table:table-cell table:style-name="ce3" table:formula="of:=[.P27]" office:value-type="float" office:value="0.903">
            <text:p>0.903</text:p>
          </table:table-cell>
          <table:table-cell table:formula="of:=[.Q27]-1" office:value-type="float" office:value="7">
            <text:p>7</text:p>
          </table:table-cell>
          <table:table-cell table:style-name="ce6" table:formula="of:=[.R29]*1.01" office:value-type="float" office:value="0.96813822295263">
            <text:p>0.9681</text:p>
          </table:table-cell>
          <table:table-cell table:style-name="ce3" table:formula="of:=[.S27]" office:value-type="float" office:value="1.362">
            <text:p>1.362</text:p>
          </table:table-cell>
          <table:table-cell table:formula="of:=[.T27]-1" office:value-type="float" office:value="7">
            <text:p>7</text:p>
          </table:table-cell>
          <table:table-cell table:style-name="ce6" table:formula="of:=[.U29]*1.01" office:value-type="float" office:value="1.46024834956975">
            <text:p>1.4602</text:p>
          </table:table-cell>
          <table:table-cell table:style-name="ce3" table:formula="of:=[.V27]" office:value-type="float" office:value="1.113">
            <text:p>1.113</text:p>
          </table:table-cell>
          <table:table-cell table:formula="of:=[.W27]-1" office:value-type="float" office:value="7">
            <text:p>7</text:p>
          </table:table-cell>
          <table:table-cell table:style-name="ce6" table:formula="of:=[.X29]*1.01" office:value-type="float" office:value="1.1932866468951">
            <text:p>1.1933</text:p>
          </table:table-cell>
          <table:table-cell table:style-name="ce3" table:formula="of:=[.Y27]" office:value-type="float" office:value="1.115">
            <text:p>1.115</text:p>
          </table:table-cell>
          <table:table-cell table:formula="of:=[.Z27]-1" office:value-type="float" office:value="7">
            <text:p>7</text:p>
          </table:table-cell>
          <table:table-cell table:style-name="ce6" table:formula="of:=[.AA29]*1.01" office:value-type="float" office:value="1.19543091759932">
            <text:p>1.1954</text:p>
          </table:table-cell>
          <table:table-cell table:number-columns-repeated="997"/>
        </table:table-row>
        <table:table-row table:style-name="ro1">
          <table:table-cell table:style-name="ce3" table:formula="of:=[.A28]" office:value-type="float" office:value="87.23">
            <text:p>87.23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92.5964027369252">
            <text:p>92.5964</text:p>
          </table:table-cell>
          <table:table-cell table:style-name="ce3" table:formula="of:=[.D28]" office:value-type="float" office:value="0.911">
            <text:p>0.911</text:p>
          </table:table-cell>
          <table:table-cell table:formula="of:=[.E28]-1" office:value-type="float" office:value="6">
            <text:p>6</text:p>
          </table:table-cell>
          <table:table-cell table:style-name="ce6" table:formula="of:=[.F30]*1.01" office:value-type="float" office:value="0.967044857197511">
            <text:p>0.9670</text:p>
          </table:table-cell>
          <table:table-cell table:style-name="ce3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6" table:formula="of:=[.I30]*1.01" office:value-type="float" office:value="30.3913219117066">
            <text:p>30.3913</text:p>
          </table:table-cell>
          <table:table-cell table:style-name="ce3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6" table:formula="of:=[.L30]*1.01" office:value-type="float" office:value="1.38634531668491">
            <text:p>1.3863</text:p>
          </table:table-cell>
          <table:table-cell table:style-name="ce3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6" table:formula="of:=[.O30]*1.01" office:value-type="float" office:value="1.3789146756307">
            <text:p>1.3789</text:p>
          </table:table-cell>
          <table:table-cell table:style-name="ce3" table:formula="of:=[.P28]" office:value-type="float" office:value="0.903">
            <text:p>0.903</text:p>
          </table:table-cell>
          <table:table-cell table:formula="of:=[.Q28]-1" office:value-type="float" office:value="6">
            <text:p>6</text:p>
          </table:table-cell>
          <table:table-cell table:style-name="ce6" table:formula="of:=[.R30]*1.01" office:value-type="float" office:value="0.958552695992703">
            <text:p>0.9586</text:p>
          </table:table-cell>
          <table:table-cell table:style-name="ce3" table:formula="of:=[.S28]" office:value-type="float" office:value="1.362">
            <text:p>1.362</text:p>
          </table:table-cell>
          <table:table-cell table:formula="of:=[.T28]-1" office:value-type="float" office:value="6">
            <text:p>6</text:p>
          </table:table-cell>
          <table:table-cell table:style-name="ce6" table:formula="of:=[.U30]*1.01" office:value-type="float" office:value="1.44579044511856">
            <text:p>1.4458</text:p>
          </table:table-cell>
          <table:table-cell table:style-name="ce3" table:formula="of:=[.V28]" office:value-type="float" office:value="1.113">
            <text:p>1.113</text:p>
          </table:table-cell>
          <table:table-cell table:formula="of:=[.W28]-1" office:value-type="float" office:value="6">
            <text:p>6</text:p>
          </table:table-cell>
          <table:table-cell table:style-name="ce6" table:formula="of:=[.X30]*1.01" office:value-type="float" office:value="1.18147192761891">
            <text:p>1.1815</text:p>
          </table:table-cell>
          <table:table-cell table:style-name="ce3" table:formula="of:=[.Y28]" office:value-type="float" office:value="1.115">
            <text:p>1.115</text:p>
          </table:table-cell>
          <table:table-cell table:formula="of:=[.Z28]-1" office:value-type="float" office:value="6">
            <text:p>6</text:p>
          </table:table-cell>
          <table:table-cell table:style-name="ce6" table:formula="of:=[.AA30]*1.01" office:value-type="float" office:value="1.18359496792012">
            <text:p>1.1836</text:p>
          </table:table-cell>
          <table:table-cell table:number-columns-repeated="997"/>
        </table:table-row>
        <table:table-row table:style-name="ro1">
          <table:table-cell table:style-name="ce3" table:formula="of:=[.A29]" office:value-type="float" office:value="87.23">
            <text:p>87.230</text:p>
          </table:table-cell>
          <table:table-cell table:style-name="ce1" table:formula="of:=[.B29]-1" office:value-type="float" office:value="5">
            <text:p>5</text:p>
          </table:table-cell>
          <table:table-cell table:style-name="ce7" table:formula="of:=[.C31]*1.01" office:value-type="float" office:value="91.679606670223">
            <text:p>91.6796</text:p>
          </table:table-cell>
          <table:table-cell table:style-name="ce3" table:formula="of:=[.D29]" office:value-type="float" office:value="0.911">
            <text:p>0.911</text:p>
          </table:table-cell>
          <table:table-cell table:style-name="ce1" table:formula="of:=[.E29]-1" office:value-type="float" office:value="5">
            <text:p>5</text:p>
          </table:table-cell>
          <table:table-cell table:style-name="ce7" table:formula="of:=[.F31]*1.01" office:value-type="float" office:value="0.9574701556411">
            <text:p>0.9575</text:p>
          </table:table-cell>
          <table:table-cell table:style-name="ce3" table:formula="of:=[.G29]" office:value-type="float" office:value="28.63">
            <text:p>28.630</text:p>
          </table:table-cell>
          <table:table-cell table:style-name="ce1" table:formula="of:=[.H29]-1" office:value-type="float" office:value="5">
            <text:p>5</text:p>
          </table:table-cell>
          <table:table-cell table:style-name="ce7" table:formula="of:=[.I31]*1.01" office:value-type="float" office:value="30.090417734363">
            <text:p>30.0904</text:p>
          </table:table-cell>
          <table:table-cell table:style-name="ce3" table:formula="of:=[.J29]" office:value-type="float" office:value="1.306">
            <text:p>1.306</text:p>
          </table:table-cell>
          <table:table-cell table:style-name="ce1" table:formula="of:=[.K29]-1" office:value-type="float" office:value="5">
            <text:p>5</text:p>
          </table:table-cell>
          <table:table-cell table:style-name="ce7" table:formula="of:=[.L31]*1.01" office:value-type="float" office:value="1.3726191254306">
            <text:p>1.3726</text:p>
          </table:table-cell>
          <table:table-cell table:style-name="ce3" table:formula="of:=[.M29]" office:value-type="float" office:value="1.299">
            <text:p>1.299</text:p>
          </table:table-cell>
          <table:table-cell table:style-name="ce1" table:formula="of:=[.N29]-1" office:value-type="float" office:value="5">
            <text:p>5</text:p>
          </table:table-cell>
          <table:table-cell table:style-name="ce7" table:formula="of:=[.O31]*1.01" office:value-type="float" office:value="1.3652620550799">
            <text:p>1.3653</text:p>
          </table:table-cell>
          <table:table-cell table:style-name="ce3" table:formula="of:=[.P29]" office:value-type="float" office:value="0.903">
            <text:p>0.903</text:p>
          </table:table-cell>
          <table:table-cell table:style-name="ce1" table:formula="of:=[.Q29]-1" office:value-type="float" office:value="5">
            <text:p>5</text:p>
          </table:table-cell>
          <table:table-cell table:style-name="ce7" table:formula="of:=[.R31]*1.01" office:value-type="float" office:value="0.9490620752403">
            <text:p>0.9491</text:p>
          </table:table-cell>
          <table:table-cell table:style-name="ce3" table:formula="of:=[.S29]" office:value-type="float" office:value="1.362">
            <text:p>1.362</text:p>
          </table:table-cell>
          <table:table-cell table:style-name="ce1" table:formula="of:=[.T29]-1" office:value-type="float" office:value="5">
            <text:p>5</text:p>
          </table:table-cell>
          <table:table-cell table:style-name="ce7" table:formula="of:=[.U31]*1.01" office:value-type="float" office:value="1.4314756882362">
            <text:p>1.4315</text:p>
          </table:table-cell>
          <table:table-cell table:style-name="ce3" table:formula="of:=[.V29]" office:value-type="float" office:value="1.113">
            <text:p>1.113</text:p>
          </table:table-cell>
          <table:table-cell table:style-name="ce1" table:formula="of:=[.W29]-1" office:value-type="float" office:value="5">
            <text:p>5</text:p>
          </table:table-cell>
          <table:table-cell table:style-name="ce7" table:formula="of:=[.X31]*1.01" office:value-type="float" office:value="1.1697741857613">
            <text:p>1.1698</text:p>
          </table:table-cell>
          <table:table-cell table:style-name="ce3" table:formula="of:=[.Y29]" office:value-type="float" office:value="1.115">
            <text:p>1.115</text:p>
          </table:table-cell>
          <table:table-cell table:style-name="ce1" table:formula="of:=[.Z29]-1" office:value-type="float" office:value="5">
            <text:p>5</text:p>
          </table:table-cell>
          <table:table-cell table:style-name="ce7" table:formula="of:=[.AA31]*1.01" office:value-type="float" office:value="1.1718762058615">
            <text:p>1.1719</text:p>
          </table:table-cell>
          <table:table-cell table:number-columns-repeated="997"/>
        </table:table-row>
        <table:table-row table:style-name="ro1">
          <table:table-cell table:style-name="ce3" table:formula="of:=[.A30]" office:value-type="float" office:value="87.23">
            <text:p>87.23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90.7718877923">
            <text:p>90.7719</text:p>
          </table:table-cell>
          <table:table-cell table:style-name="ce3" table:formula="of:=[.D30]" office:value-type="float" office:value="0.911">
            <text:p>0.911</text:p>
          </table:table-cell>
          <table:table-cell table:formula="of:=[.E30]-1" office:value-type="float" office:value="4">
            <text:p>4</text:p>
          </table:table-cell>
          <table:table-cell table:style-name="ce6" table:formula="of:=[.F32]*1.01" office:value-type="float" office:value="0.94799025311">
            <text:p>0.9480</text:p>
          </table:table-cell>
          <table:table-cell table:style-name="ce3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6" table:formula="of:=[.I32]*1.01" office:value-type="float" office:value="29.7924928063">
            <text:p>29.7925</text:p>
          </table:table-cell>
          <table:table-cell table:style-name="ce3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6" table:formula="of:=[.L32]*1.01" office:value-type="float" office:value="1.35902883706">
            <text:p>1.3590</text:p>
          </table:table-cell>
          <table:table-cell table:style-name="ce3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6" table:formula="of:=[.O32]*1.01" office:value-type="float" office:value="1.35174460899">
            <text:p>1.3517</text:p>
          </table:table-cell>
          <table:table-cell table:style-name="ce3" table:formula="of:=[.P30]" office:value-type="float" office:value="0.903">
            <text:p>0.903</text:p>
          </table:table-cell>
          <table:table-cell table:formula="of:=[.Q30]-1" office:value-type="float" office:value="4">
            <text:p>4</text:p>
          </table:table-cell>
          <table:table-cell table:style-name="ce6" table:formula="of:=[.R32]*1.01" office:value-type="float" office:value="0.93966542103">
            <text:p>0.9397</text:p>
          </table:table-cell>
          <table:table-cell table:style-name="ce3" table:formula="of:=[.S30]" office:value-type="float" office:value="1.362">
            <text:p>1.362</text:p>
          </table:table-cell>
          <table:table-cell table:formula="of:=[.T30]-1" office:value-type="float" office:value="4">
            <text:p>4</text:p>
          </table:table-cell>
          <table:table-cell table:style-name="ce6" table:formula="of:=[.U32]*1.01" office:value-type="float" office:value="1.41730266162">
            <text:p>1.4173</text:p>
          </table:table-cell>
          <table:table-cell table:style-name="ce3" table:formula="of:=[.V30]" office:value-type="float" office:value="1.113">
            <text:p>1.113</text:p>
          </table:table-cell>
          <table:table-cell table:formula="of:=[.W30]-1" office:value-type="float" office:value="4">
            <text:p>4</text:p>
          </table:table-cell>
          <table:table-cell table:style-name="ce6" table:formula="of:=[.X32]*1.01" office:value-type="float" office:value="1.15819226313">
            <text:p>1.1582</text:p>
          </table:table-cell>
          <table:table-cell table:style-name="ce3" table:formula="of:=[.Y30]" office:value-type="float" office:value="1.115">
            <text:p>1.115</text:p>
          </table:table-cell>
          <table:table-cell table:formula="of:=[.Z30]-1" office:value-type="float" office:value="4">
            <text:p>4</text:p>
          </table:table-cell>
          <table:table-cell table:style-name="ce6" table:formula="of:=[.AA32]*1.01" office:value-type="float" office:value="1.16027347115">
            <text:p>1.1603</text:p>
          </table:table-cell>
          <table:table-cell table:number-columns-repeated="997"/>
        </table:table-row>
        <table:table-row table:style-name="ro1">
          <table:table-cell table:style-name="ce3" table:formula="of:=[.A31]" office:value-type="float" office:value="87.23">
            <text:p>87.23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89.87315623">
            <text:p>89.8732</text:p>
          </table:table-cell>
          <table:table-cell table:style-name="ce3" table:formula="of:=[.D31]" office:value-type="float" office:value="0.911">
            <text:p>0.911</text:p>
          </table:table-cell>
          <table:table-cell table:formula="of:=[.E31]-1" office:value-type="float" office:value="3">
            <text:p>3</text:p>
          </table:table-cell>
          <table:table-cell table:style-name="ce6" table:formula="of:=[.F33]*1.01" office:value-type="float" office:value="0.938604211">
            <text:p>0.9386</text:p>
          </table:table-cell>
          <table:table-cell table:style-name="ce3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6" table:formula="of:=[.I33]*1.01" office:value-type="float" office:value="29.49751763">
            <text:p>29.4975</text:p>
          </table:table-cell>
          <table:table-cell table:style-name="ce3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6" table:formula="of:=[.L33]*1.01" office:value-type="float" office:value="1.345573106">
            <text:p>1.3456</text:p>
          </table:table-cell>
          <table:table-cell table:style-name="ce3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6" table:formula="of:=[.O33]*1.01" office:value-type="float" office:value="1.338360999">
            <text:p>1.3384</text:p>
          </table:table-cell>
          <table:table-cell table:style-name="ce3" table:formula="of:=[.P31]" office:value-type="float" office:value="0.903">
            <text:p>0.903</text:p>
          </table:table-cell>
          <table:table-cell table:formula="of:=[.Q31]-1" office:value-type="float" office:value="3">
            <text:p>3</text:p>
          </table:table-cell>
          <table:table-cell table:style-name="ce6" table:formula="of:=[.R33]*1.01" office:value-type="float" office:value="0.930361803">
            <text:p>0.9304</text:p>
          </table:table-cell>
          <table:table-cell table:style-name="ce3" table:formula="of:=[.S31]" office:value-type="float" office:value="1.362">
            <text:p>1.362</text:p>
          </table:table-cell>
          <table:table-cell table:formula="of:=[.T31]-1" office:value-type="float" office:value="3">
            <text:p>3</text:p>
          </table:table-cell>
          <table:table-cell table:style-name="ce6" table:formula="of:=[.U33]*1.01" office:value-type="float" office:value="1.403269962">
            <text:p>1.4033</text:p>
          </table:table-cell>
          <table:table-cell table:style-name="ce3" table:formula="of:=[.V31]" office:value-type="float" office:value="1.113">
            <text:p>1.113</text:p>
          </table:table-cell>
          <table:table-cell table:formula="of:=[.W31]-1" office:value-type="float" office:value="3">
            <text:p>3</text:p>
          </table:table-cell>
          <table:table-cell table:style-name="ce6" table:formula="of:=[.X33]*1.01" office:value-type="float" office:value="1.146725013">
            <text:p>1.1467</text:p>
          </table:table-cell>
          <table:table-cell table:style-name="ce3" table:formula="of:=[.Y31]" office:value-type="float" office:value="1.115">
            <text:p>1.115</text:p>
          </table:table-cell>
          <table:table-cell table:formula="of:=[.Z31]-1" office:value-type="float" office:value="3">
            <text:p>3</text:p>
          </table:table-cell>
          <table:table-cell table:style-name="ce6" table:formula="of:=[.AA33]*1.01" office:value-type="float" office:value="1.148785615">
            <text:p>1.1488</text:p>
          </table:table-cell>
          <table:table-cell table:number-columns-repeated="997"/>
        </table:table-row>
        <table:table-row table:style-name="ro1">
          <table:table-cell table:style-name="ce3" table:formula="of:=[.A32]" office:value-type="float" office:value="87.23">
            <text:p>87.23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88.983323">
            <text:p>88.9833</text:p>
          </table:table-cell>
          <table:table-cell table:style-name="ce3" table:formula="of:=[.D32]" office:value-type="float" office:value="0.911">
            <text:p>0.911</text:p>
          </table:table-cell>
          <table:table-cell table:formula="of:=[.E32]-1" office:value-type="float" office:value="2">
            <text:p>2</text:p>
          </table:table-cell>
          <table:table-cell table:style-name="ce6" table:formula="of:=[.F34]*1.01" office:value-type="float" office:value="0.9293111">
            <text:p>0.9293</text:p>
          </table:table-cell>
          <table:table-cell table:style-name="ce3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6" table:formula="of:=[.I34]*1.01" office:value-type="float" office:value="29.205463">
            <text:p>29.2055</text:p>
          </table:table-cell>
          <table:table-cell table:style-name="ce3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6" table:formula="of:=[.L34]*1.01" office:value-type="float" office:value="1.3322506">
            <text:p>1.3323</text:p>
          </table:table-cell>
          <table:table-cell table:style-name="ce3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6" table:formula="of:=[.O34]*1.01" office:value-type="float" office:value="1.3251099">
            <text:p>1.3251</text:p>
          </table:table-cell>
          <table:table-cell table:style-name="ce3" table:formula="of:=[.P32]" office:value-type="float" office:value="0.903">
            <text:p>0.903</text:p>
          </table:table-cell>
          <table:table-cell table:formula="of:=[.Q32]-1" office:value-type="float" office:value="2">
            <text:p>2</text:p>
          </table:table-cell>
          <table:table-cell table:style-name="ce6" table:formula="of:=[.R34]*1.01" office:value-type="float" office:value="0.9211503">
            <text:p>0.9212</text:p>
          </table:table-cell>
          <table:table-cell table:style-name="ce3" table:formula="of:=[.S32]" office:value-type="float" office:value="1.362">
            <text:p>1.362</text:p>
          </table:table-cell>
          <table:table-cell table:formula="of:=[.T32]-1" office:value-type="float" office:value="2">
            <text:p>2</text:p>
          </table:table-cell>
          <table:table-cell table:style-name="ce6" table:formula="of:=[.U34]*1.01" office:value-type="float" office:value="1.3893762">
            <text:p>1.3894</text:p>
          </table:table-cell>
          <table:table-cell table:style-name="ce3" table:formula="of:=[.V32]" office:value-type="float" office:value="1.113">
            <text:p>1.113</text:p>
          </table:table-cell>
          <table:table-cell table:formula="of:=[.W32]-1" office:value-type="float" office:value="2">
            <text:p>2</text:p>
          </table:table-cell>
          <table:table-cell table:style-name="ce6" table:formula="of:=[.X34]*1.01" office:value-type="float" office:value="1.1353713">
            <text:p>1.1354</text:p>
          </table:table-cell>
          <table:table-cell table:style-name="ce3" table:formula="of:=[.Y32]" office:value-type="float" office:value="1.115">
            <text:p>1.115</text:p>
          </table:table-cell>
          <table:table-cell table:formula="of:=[.Z32]-1" office:value-type="float" office:value="2">
            <text:p>2</text:p>
          </table:table-cell>
          <table:table-cell table:style-name="ce6" table:formula="of:=[.AA34]*1.01" office:value-type="float" office:value="1.1374115">
            <text:p>1.1374</text:p>
          </table:table-cell>
          <table:table-cell table:number-columns-repeated="997"/>
        </table:table-row>
        <table:table-row table:style-name="ro1">
          <table:table-cell table:style-name="ce3" table:formula="of:=[.A33]" office:value-type="float" office:value="87.23">
            <text:p>87.23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88.1023">
            <text:p>88.1023</text:p>
          </table:table-cell>
          <table:table-cell table:style-name="ce3" table:formula="of:=[.D33]" office:value-type="float" office:value="0.911">
            <text:p>0.911</text:p>
          </table:table-cell>
          <table:table-cell table:formula="of:=[.E33]-1" office:value-type="float" office:value="1">
            <text:p>1</text:p>
          </table:table-cell>
          <table:table-cell table:style-name="ce6" table:formula="of:=[.F35]*1.01" office:value-type="float" office:value="0.92011">
            <text:p>0.9201</text:p>
          </table:table-cell>
          <table:table-cell table:style-name="ce3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6" table:formula="of:=[.I35]*1.01" office:value-type="float" office:value="28.9163">
            <text:p>28.9163</text:p>
          </table:table-cell>
          <table:table-cell table:style-name="ce3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6" table:formula="of:=[.L35]*1.01" office:value-type="float" office:value="1.31906">
            <text:p>1.3191</text:p>
          </table:table-cell>
          <table:table-cell table:style-name="ce3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6" table:formula="of:=[.O35]*1.01" office:value-type="float" office:value="1.31199">
            <text:p>1.3120</text:p>
          </table:table-cell>
          <table:table-cell table:style-name="ce3" table:formula="of:=[.P33]" office:value-type="float" office:value="0.903">
            <text:p>0.903</text:p>
          </table:table-cell>
          <table:table-cell table:formula="of:=[.Q33]-1" office:value-type="float" office:value="1">
            <text:p>1</text:p>
          </table:table-cell>
          <table:table-cell table:style-name="ce6" table:formula="of:=[.R35]*1.01" office:value-type="float" office:value="0.91203">
            <text:p>0.9120</text:p>
          </table:table-cell>
          <table:table-cell table:style-name="ce3" table:formula="of:=[.S33]" office:value-type="float" office:value="1.362">
            <text:p>1.362</text:p>
          </table:table-cell>
          <table:table-cell table:formula="of:=[.T33]-1" office:value-type="float" office:value="1">
            <text:p>1</text:p>
          </table:table-cell>
          <table:table-cell table:style-name="ce6" table:formula="of:=[.U35]*1.01" office:value-type="float" office:value="1.37562">
            <text:p>1.3756</text:p>
          </table:table-cell>
          <table:table-cell table:style-name="ce3" table:formula="of:=[.V33]" office:value-type="float" office:value="1.113">
            <text:p>1.113</text:p>
          </table:table-cell>
          <table:table-cell table:formula="of:=[.W33]-1" office:value-type="float" office:value="1">
            <text:p>1</text:p>
          </table:table-cell>
          <table:table-cell table:style-name="ce6" table:formula="of:=[.X35]*1.01" office:value-type="float" office:value="1.12413">
            <text:p>1.1241</text:p>
          </table:table-cell>
          <table:table-cell table:style-name="ce3" table:formula="of:=[.Y33]" office:value-type="float" office:value="1.115">
            <text:p>1.115</text:p>
          </table:table-cell>
          <table:table-cell table:formula="of:=[.Z33]-1" office:value-type="float" office:value="1">
            <text:p>1</text:p>
          </table:table-cell>
          <table:table-cell table:style-name="ce6" table:formula="of:=[.AA35]*1.01" office:value-type="float" office:value="1.12615">
            <text:p>1.1262</text:p>
          </table:table-cell>
          <table:table-cell table:number-columns-repeated="997"/>
        </table:table-row>
        <table:table-row table:style-name="ro1">
          <table:table-cell table:style-name="ce3" table:formula="of:=[.A34]" office:value-type="float" office:value="87.23">
            <text:p>87.230</text:p>
          </table:table-cell>
          <table:table-cell table:style-name="ce1" table:formula="of:=[.B34]-1" office:value-type="float" office:value="0">
            <text:p>0</text:p>
          </table:table-cell>
          <table:table-cell table:style-name="ce7" table:formula="of:=[.A35]" office:value-type="float" office:value="87.23">
            <text:p>87.2300</text:p>
          </table:table-cell>
          <table:table-cell table:style-name="ce3" table:formula="of:=[.D34]" office:value-type="float" office:value="0.911">
            <text:p>0.911</text:p>
          </table:table-cell>
          <table:table-cell table:style-name="ce1" table:formula="of:=[.E34]-1" office:value-type="float" office:value="0">
            <text:p>0</text:p>
          </table:table-cell>
          <table:table-cell table:style-name="ce7" table:formula="of:=[.D35]" office:value-type="float" office:value="0.911">
            <text:p>0.9110</text:p>
          </table:table-cell>
          <table:table-cell table:style-name="ce3" table:formula="of:=[.G34]" office:value-type="float" office:value="28.63">
            <text:p>28.630</text:p>
          </table:table-cell>
          <table:table-cell table:style-name="ce1" table:formula="of:=[.H34]-1" office:value-type="float" office:value="0">
            <text:p>0</text:p>
          </table:table-cell>
          <table:table-cell table:style-name="ce7" table:formula="of:=[.G35]" office:value-type="float" office:value="28.63">
            <text:p>28.6300</text:p>
          </table:table-cell>
          <table:table-cell table:style-name="ce3" table:formula="of:=[.J34]" office:value-type="float" office:value="1.306">
            <text:p>1.306</text:p>
          </table:table-cell>
          <table:table-cell table:style-name="ce1" table:formula="of:=[.K34]-1" office:value-type="float" office:value="0">
            <text:p>0</text:p>
          </table:table-cell>
          <table:table-cell table:style-name="ce7" table:formula="of:=[.J35]" office:value-type="float" office:value="1.306">
            <text:p>1.3060</text:p>
          </table:table-cell>
          <table:table-cell table:style-name="ce3" table:formula="of:=[.M34]" office:value-type="float" office:value="1.299">
            <text:p>1.299</text:p>
          </table:table-cell>
          <table:table-cell table:style-name="ce1" table:formula="of:=[.N34]-1" office:value-type="float" office:value="0">
            <text:p>0</text:p>
          </table:table-cell>
          <table:table-cell table:style-name="ce7" table:formula="of:=[.M35]" office:value-type="float" office:value="1.299">
            <text:p>1.2990</text:p>
          </table:table-cell>
          <table:table-cell table:style-name="ce3" table:formula="of:=[.P34]" office:value-type="float" office:value="0.903">
            <text:p>0.903</text:p>
          </table:table-cell>
          <table:table-cell table:style-name="ce1" table:formula="of:=[.Q34]-1" office:value-type="float" office:value="0">
            <text:p>0</text:p>
          </table:table-cell>
          <table:table-cell table:style-name="ce7" table:formula="of:=[.P35]" office:value-type="float" office:value="0.903">
            <text:p>0.9030</text:p>
          </table:table-cell>
          <table:table-cell table:style-name="ce3" table:formula="of:=[.S34]" office:value-type="float" office:value="1.362">
            <text:p>1.362</text:p>
          </table:table-cell>
          <table:table-cell table:style-name="ce1" table:formula="of:=[.T34]-1" office:value-type="float" office:value="0">
            <text:p>0</text:p>
          </table:table-cell>
          <table:table-cell table:style-name="ce7" table:formula="of:=[.S35]" office:value-type="float" office:value="1.362">
            <text:p>1.3620</text:p>
          </table:table-cell>
          <table:table-cell table:style-name="ce3" table:formula="of:=[.V34]" office:value-type="float" office:value="1.113">
            <text:p>1.113</text:p>
          </table:table-cell>
          <table:table-cell table:style-name="ce1" table:formula="of:=[.W34]-1" office:value-type="float" office:value="0">
            <text:p>0</text:p>
          </table:table-cell>
          <table:table-cell table:style-name="ce7" table:formula="of:=[.V35]" office:value-type="float" office:value="1.113">
            <text:p>1.1130</text:p>
          </table:table-cell>
          <table:table-cell table:style-name="ce3" table:formula="of:=[.Y34]" office:value-type="float" office:value="1.115">
            <text:p>1.115</text:p>
          </table:table-cell>
          <table:table-cell table:style-name="ce1" table:formula="of:=[.Z34]-1" office:value-type="float" office:value="0">
            <text:p>0</text:p>
          </table:table-cell>
          <table:table-cell table:style-name="ce7" table:formula="of:=[.Y35]" office:value-type="float" office:value="1.115">
            <text:p>1.1150</text:p>
          </table:table-cell>
          <table:table-cell table:number-columns-repeated="997"/>
        </table:table-row>
        <table:table-row table:style-name="ro1">
          <table:table-cell table:style-name="ce3" table:formula="of:=[.A35]" office:value-type="float" office:value="87.23">
            <text:p>87.230</text:p>
          </table:table-cell>
          <table:table-cell table:style-name="ce5" table:formula="of:=[.B35]-1" office:value-type="float" office:value="-1">
            <text:p>-1</text:p>
          </table:table-cell>
          <table:table-cell table:style-name="ce9" table:formula="of:=[.C35]/1.01" office:value-type="float" office:value="86.3663366336634">
            <text:p>86.3663</text:p>
          </table:table-cell>
          <table:table-cell table:style-name="ce3" table:formula="of:=[.D35]" office:value-type="float" office:value="0.911">
            <text:p>0.911</text:p>
          </table:table-cell>
          <table:table-cell table:style-name="ce5" table:formula="of:=[.E35]-1" office:value-type="float" office:value="-1">
            <text:p>-1</text:p>
          </table:table-cell>
          <table:table-cell table:style-name="ce9" table:formula="of:=[.F35]/1.01" office:value-type="float" office:value="0.901980198019802">
            <text:p>0.9020</text:p>
          </table:table-cell>
          <table:table-cell table:style-name="ce3" table:formula="of:=[.G35]" office:value-type="float" office:value="28.63">
            <text:p>28.630</text:p>
          </table:table-cell>
          <table:table-cell table:style-name="ce5" table:formula="of:=[.H35]-1" office:value-type="float" office:value="-1">
            <text:p>-1</text:p>
          </table:table-cell>
          <table:table-cell table:style-name="ce9" table:formula="of:=[.I35]/1.01" office:value-type="float" office:value="28.3465346534653">
            <text:p>28.3465</text:p>
          </table:table-cell>
          <table:table-cell table:style-name="ce3" table:formula="of:=[.J35]" office:value-type="float" office:value="1.306">
            <text:p>1.306</text:p>
          </table:table-cell>
          <table:table-cell table:style-name="ce5" table:formula="of:=[.K35]-1" office:value-type="float" office:value="-1">
            <text:p>-1</text:p>
          </table:table-cell>
          <table:table-cell table:style-name="ce9" table:formula="of:=[.L35]/1.01" office:value-type="float" office:value="1.29306930693069">
            <text:p>1.2931</text:p>
          </table:table-cell>
          <table:table-cell table:style-name="ce3" table:formula="of:=[.M35]" office:value-type="float" office:value="1.299">
            <text:p>1.299</text:p>
          </table:table-cell>
          <table:table-cell table:style-name="ce5" table:formula="of:=[.N35]-1" office:value-type="float" office:value="-1">
            <text:p>-1</text:p>
          </table:table-cell>
          <table:table-cell table:style-name="ce9" table:formula="of:=[.O35]/1.01" office:value-type="float" office:value="1.28613861386139">
            <text:p>1.2861</text:p>
          </table:table-cell>
          <table:table-cell table:style-name="ce3" table:formula="of:=[.P35]" office:value-type="float" office:value="0.903">
            <text:p>0.903</text:p>
          </table:table-cell>
          <table:table-cell table:style-name="ce5" table:formula="of:=[.Q35]-1" office:value-type="float" office:value="-1">
            <text:p>-1</text:p>
          </table:table-cell>
          <table:table-cell table:style-name="ce9" table:formula="of:=[.R35]/1.01" office:value-type="float" office:value="0.894059405940594">
            <text:p>0.8941</text:p>
          </table:table-cell>
          <table:table-cell table:style-name="ce3" table:formula="of:=[.S35]" office:value-type="float" office:value="1.362">
            <text:p>1.362</text:p>
          </table:table-cell>
          <table:table-cell table:style-name="ce5" table:formula="of:=[.T35]-1" office:value-type="float" office:value="-1">
            <text:p>-1</text:p>
          </table:table-cell>
          <table:table-cell table:style-name="ce9" table:formula="of:=[.U35]/1.01" office:value-type="float" office:value="1.34851485148515">
            <text:p>1.3485</text:p>
          </table:table-cell>
          <table:table-cell table:style-name="ce3" table:formula="of:=[.V35]" office:value-type="float" office:value="1.113">
            <text:p>1.113</text:p>
          </table:table-cell>
          <table:table-cell table:style-name="ce5" table:formula="of:=[.W35]-1" office:value-type="float" office:value="-1">
            <text:p>-1</text:p>
          </table:table-cell>
          <table:table-cell table:style-name="ce9" table:formula="of:=[.X35]/1.01" office:value-type="float" office:value="1.1019801980198">
            <text:p>1.1020</text:p>
          </table:table-cell>
          <table:table-cell table:style-name="ce3" table:formula="of:=[.Y35]" office:value-type="float" office:value="1.115">
            <text:p>1.115</text:p>
          </table:table-cell>
          <table:table-cell table:style-name="ce5" table:formula="of:=[.Z35]-1" office:value-type="float" office:value="-1">
            <text:p>-1</text:p>
          </table:table-cell>
          <table:table-cell table:style-name="ce9" table:formula="of:=[.AA35]/1.01" office:value-type="float" office:value="1.1039603960396">
            <text:p>1.1040</text:p>
          </table:table-cell>
          <table:table-cell table:number-columns-repeated="997"/>
        </table:table-row>
        <table:table-row table:style-name="ro1">
          <table:table-cell table:style-name="ce3" table:formula="of:=[.A36]" office:value-type="float" office:value="87.23">
            <text:p>87.230</text:p>
          </table:table-cell>
          <table:table-cell table:style-name="ce5" table:formula="of:=[.B36]-1" office:value-type="float" office:value="-2">
            <text:p>-2</text:p>
          </table:table-cell>
          <table:table-cell table:style-name="ce9" table:formula="of:=[.C36]/1.01" office:value-type="float" office:value="85.5112243897657">
            <text:p>85.5112</text:p>
          </table:table-cell>
          <table:table-cell table:style-name="ce3" table:formula="of:=[.D36]" office:value-type="float" office:value="0.911">
            <text:p>0.911</text:p>
          </table:table-cell>
          <table:table-cell table:style-name="ce5" table:formula="of:=[.E36]-1" office:value-type="float" office:value="-2">
            <text:p>-2</text:p>
          </table:table-cell>
          <table:table-cell table:style-name="ce9" table:formula="of:=[.F36]/1.01" office:value-type="float" office:value="0.893049701009705">
            <text:p>0.8930</text:p>
          </table:table-cell>
          <table:table-cell table:style-name="ce3" table:formula="of:=[.G36]" office:value-type="float" office:value="28.63">
            <text:p>28.630</text:p>
          </table:table-cell>
          <table:table-cell table:style-name="ce5" table:formula="of:=[.H36]-1" office:value-type="float" office:value="-2">
            <text:p>-2</text:p>
          </table:table-cell>
          <table:table-cell table:style-name="ce9" table:formula="of:=[.I36]/1.01" office:value-type="float" office:value="28.0658758945201">
            <text:p>28.0659</text:p>
          </table:table-cell>
          <table:table-cell table:style-name="ce3" table:formula="of:=[.J36]" office:value-type="float" office:value="1.306">
            <text:p>1.306</text:p>
          </table:table-cell>
          <table:table-cell table:style-name="ce5" table:formula="of:=[.K36]-1" office:value-type="float" office:value="-2">
            <text:p>-2</text:p>
          </table:table-cell>
          <table:table-cell table:style-name="ce9" table:formula="of:=[.L36]/1.01" office:value-type="float" office:value="1.28026664052544">
            <text:p>1.2803</text:p>
          </table:table-cell>
          <table:table-cell table:style-name="ce3" table:formula="of:=[.M36]" office:value-type="float" office:value="1.299">
            <text:p>1.299</text:p>
          </table:table-cell>
          <table:table-cell table:style-name="ce5" table:formula="of:=[.N36]-1" office:value-type="float" office:value="-2">
            <text:p>-2</text:p>
          </table:table-cell>
          <table:table-cell table:style-name="ce9" table:formula="of:=[.O36]/1.01" office:value-type="float" office:value="1.27340456817959">
            <text:p>1.2734</text:p>
          </table:table-cell>
          <table:table-cell table:style-name="ce3" table:formula="of:=[.P36]" office:value-type="float" office:value="0.903">
            <text:p>0.903</text:p>
          </table:table-cell>
          <table:table-cell table:style-name="ce5" table:formula="of:=[.Q36]-1" office:value-type="float" office:value="-2">
            <text:p>-2</text:p>
          </table:table-cell>
          <table:table-cell table:style-name="ce9" table:formula="of:=[.R36]/1.01" office:value-type="float" office:value="0.88520733261445">
            <text:p>0.8852</text:p>
          </table:table-cell>
          <table:table-cell table:style-name="ce3" table:formula="of:=[.S36]" office:value-type="float" office:value="1.362">
            <text:p>1.362</text:p>
          </table:table-cell>
          <table:table-cell table:style-name="ce5" table:formula="of:=[.T36]-1" office:value-type="float" office:value="-2">
            <text:p>-2</text:p>
          </table:table-cell>
          <table:table-cell table:style-name="ce9" table:formula="of:=[.U36]/1.01" office:value-type="float" office:value="1.33516321929223">
            <text:p>1.3352</text:p>
          </table:table-cell>
          <table:table-cell table:style-name="ce3" table:formula="of:=[.V36]" office:value-type="float" office:value="1.113">
            <text:p>1.113</text:p>
          </table:table-cell>
          <table:table-cell table:style-name="ce5" table:formula="of:=[.W36]-1" office:value-type="float" office:value="-2">
            <text:p>-2</text:p>
          </table:table-cell>
          <table:table-cell table:style-name="ce9" table:formula="of:=[.X36]/1.01" office:value-type="float" office:value="1.0910695029899">
            <text:p>1.0911</text:p>
          </table:table-cell>
          <table:table-cell table:style-name="ce3" table:formula="of:=[.Y36]" office:value-type="float" office:value="1.115">
            <text:p>1.115</text:p>
          </table:table-cell>
          <table:table-cell table:style-name="ce5" table:formula="of:=[.Z36]-1" office:value-type="float" office:value="-2">
            <text:p>-2</text:p>
          </table:table-cell>
          <table:table-cell table:style-name="ce9" table:formula="of:=[.AA36]/1.01" office:value-type="float" office:value="1.09303009508872">
            <text:p>1.0930</text:p>
          </table:table-cell>
          <table:table-cell table:number-columns-repeated="997"/>
        </table:table-row>
        <table:table-row table:style-name="ro1">
          <table:table-cell table:style-name="ce3" table:formula="of:=[.A37]" office:value-type="float" office:value="87.23">
            <text:p>87.23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84.6645786037284">
            <text:p>84.6646</text:p>
          </table:table-cell>
          <table:table-cell table:style-name="ce3" table:formula="of:=[.D37]" office:value-type="float" office:value="0.911">
            <text:p>0.911</text:p>
          </table:table-cell>
          <table:table-cell table:formula="of:=[.E37]-1" office:value-type="float" office:value="-3">
            <text:p>-3</text:p>
          </table:table-cell>
          <table:table-cell table:style-name="ce6" table:formula="of:=[.F37]/1.01" office:value-type="float" office:value="0.884207624762084">
            <text:p>0.8842</text:p>
          </table:table-cell>
          <table:table-cell table:style-name="ce3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6" table:formula="of:=[.I37]/1.01" office:value-type="float" office:value="27.7879959351685">
            <text:p>27.7880</text:p>
          </table:table-cell>
          <table:table-cell table:style-name="ce3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6" table:formula="of:=[.L37]/1.01" office:value-type="float" office:value="1.2675907331935">
            <text:p>1.2676</text:p>
          </table:table-cell>
          <table:table-cell table:style-name="ce3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6" table:formula="of:=[.O37]/1.01" office:value-type="float" office:value="1.26079660215801">
            <text:p>1.2608</text:p>
          </table:table-cell>
          <table:table-cell table:style-name="ce3" table:formula="of:=[.P37]" office:value-type="float" office:value="0.903">
            <text:p>0.903</text:p>
          </table:table-cell>
          <table:table-cell table:formula="of:=[.Q37]-1" office:value-type="float" office:value="-3">
            <text:p>-3</text:p>
          </table:table-cell>
          <table:table-cell table:style-name="ce6" table:formula="of:=[.R37]/1.01" office:value-type="float" office:value="0.876442903578663">
            <text:p>0.8764</text:p>
          </table:table-cell>
          <table:table-cell table:style-name="ce3" table:formula="of:=[.S37]" office:value-type="float" office:value="1.362">
            <text:p>1.362</text:p>
          </table:table-cell>
          <table:table-cell table:formula="of:=[.T37]-1" office:value-type="float" office:value="-3">
            <text:p>-3</text:p>
          </table:table-cell>
          <table:table-cell table:style-name="ce6" table:formula="of:=[.U37]/1.01" office:value-type="float" office:value="1.32194378147745">
            <text:p>1.3219</text:p>
          </table:table-cell>
          <table:table-cell table:style-name="ce3" table:formula="of:=[.V37]" office:value-type="float" office:value="1.113">
            <text:p>1.113</text:p>
          </table:table-cell>
          <table:table-cell table:formula="of:=[.W37]-1" office:value-type="float" office:value="-3">
            <text:p>-3</text:p>
          </table:table-cell>
          <table:table-cell table:style-name="ce6" table:formula="of:=[.X37]/1.01" office:value-type="float" office:value="1.08026683464347">
            <text:p>1.0803</text:p>
          </table:table-cell>
          <table:table-cell table:style-name="ce3" table:formula="of:=[.Y37]" office:value-type="float" office:value="1.115">
            <text:p>1.115</text:p>
          </table:table-cell>
          <table:table-cell table:formula="of:=[.Z37]-1" office:value-type="float" office:value="-3">
            <text:p>-3</text:p>
          </table:table-cell>
          <table:table-cell table:style-name="ce6" table:formula="of:=[.AA37]/1.01" office:value-type="float" office:value="1.08220801493932">
            <text:p>1.0822</text:p>
          </table:table-cell>
          <table:table-cell table:number-columns-repeated="997"/>
        </table:table-row>
        <table:table-row table:style-name="ro1">
          <table:table-cell table:style-name="ce3" table:formula="of:=[.A38]" office:value-type="float" office:value="87.23">
            <text:p>87.23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83.8263154492361">
            <text:p>83.8263</text:p>
          </table:table-cell>
          <table:table-cell table:style-name="ce3" table:formula="of:=[.D38]" office:value-type="float" office:value="0.911">
            <text:p>0.911</text:p>
          </table:table-cell>
          <table:table-cell table:formula="of:=[.E38]-1" office:value-type="float" office:value="-4">
            <text:p>-4</text:p>
          </table:table-cell>
          <table:table-cell table:style-name="ce6" table:formula="of:=[.F38]/1.01" office:value-type="float" office:value="0.875453093823846">
            <text:p>0.8755</text:p>
          </table:table-cell>
          <table:table-cell table:style-name="ce3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6" table:formula="of:=[.I38]/1.01" office:value-type="float" office:value="27.512867262543">
            <text:p>27.5129</text:p>
          </table:table-cell>
          <table:table-cell table:style-name="ce3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6" table:formula="of:=[.L38]/1.01" office:value-type="float" office:value="1.25504032989456">
            <text:p>1.2550</text:p>
          </table:table-cell>
          <table:table-cell table:style-name="ce3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6" table:formula="of:=[.O38]/1.01" office:value-type="float" office:value="1.24831346748318">
            <text:p>1.2483</text:p>
          </table:table-cell>
          <table:table-cell table:style-name="ce3" table:formula="of:=[.P38]" office:value-type="float" office:value="0.903">
            <text:p>0.903</text:p>
          </table:table-cell>
          <table:table-cell table:formula="of:=[.Q38]-1" office:value-type="float" office:value="-4">
            <text:p>-4</text:p>
          </table:table-cell>
          <table:table-cell table:style-name="ce6" table:formula="of:=[.R38]/1.01" office:value-type="float" office:value="0.867765251067983">
            <text:p>0.8678</text:p>
          </table:table-cell>
          <table:table-cell table:style-name="ce3" table:formula="of:=[.S38]" office:value-type="float" office:value="1.362">
            <text:p>1.362</text:p>
          </table:table-cell>
          <table:table-cell table:formula="of:=[.T38]-1" office:value-type="float" office:value="-4">
            <text:p>-4</text:p>
          </table:table-cell>
          <table:table-cell table:style-name="ce6" table:formula="of:=[.U38]/1.01" office:value-type="float" office:value="1.3088552291856">
            <text:p>1.3089</text:p>
          </table:table-cell>
          <table:table-cell table:style-name="ce3" table:formula="of:=[.V38]" office:value-type="float" office:value="1.113">
            <text:p>1.113</text:p>
          </table:table-cell>
          <table:table-cell table:formula="of:=[.W38]-1" office:value-type="float" office:value="-4">
            <text:p>-4</text:p>
          </table:table-cell>
          <table:table-cell table:style-name="ce6" table:formula="of:=[.X38]/1.01" office:value-type="float" office:value="1.06957112340937">
            <text:p>1.0696</text:p>
          </table:table-cell>
          <table:table-cell table:style-name="ce3" table:formula="of:=[.Y38]" office:value-type="float" office:value="1.115">
            <text:p>1.115</text:p>
          </table:table-cell>
          <table:table-cell table:formula="of:=[.Z38]-1" office:value-type="float" office:value="-4">
            <text:p>-4</text:p>
          </table:table-cell>
          <table:table-cell table:style-name="ce6" table:formula="of:=[.AA38]/1.01" office:value-type="float" office:value="1.07149308409834">
            <text:p>1.0715</text:p>
          </table:table-cell>
          <table:table-cell table:number-columns-repeated="997"/>
        </table:table-row>
        <table:table-row table:style-name="ro1">
          <table:table-cell table:style-name="ce3" table:formula="of:=[.A39]" office:value-type="float" office:value="87.23">
            <text:p>87.230</text:p>
          </table:table-cell>
          <table:table-cell table:style-name="ce1" table:formula="of:=[.B39]-1" office:value-type="float" office:value="-5">
            <text:p>-5</text:p>
          </table:table-cell>
          <table:table-cell table:style-name="ce7" table:formula="of:=[.C39]/1.01" office:value-type="float" office:value="82.9963519299367">
            <text:p>82.9964</text:p>
          </table:table-cell>
          <table:table-cell table:style-name="ce3" table:formula="of:=[.D39]" office:value-type="float" office:value="0.911">
            <text:p>0.911</text:p>
          </table:table-cell>
          <table:table-cell table:style-name="ce1" table:formula="of:=[.E39]-1" office:value-type="float" office:value="-5">
            <text:p>-5</text:p>
          </table:table-cell>
          <table:table-cell table:style-name="ce7" table:formula="of:=[.F39]/1.01" office:value-type="float" office:value="0.866785241409748">
            <text:p>0.8668</text:p>
          </table:table-cell>
          <table:table-cell table:style-name="ce3" table:formula="of:=[.G39]" office:value-type="float" office:value="28.63">
            <text:p>28.630</text:p>
          </table:table-cell>
          <table:table-cell table:style-name="ce1" table:formula="of:=[.H39]-1" office:value-type="float" office:value="-5">
            <text:p>-5</text:p>
          </table:table-cell>
          <table:table-cell table:style-name="ce7" table:formula="of:=[.I39]/1.01" office:value-type="float" office:value="27.2404626361812">
            <text:p>27.2405</text:p>
          </table:table-cell>
          <table:table-cell table:style-name="ce3" table:formula="of:=[.J39]" office:value-type="float" office:value="1.306">
            <text:p>1.306</text:p>
          </table:table-cell>
          <table:table-cell table:style-name="ce1" table:formula="of:=[.K39]-1" office:value-type="float" office:value="-5">
            <text:p>-5</text:p>
          </table:table-cell>
          <table:table-cell table:style-name="ce7" table:formula="of:=[.L39]/1.01" office:value-type="float" office:value="1.24261418801441">
            <text:p>1.2426</text:p>
          </table:table-cell>
          <table:table-cell table:style-name="ce3" table:formula="of:=[.M39]" office:value-type="float" office:value="1.299">
            <text:p>1.299</text:p>
          </table:table-cell>
          <table:table-cell table:style-name="ce1" table:formula="of:=[.N39]-1" office:value-type="float" office:value="-5">
            <text:p>-5</text:p>
          </table:table-cell>
          <table:table-cell table:style-name="ce7" table:formula="of:=[.O39]/1.01" office:value-type="float" office:value="1.23595392820117">
            <text:p>1.2360</text:p>
          </table:table-cell>
          <table:table-cell table:style-name="ce3" table:formula="of:=[.P39]" office:value-type="float" office:value="0.903">
            <text:p>0.903</text:p>
          </table:table-cell>
          <table:table-cell table:style-name="ce1" table:formula="of:=[.Q39]-1" office:value-type="float" office:value="-5">
            <text:p>-5</text:p>
          </table:table-cell>
          <table:table-cell table:style-name="ce7" table:formula="of:=[.R39]/1.01" office:value-type="float" office:value="0.859173515908894">
            <text:p>0.8592</text:p>
          </table:table-cell>
          <table:table-cell table:style-name="ce3" table:formula="of:=[.S39]" office:value-type="float" office:value="1.362">
            <text:p>1.362</text:p>
          </table:table-cell>
          <table:table-cell table:style-name="ce1" table:formula="of:=[.T39]-1" office:value-type="float" office:value="-5">
            <text:p>-5</text:p>
          </table:table-cell>
          <table:table-cell table:style-name="ce7" table:formula="of:=[.U39]/1.01" office:value-type="float" office:value="1.29589626652039">
            <text:p>1.2959</text:p>
          </table:table-cell>
          <table:table-cell table:style-name="ce3" table:formula="of:=[.V39]" office:value-type="float" office:value="1.113">
            <text:p>1.113</text:p>
          </table:table-cell>
          <table:table-cell table:style-name="ce1" table:formula="of:=[.W39]-1" office:value-type="float" office:value="-5">
            <text:p>-5</text:p>
          </table:table-cell>
          <table:table-cell table:style-name="ce7" table:formula="of:=[.X39]/1.01" office:value-type="float" office:value="1.05898131030631">
            <text:p>1.0590</text:p>
          </table:table-cell>
          <table:table-cell table:style-name="ce3" table:formula="of:=[.Y39]" office:value-type="float" office:value="1.115">
            <text:p>1.115</text:p>
          </table:table-cell>
          <table:table-cell table:style-name="ce1" table:formula="of:=[.Z39]-1" office:value-type="float" office:value="-5">
            <text:p>-5</text:p>
          </table:table-cell>
          <table:table-cell table:style-name="ce7" table:formula="of:=[.AA39]/1.01" office:value-type="float" office:value="1.06088424168152">
            <text:p>1.0609</text:p>
          </table:table-cell>
          <table:table-cell table:number-columns-repeated="997"/>
        </table:table-row>
        <table:table-row table:style-name="ro1">
          <table:table-cell table:style-name="ce3" table:formula="of:=[.A40]" office:value-type="float" office:value="87.23">
            <text:p>87.23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82.1746058712244">
            <text:p>82.1746</text:p>
          </table:table-cell>
          <table:table-cell table:style-name="ce3" table:formula="of:=[.D40]" office:value-type="float" office:value="0.911">
            <text:p>0.911</text:p>
          </table:table-cell>
          <table:table-cell table:formula="of:=[.E40]-1" office:value-type="float" office:value="-6">
            <text:p>-6</text:p>
          </table:table-cell>
          <table:table-cell table:style-name="ce6" table:formula="of:=[.F40]/1.01" office:value-type="float" office:value="0.858203209316582">
            <text:p>0.8582</text:p>
          </table:table-cell>
          <table:table-cell table:style-name="ce3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6" table:formula="of:=[.I40]/1.01" office:value-type="float" office:value="26.9707550853279">
            <text:p>26.9708</text:p>
          </table:table-cell>
          <table:table-cell table:style-name="ce3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6" table:formula="of:=[.L40]/1.01" office:value-type="float" office:value="1.23031107724199">
            <text:p>1.2303</text:p>
          </table:table-cell>
          <table:table-cell table:style-name="ce3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6" table:formula="of:=[.O40]/1.01" office:value-type="float" office:value="1.22371676059521">
            <text:p>1.2237</text:p>
          </table:table-cell>
          <table:table-cell table:style-name="ce3" table:formula="of:=[.P40]" office:value-type="float" office:value="0.903">
            <text:p>0.903</text:p>
          </table:table-cell>
          <table:table-cell table:formula="of:=[.Q40]-1" office:value-type="float" office:value="-6">
            <text:p>-6</text:p>
          </table:table-cell>
          <table:table-cell table:style-name="ce6" table:formula="of:=[.R40]/1.01" office:value-type="float" office:value="0.850666847434549">
            <text:p>0.8507</text:p>
          </table:table-cell>
          <table:table-cell table:style-name="ce3" table:formula="of:=[.S40]" office:value-type="float" office:value="1.362">
            <text:p>1.362</text:p>
          </table:table-cell>
          <table:table-cell table:formula="of:=[.T40]-1" office:value-type="float" office:value="-6">
            <text:p>-6</text:p>
          </table:table-cell>
          <table:table-cell table:style-name="ce6" table:formula="of:=[.U40]/1.01" office:value-type="float" office:value="1.28306561041623">
            <text:p>1.2831</text:p>
          </table:table-cell>
          <table:table-cell table:style-name="ce3" table:formula="of:=[.V40]" office:value-type="float" office:value="1.113">
            <text:p>1.113</text:p>
          </table:table-cell>
          <table:table-cell table:formula="of:=[.W40]-1" office:value-type="float" office:value="-6">
            <text:p>-6</text:p>
          </table:table-cell>
          <table:table-cell table:style-name="ce6" table:formula="of:=[.X40]/1.01" office:value-type="float" office:value="1.04849634683793">
            <text:p>1.0485</text:p>
          </table:table-cell>
          <table:table-cell table:style-name="ce3" table:formula="of:=[.Y40]" office:value-type="float" office:value="1.115">
            <text:p>1.115</text:p>
          </table:table-cell>
          <table:table-cell table:formula="of:=[.Z40]-1" office:value-type="float" office:value="-6">
            <text:p>-6</text:p>
          </table:table-cell>
          <table:table-cell table:style-name="ce6" table:formula="of:=[.AA40]/1.01" office:value-type="float" office:value="1.05038043730844">
            <text:p>1.0504</text:p>
          </table:table-cell>
          <table:table-cell table:number-columns-repeated="997"/>
        </table:table-row>
        <table:table-row table:style-name="ro1">
          <table:table-cell table:style-name="ce3" table:formula="of:=[.A41]" office:value-type="float" office:value="87.23">
            <text:p>87.23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81.3609959121034">
            <text:p>81.3610</text:p>
          </table:table-cell>
          <table:table-cell table:style-name="ce3" table:formula="of:=[.D41]" office:value-type="float" office:value="0.911">
            <text:p>0.911</text:p>
          </table:table-cell>
          <table:table-cell table:formula="of:=[.E41]-1" office:value-type="float" office:value="-7">
            <text:p>-7</text:p>
          </table:table-cell>
          <table:table-cell table:style-name="ce6" table:formula="of:=[.F41]/1.01" office:value-type="float" office:value="0.8497061478382">
            <text:p>0.8497</text:p>
          </table:table-cell>
          <table:table-cell table:style-name="ce3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6" table:formula="of:=[.I41]/1.01" office:value-type="float" office:value="26.7037179062653">
            <text:p>26.7037</text:p>
          </table:table-cell>
          <table:table-cell table:style-name="ce3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6" table:formula="of:=[.L41]/1.01" office:value-type="float" office:value="1.21812977944752">
            <text:p>1.2181</text:p>
          </table:table-cell>
          <table:table-cell table:style-name="ce3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6" table:formula="of:=[.O41]/1.01" office:value-type="float" office:value="1.21160075306457">
            <text:p>1.2116</text:p>
          </table:table-cell>
          <table:table-cell table:style-name="ce3" table:formula="of:=[.P41]" office:value-type="float" office:value="0.903">
            <text:p>0.903</text:p>
          </table:table-cell>
          <table:table-cell table:formula="of:=[.Q41]-1" office:value-type="float" office:value="-7">
            <text:p>-7</text:p>
          </table:table-cell>
          <table:table-cell table:style-name="ce6" table:formula="of:=[.R41]/1.01" office:value-type="float" office:value="0.842244403400543">
            <text:p>0.8422</text:p>
          </table:table-cell>
          <table:table-cell table:style-name="ce3" table:formula="of:=[.S41]" office:value-type="float" office:value="1.362">
            <text:p>1.362</text:p>
          </table:table-cell>
          <table:table-cell table:formula="of:=[.T41]-1" office:value-type="float" office:value="-7">
            <text:p>-7</text:p>
          </table:table-cell>
          <table:table-cell table:style-name="ce6" table:formula="of:=[.U41]/1.01" office:value-type="float" office:value="1.27036199051112">
            <text:p>1.2704</text:p>
          </table:table-cell>
          <table:table-cell table:style-name="ce3" table:formula="of:=[.V41]" office:value-type="float" office:value="1.113">
            <text:p>1.113</text:p>
          </table:table-cell>
          <table:table-cell table:formula="of:=[.W41]-1" office:value-type="float" office:value="-7">
            <text:p>-7</text:p>
          </table:table-cell>
          <table:table-cell table:style-name="ce6" table:formula="of:=[.X41]/1.01" office:value-type="float" office:value="1.03811519488904">
            <text:p>1.0381</text:p>
          </table:table-cell>
          <table:table-cell table:style-name="ce3" table:formula="of:=[.Y41]" office:value-type="float" office:value="1.115">
            <text:p>1.115</text:p>
          </table:table-cell>
          <table:table-cell table:formula="of:=[.Z41]-1" office:value-type="float" office:value="-7">
            <text:p>-7</text:p>
          </table:table-cell>
          <table:table-cell table:style-name="ce6" table:formula="of:=[.AA41]/1.01" office:value-type="float" office:value="1.03998063099846">
            <text:p>1.0400</text:p>
          </table:table-cell>
          <table:table-cell table:number-columns-repeated="997"/>
        </table:table-row>
        <table:table-row table:style-name="ro1">
          <table:table-cell table:style-name="ce3" table:formula="of:=[.A42]" office:value-type="float" office:value="87.23">
            <text:p>87.23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80.5554414971321">
            <text:p>80.5554</text:p>
          </table:table-cell>
          <table:table-cell table:style-name="ce3" table:formula="of:=[.D42]" office:value-type="float" office:value="0.911">
            <text:p>0.911</text:p>
          </table:table-cell>
          <table:table-cell table:formula="of:=[.E42]-1" office:value-type="float" office:value="-8">
            <text:p>-8</text:p>
          </table:table-cell>
          <table:table-cell table:style-name="ce6" table:formula="of:=[.F42]/1.01" office:value-type="float" office:value="0.841293215681386">
            <text:p>0.8413</text:p>
          </table:table-cell>
          <table:table-cell table:style-name="ce3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6" table:formula="of:=[.I42]/1.01" office:value-type="float" office:value="26.4393246596686">
            <text:p>26.4393</text:p>
          </table:table-cell>
          <table:table-cell table:style-name="ce3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6" table:formula="of:=[.L42]/1.01" office:value-type="float" office:value="1.2060690885619">
            <text:p>1.2061</text:p>
          </table:table-cell>
          <table:table-cell table:style-name="ce3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6" table:formula="of:=[.O42]/1.01" office:value-type="float" office:value="1.19960470600452">
            <text:p>1.1996</text:p>
          </table:table-cell>
          <table:table-cell table:style-name="ce3" table:formula="of:=[.P42]" office:value-type="float" office:value="0.903">
            <text:p>0.903</text:p>
          </table:table-cell>
          <table:table-cell table:formula="of:=[.Q42]-1" office:value-type="float" office:value="-8">
            <text:p>-8</text:p>
          </table:table-cell>
          <table:table-cell table:style-name="ce6" table:formula="of:=[.R42]/1.01" office:value-type="float" office:value="0.833905349901528">
            <text:p>0.8339</text:p>
          </table:table-cell>
          <table:table-cell table:style-name="ce3" table:formula="of:=[.S42]" office:value-type="float" office:value="1.362">
            <text:p>1.362</text:p>
          </table:table-cell>
          <table:table-cell table:formula="of:=[.T42]-1" office:value-type="float" office:value="-8">
            <text:p>-8</text:p>
          </table:table-cell>
          <table:table-cell table:style-name="ce6" table:formula="of:=[.U42]/1.01" office:value-type="float" office:value="1.25778414902091">
            <text:p>1.2578</text:p>
          </table:table-cell>
          <table:table-cell table:style-name="ce3" table:formula="of:=[.V42]" office:value-type="float" office:value="1.113">
            <text:p>1.113</text:p>
          </table:table-cell>
          <table:table-cell table:formula="of:=[.W42]-1" office:value-type="float" office:value="-8">
            <text:p>-8</text:p>
          </table:table-cell>
          <table:table-cell table:style-name="ce6" table:formula="of:=[.X42]/1.01" office:value-type="float" office:value="1.02783682662281">
            <text:p>1.0278</text:p>
          </table:table-cell>
          <table:table-cell table:style-name="ce3" table:formula="of:=[.Y42]" office:value-type="float" office:value="1.115">
            <text:p>1.115</text:p>
          </table:table-cell>
          <table:table-cell table:formula="of:=[.Z42]-1" office:value-type="float" office:value="-8">
            <text:p>-8</text:p>
          </table:table-cell>
          <table:table-cell table:style-name="ce6" table:formula="of:=[.AA42]/1.01" office:value-type="float" office:value="1.02968379306778">
            <text:p>1.0297</text:p>
          </table:table-cell>
          <table:table-cell table:number-columns-repeated="997"/>
        </table:table-row>
        <table:table-row table:style-name="ro1">
          <table:table-cell table:style-name="ce3" table:formula="of:=[.A43]" office:value-type="float" office:value="87.23">
            <text:p>87.23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79.7578628684476">
            <text:p>79.7579</text:p>
          </table:table-cell>
          <table:table-cell table:style-name="ce3" table:formula="of:=[.D43]" office:value-type="float" office:value="0.911">
            <text:p>0.911</text:p>
          </table:table-cell>
          <table:table-cell table:formula="of:=[.E43]-1" office:value-type="float" office:value="-9">
            <text:p>-9</text:p>
          </table:table-cell>
          <table:table-cell table:style-name="ce6" table:formula="of:=[.F43]/1.01" office:value-type="float" office:value="0.832963579882561">
            <text:p>0.8330</text:p>
          </table:table-cell>
          <table:table-cell table:style-name="ce3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6" table:formula="of:=[.I43]/1.01" office:value-type="float" office:value="26.1775491679887">
            <text:p>26.1775</text:p>
          </table:table-cell>
          <table:table-cell table:style-name="ce3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6" table:formula="of:=[.L43]/1.01" office:value-type="float" office:value="1.19412781045733">
            <text:p>1.1941</text:p>
          </table:table-cell>
          <table:table-cell table:style-name="ce3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6" table:formula="of:=[.O43]/1.01" office:value-type="float" office:value="1.18772743168765">
            <text:p>1.1877</text:p>
          </table:table-cell>
          <table:table-cell table:style-name="ce3" table:formula="of:=[.P43]" office:value-type="float" office:value="0.903">
            <text:p>0.903</text:p>
          </table:table-cell>
          <table:table-cell table:formula="of:=[.Q43]-1" office:value-type="float" office:value="-9">
            <text:p>-9</text:p>
          </table:table-cell>
          <table:table-cell table:style-name="ce6" table:formula="of:=[.R43]/1.01" office:value-type="float" office:value="0.825648861288641">
            <text:p>0.8256</text:p>
          </table:table-cell>
          <table:table-cell table:style-name="ce3" table:formula="of:=[.S43]" office:value-type="float" office:value="1.362">
            <text:p>1.362</text:p>
          </table:table-cell>
          <table:table-cell table:formula="of:=[.T43]-1" office:value-type="float" office:value="-9">
            <text:p>-9</text:p>
          </table:table-cell>
          <table:table-cell table:style-name="ce6" table:formula="of:=[.U43]/1.01" office:value-type="float" office:value="1.24533084061476">
            <text:p>1.2453</text:p>
          </table:table-cell>
          <table:table-cell table:style-name="ce3" table:formula="of:=[.V43]" office:value-type="float" office:value="1.113">
            <text:p>1.113</text:p>
          </table:table-cell>
          <table:table-cell table:formula="of:=[.W43]-1" office:value-type="float" office:value="-9">
            <text:p>-9</text:p>
          </table:table-cell>
          <table:table-cell table:style-name="ce6" table:formula="of:=[.X43]/1.01" office:value-type="float" office:value="1.01766022437902">
            <text:p>1.0177</text:p>
          </table:table-cell>
          <table:table-cell table:style-name="ce3" table:formula="of:=[.Y43]" office:value-type="float" office:value="1.115">
            <text:p>1.115</text:p>
          </table:table-cell>
          <table:table-cell table:formula="of:=[.Z43]-1" office:value-type="float" office:value="-9">
            <text:p>-9</text:p>
          </table:table-cell>
          <table:table-cell table:style-name="ce6" table:formula="of:=[.AA43]/1.01" office:value-type="float" office:value="1.0194889040275">
            <text:p>1.0195</text:p>
          </table:table-cell>
          <table:table-cell table:number-columns-repeated="997"/>
        </table:table-row>
        <table:table-row table:style-name="ro1">
          <table:table-cell table:style-name="ce3" table:formula="of:=[.A44]" office:value-type="float" office:value="87.23">
            <text:p>87.23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78.9681810578689">
            <text:p>78.9682</text:p>
          </table:table-cell>
          <table:table-cell table:style-name="ce3" table:formula="of:=[.D44]" office:value-type="float" office:value="0.911">
            <text:p>0.911</text:p>
          </table:table-cell>
          <table:table-cell table:formula="of:=[.E44]-1" office:value-type="float" office:value="-10">
            <text:p>-10</text:p>
          </table:table-cell>
          <table:table-cell table:style-name="ce6" table:formula="of:=[.F44]/1.01" office:value-type="float" office:value="0.824716415725308">
            <text:p>0.8247</text:p>
          </table:table-cell>
          <table:table-cell table:style-name="ce3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6" table:formula="of:=[.I44]/1.01" office:value-type="float" office:value="25.9183655128601">
            <text:p>25.9184</text:p>
          </table:table-cell>
          <table:table-cell table:style-name="ce3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6" table:formula="of:=[.L44]/1.01" office:value-type="float" office:value="1.18230476282904">
            <text:p>1.1823</text:p>
          </table:table-cell>
          <table:table-cell table:style-name="ce3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6" table:formula="of:=[.O44]/1.01" office:value-type="float" office:value="1.17596775414619">
            <text:p>1.1760</text:p>
          </table:table-cell>
          <table:table-cell table:style-name="ce3" table:formula="of:=[.P44]" office:value-type="float" office:value="0.903">
            <text:p>0.903</text:p>
          </table:table-cell>
          <table:table-cell table:formula="of:=[.Q44]-1" office:value-type="float" office:value="-10">
            <text:p>-10</text:p>
          </table:table-cell>
          <table:table-cell table:style-name="ce6" table:formula="of:=[.R44]/1.01" office:value-type="float" office:value="0.817474120087764">
            <text:p>0.8175</text:p>
          </table:table-cell>
          <table:table-cell table:style-name="ce3" table:formula="of:=[.S44]" office:value-type="float" office:value="1.362">
            <text:p>1.362</text:p>
          </table:table-cell>
          <table:table-cell table:formula="of:=[.T44]-1" office:value-type="float" office:value="-10">
            <text:p>-10</text:p>
          </table:table-cell>
          <table:table-cell table:style-name="ce6" table:formula="of:=[.U44]/1.01" office:value-type="float" office:value="1.23300083229184">
            <text:p>1.2330</text:p>
          </table:table-cell>
          <table:table-cell table:style-name="ce3" table:formula="of:=[.V44]" office:value-type="float" office:value="1.113">
            <text:p>1.113</text:p>
          </table:table-cell>
          <table:table-cell table:formula="of:=[.W44]-1" office:value-type="float" office:value="-10">
            <text:p>-10</text:p>
          </table:table-cell>
          <table:table-cell table:style-name="ce6" table:formula="of:=[.X44]/1.01" office:value-type="float" office:value="1.00758438057329">
            <text:p>1.0076</text:p>
          </table:table-cell>
          <table:table-cell table:style-name="ce3" table:formula="of:=[.Y44]" office:value-type="float" office:value="1.115">
            <text:p>1.115</text:p>
          </table:table-cell>
          <table:table-cell table:formula="of:=[.Z44]-1" office:value-type="float" office:value="-10">
            <text:p>-10</text:p>
          </table:table-cell>
          <table:table-cell table:style-name="ce6" table:formula="of:=[.AA44]/1.01" office:value-type="float" office:value="1.00939495448268">
            <text:p>1.0094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 office:value-type="float" office:value="1966761">
            <text:p>1966761</text:p>
          </table:table-cell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 office:value-type="float" office:value="707697">
            <text:p>707697</text:p>
          </table:table-cell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 office:value-type="float" office:value="1931498">
            <text:p>1931498</text:p>
          </table:table-cell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>
            <text:p>南京日晞科技</text:p>
          </table:table-cell>
          <table:table-cell table:number-columns-repeated="1023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22222222222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ce6"/>
        <table:table-column table:style-name="co1" table:default-cell-style-name="ce1"/>
        <table:table-column table:style-name="co3" table:default-cell-style-name="Default"/>
        <table:table-column table:style-name="co1" table:default-cell-style-name="Default"/>
        <table:table-column table:style-name="co1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6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6"/>
          <table:table-cell table:style-name="ce1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6"/>
          <table:table-cell table:style-name="ce1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6"/>
          <table:table-cell table:number-columns-repeated="997"/>
        </table:table-row>
        <table:table-row table:style-name="ro1">
          <table:table-cell table:style-name="ce2" office:value-type="float" office:value="84.91">
            <text:p>84.910</text:p>
          </table:table-cell>
          <table:table-cell office:value-type="float" office:value="10">
            <text:p>10</text:p>
          </table:table-cell>
          <table:table-cell table:formula="of:=[.C3]*1.01" office:value-type="float" office:value="93.7934646686654">
            <text:p>93.7935</text:p>
          </table:table-cell>
          <table:table-cell table:style-name="ce2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6" table:formula="of:=[.F3]*1.01" office:value-type="float" office:value="32.3101971682777">
            <text:p>32.3102</text:p>
          </table:table-cell>
          <table:table-cell table:style-name="ce2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6" table:formula="of:=[.I3]*1.01" office:value-type="float" office:value="40.6942791001488">
            <text:p>40.6943</text:p>
          </table:table-cell>
          <table:table-cell table:style-name="ce2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6" table:formula="of:=[.L3]*1.01" office:value-type="float" office:value="31.9235794243838">
            <text:p>31.9236</text:p>
          </table:table-cell>
          <table:table-cell table:style-name="ce2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6" table:formula="of:=[.O3]*1.01" office:value-type="float" office:value="31.7026549993016">
            <text:p>31.7027</text:p>
          </table:table-cell>
          <table:table-cell table:style-name="ce2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6" table:formula="of:=[.R3]*1.01" office:value-type="float" office:value="32.2107811769907">
            <text:p>32.2108</text:p>
          </table:table-cell>
          <table:table-cell table:style-name="ce2" office:value-type="float" office:value="87.02">
            <text:p>87.020</text:p>
          </table:table-cell>
          <table:table-cell office:value-type="float" office:value="10">
            <text:p>10</text:p>
          </table:table-cell>
          <table:table-cell table:style-name="ce6" table:formula="of:=[.U3]*1.01" office:value-type="float" office:value="96.124217353283">
            <text:p>96.1242</text:p>
          </table:table-cell>
          <table:table-cell table:style-name="ce2" office:value-type="float" office:value="89.37">
            <text:p>89.370</text:p>
          </table:table-cell>
          <table:table-cell office:value-type="float" office:value="10">
            <text:p>10</text:p>
          </table:table-cell>
          <table:table-cell table:style-name="ce6" table:formula="of:=[.X3]*1.01" office:value-type="float" office:value="98.7200793479994">
            <text:p>98.7201</text:p>
          </table:table-cell>
          <table:table-cell table:style-name="ce2" office:value-type="float" office:value="89.1">
            <text:p>89.100</text:p>
          </table:table-cell>
          <table:table-cell office:value-type="float" office:value="10">
            <text:p>10</text:p>
          </table:table-cell>
          <table:table-cell table:style-name="ce6" table:formula="of:=[.AA3]*1.01" office:value-type="float" office:value="98.4218313741383">
            <text:p>98.4218</text:p>
          </table:table-cell>
          <table:table-cell table:number-columns-repeated="997"/>
        </table:table-row>
        <table:table-row table:style-name="ro1">
          <table:table-cell table:style-name="ce3" table:formula="of:=[.A2]" office:value-type="float" office:value="84.91">
            <text:p>84.9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92.8648165036291">
            <text:p>92.8648</text:p>
          </table:table-cell>
          <table:table-cell table:style-name="ce3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6" table:formula="of:=[.F4]*1.01" office:value-type="float" office:value="31.9902942260176">
            <text:p>31.9903</text:p>
          </table:table-cell>
          <table:table-cell table:style-name="ce3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6" table:formula="of:=[.I4]*1.01" office:value-type="float" office:value="40.2913654456919">
            <text:p>40.2914</text:p>
          </table:table-cell>
          <table:table-cell table:style-name="ce3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6" table:formula="of:=[.L4]*1.01" office:value-type="float" office:value="31.607504380578">
            <text:p>31.6075</text:p>
          </table:table-cell>
          <table:table-cell table:style-name="ce3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6" table:formula="of:=[.O4]*1.01" office:value-type="float" office:value="31.3887673260412">
            <text:p>31.3888</text:p>
          </table:table-cell>
          <table:table-cell table:style-name="ce3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6" table:formula="of:=[.R4]*1.01" office:value-type="float" office:value="31.891862551476">
            <text:p>31.8919</text:p>
          </table:table-cell>
          <table:table-cell table:style-name="ce3" table:formula="of:=[.S2]" office:value-type="float" office:value="87.02">
            <text:p>87.020</text:p>
          </table:table-cell>
          <table:table-cell table:formula="of:=[.T2]-1" office:value-type="float" office:value="9">
            <text:p>9</text:p>
          </table:table-cell>
          <table:table-cell table:style-name="ce6" table:formula="of:=[.U4]*1.01" office:value-type="float" office:value="95.1724924289931">
            <text:p>95.1725</text:p>
          </table:table-cell>
          <table:table-cell table:style-name="ce3" table:formula="of:=[.V2]" office:value-type="float" office:value="89.37">
            <text:p>89.370</text:p>
          </table:table-cell>
          <table:table-cell table:formula="of:=[.W2]-1" office:value-type="float" office:value="9">
            <text:p>9</text:p>
          </table:table-cell>
          <table:table-cell table:style-name="ce6" table:formula="of:=[.X4]*1.01" office:value-type="float" office:value="97.7426528198014">
            <text:p>97.7427</text:p>
          </table:table-cell>
          <table:table-cell table:style-name="ce3" table:formula="of:=[.Y2]" office:value-type="float" office:value="89.1">
            <text:p>89.100</text:p>
          </table:table-cell>
          <table:table-cell table:formula="of:=[.Z2]-1" office:value-type="float" office:value="9">
            <text:p>9</text:p>
          </table:table-cell>
          <table:table-cell table:style-name="ce6" table:formula="of:=[.AA4]*1.01" office:value-type="float" office:value="97.4473577961766">
            <text:p>97.4474</text:p>
          </table:table-cell>
          <table:table-cell table:number-columns-repeated="997"/>
        </table:table-row>
        <table:table-row table:style-name="ro1">
          <table:table-cell table:style-name="ce3" table:formula="of:=[.A3]" office:value-type="float" office:value="84.91">
            <text:p>84.9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91.9453628748803">
            <text:p>91.9454</text:p>
          </table:table-cell>
          <table:table-cell table:style-name="ce3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6" table:formula="of:=[.F5]*1.01" office:value-type="float" office:value="31.6735586396213">
            <text:p>31.6736</text:p>
          </table:table-cell>
          <table:table-cell table:style-name="ce3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6" table:formula="of:=[.I5]*1.01" office:value-type="float" office:value="39.8924410353385">
            <text:p>39.8924</text:p>
          </table:table-cell>
          <table:table-cell table:style-name="ce3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6" table:formula="of:=[.L5]*1.01" office:value-type="float" office:value="31.2945587926515">
            <text:p>31.2946</text:p>
          </table:table-cell>
          <table:table-cell table:style-name="ce3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6" table:formula="of:=[.O5]*1.01" office:value-type="float" office:value="31.0779874515259">
            <text:p>31.0780</text:p>
          </table:table-cell>
          <table:table-cell table:style-name="ce3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6" table:formula="of:=[.R5]*1.01" office:value-type="float" office:value="31.5761015361148">
            <text:p>31.5761</text:p>
          </table:table-cell>
          <table:table-cell table:style-name="ce3" table:formula="of:=[.S3]" office:value-type="float" office:value="87.02">
            <text:p>87.020</text:p>
          </table:table-cell>
          <table:table-cell table:formula="of:=[.T3]-1" office:value-type="float" office:value="8">
            <text:p>8</text:p>
          </table:table-cell>
          <table:table-cell table:style-name="ce6" table:formula="of:=[.U5]*1.01" office:value-type="float" office:value="94.2301905237555">
            <text:p>94.2302</text:p>
          </table:table-cell>
          <table:table-cell table:style-name="ce3" table:formula="of:=[.V3]" office:value-type="float" office:value="89.37">
            <text:p>89.370</text:p>
          </table:table-cell>
          <table:table-cell table:formula="of:=[.W3]-1" office:value-type="float" office:value="8">
            <text:p>8</text:p>
          </table:table-cell>
          <table:table-cell table:style-name="ce6" table:formula="of:=[.X5]*1.01" office:value-type="float" office:value="96.7749037819815">
            <text:p>96.7749</text:p>
          </table:table-cell>
          <table:table-cell table:style-name="ce3" table:formula="of:=[.Y3]" office:value-type="float" office:value="89.1">
            <text:p>89.100</text:p>
          </table:table-cell>
          <table:table-cell table:formula="of:=[.Z3]-1" office:value-type="float" office:value="8">
            <text:p>8</text:p>
          </table:table-cell>
          <table:table-cell table:style-name="ce6" table:formula="of:=[.AA5]*1.01" office:value-type="float" office:value="96.482532471462">
            <text:p>96.4825</text:p>
          </table:table-cell>
          <table:table-cell table:number-columns-repeated="997"/>
        </table:table-row>
        <table:table-row table:style-name="ro1">
          <table:table-cell table:style-name="ce3" table:formula="of:=[.A4]" office:value-type="float" office:value="84.91">
            <text:p>84.9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91.0350127474062">
            <text:p>91.0350</text:p>
          </table:table-cell>
          <table:table-cell table:style-name="ce3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6" table:formula="of:=[.F6]*1.01" office:value-type="float" office:value="31.35995904913">
            <text:p>31.3600</text:p>
          </table:table-cell>
          <table:table-cell table:style-name="ce3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6" table:formula="of:=[.I6]*1.01" office:value-type="float" office:value="39.4974663716223">
            <text:p>39.4975</text:p>
          </table:table-cell>
          <table:table-cell table:style-name="ce3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6" table:formula="of:=[.L6]*1.01" office:value-type="float" office:value="30.9847116758926">
            <text:p>30.9847</text:p>
          </table:table-cell>
          <table:table-cell table:style-name="ce3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6" table:formula="of:=[.O6]*1.01" office:value-type="float" office:value="30.7702846054712">
            <text:p>30.7703</text:p>
          </table:table-cell>
          <table:table-cell table:style-name="ce3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6" table:formula="of:=[.R6]*1.01" office:value-type="float" office:value="31.2634668674404">
            <text:p>31.2635</text:p>
          </table:table-cell>
          <table:table-cell table:style-name="ce3" table:formula="of:=[.S4]" office:value-type="float" office:value="87.02">
            <text:p>87.020</text:p>
          </table:table-cell>
          <table:table-cell table:formula="of:=[.T4]-1" office:value-type="float" office:value="7">
            <text:p>7</text:p>
          </table:table-cell>
          <table:table-cell table:style-name="ce6" table:formula="of:=[.U6]*1.01" office:value-type="float" office:value="93.297218340352">
            <text:p>93.2972</text:p>
          </table:table-cell>
          <table:table-cell table:style-name="ce3" table:formula="of:=[.V4]" office:value-type="float" office:value="89.37">
            <text:p>89.370</text:p>
          </table:table-cell>
          <table:table-cell table:formula="of:=[.W4]-1" office:value-type="float" office:value="7">
            <text:p>7</text:p>
          </table:table-cell>
          <table:table-cell table:style-name="ce6" table:formula="of:=[.X6]*1.01" office:value-type="float" office:value="95.8167364178035">
            <text:p>95.8167</text:p>
          </table:table-cell>
          <table:table-cell table:style-name="ce3" table:formula="of:=[.Y4]" office:value-type="float" office:value="89.1">
            <text:p>89.100</text:p>
          </table:table-cell>
          <table:table-cell table:formula="of:=[.Z4]-1" office:value-type="float" office:value="7">
            <text:p>7</text:p>
          </table:table-cell>
          <table:table-cell table:style-name="ce6" table:formula="of:=[.AA6]*1.01" office:value-type="float" office:value="95.5272598727346">
            <text:p>95.5273</text:p>
          </table:table-cell>
          <table:table-cell table:number-columns-repeated="997"/>
        </table:table-row>
        <table:table-row table:style-name="ro1">
          <table:table-cell table:style-name="ce3" table:formula="of:=[.A5]" office:value-type="float" office:value="84.91">
            <text:p>84.9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90.1336759875309">
            <text:p>90.1337</text:p>
          </table:table-cell>
          <table:table-cell table:style-name="ce3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6" table:formula="of:=[.F7]*1.01" office:value-type="float" office:value="31.0494644050793">
            <text:p>31.0495</text:p>
          </table:table-cell>
          <table:table-cell table:style-name="ce3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6" table:formula="of:=[.I7]*1.01" office:value-type="float" office:value="39.1064023481409">
            <text:p>39.1064</text:p>
          </table:table-cell>
          <table:table-cell table:style-name="ce3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6" table:formula="of:=[.L7]*1.01" office:value-type="float" office:value="30.6779323523689">
            <text:p>30.6779</text:p>
          </table:table-cell>
          <table:table-cell table:style-name="ce3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6" table:formula="of:=[.O7]*1.01" office:value-type="float" office:value="30.4656283222487">
            <text:p>30.4656</text:p>
          </table:table-cell>
          <table:table-cell table:style-name="ce3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6" table:formula="of:=[.R7]*1.01" office:value-type="float" office:value="30.9539275915252">
            <text:p>30.9539</text:p>
          </table:table-cell>
          <table:table-cell table:style-name="ce3" table:formula="of:=[.S5]" office:value-type="float" office:value="87.02">
            <text:p>87.020</text:p>
          </table:table-cell>
          <table:table-cell table:formula="of:=[.T5]-1" office:value-type="float" office:value="6">
            <text:p>6</text:p>
          </table:table-cell>
          <table:table-cell table:style-name="ce6" table:formula="of:=[.U7]*1.01" office:value-type="float" office:value="92.373483505299">
            <text:p>92.3735</text:p>
          </table:table-cell>
          <table:table-cell table:style-name="ce3" table:formula="of:=[.V5]" office:value-type="float" office:value="89.37">
            <text:p>89.370</text:p>
          </table:table-cell>
          <table:table-cell table:formula="of:=[.W5]-1" office:value-type="float" office:value="6">
            <text:p>6</text:p>
          </table:table-cell>
          <table:table-cell table:style-name="ce6" table:formula="of:=[.X7]*1.01" office:value-type="float" office:value="94.8680558592114">
            <text:p>94.8681</text:p>
          </table:table-cell>
          <table:table-cell table:style-name="ce3" table:formula="of:=[.Y5]" office:value-type="float" office:value="89.1">
            <text:p>89.100</text:p>
          </table:table-cell>
          <table:table-cell table:formula="of:=[.Z5]-1" office:value-type="float" office:value="6">
            <text:p>6</text:p>
          </table:table-cell>
          <table:table-cell table:style-name="ce6" table:formula="of:=[.AA7]*1.01" office:value-type="float" office:value="94.5814454185491">
            <text:p>94.5814</text:p>
          </table:table-cell>
          <table:table-cell table:number-columns-repeated="997"/>
        </table:table-row>
        <table:table-row table:style-name="ro1">
          <table:table-cell table:style-name="ce3" table:formula="of:=[.A6]" office:value-type="float" office:value="84.91">
            <text:p>84.910</text:p>
          </table:table-cell>
          <table:table-cell table:style-name="ce1" table:formula="of:=[.B6]-1" office:value-type="float" office:value="5">
            <text:p>5</text:p>
          </table:table-cell>
          <table:table-cell table:style-name="ce7" table:formula="of:=[.C8]*1.01" office:value-type="float" office:value="89.241263353991">
            <text:p>89.2413</text:p>
          </table:table-cell>
          <table:table-cell table:style-name="ce3" table:formula="of:=[.D6]" office:value-type="float" office:value="29.25">
            <text:p>29.250</text:p>
          </table:table-cell>
          <table:table-cell table:style-name="ce1" table:formula="of:=[.E6]-1" office:value-type="float" office:value="5">
            <text:p>5</text:p>
          </table:table-cell>
          <table:table-cell table:style-name="ce7" table:formula="of:=[.F8]*1.01" office:value-type="float" office:value="30.742043965425">
            <text:p>30.7420</text:p>
          </table:table-cell>
          <table:table-cell table:style-name="ce3" table:formula="of:=[.G6]" office:value-type="float" office:value="36.84">
            <text:p>36.840</text:p>
          </table:table-cell>
          <table:table-cell table:style-name="ce1" table:formula="of:=[.H6]-1" office:value-type="float" office:value="5">
            <text:p>5</text:p>
          </table:table-cell>
          <table:table-cell table:style-name="ce7" table:formula="of:=[.I8]*1.01" office:value-type="float" office:value="38.719210245684">
            <text:p>38.7192</text:p>
          </table:table-cell>
          <table:table-cell table:style-name="ce3" table:formula="of:=[.J6]" office:value-type="float" office:value="28.9">
            <text:p>28.900</text:p>
          </table:table-cell>
          <table:table-cell table:style-name="ce1" table:formula="of:=[.K6]-1" office:value-type="float" office:value="5">
            <text:p>5</text:p>
          </table:table-cell>
          <table:table-cell table:style-name="ce7" table:formula="of:=[.L8]*1.01" office:value-type="float" office:value="30.37419044789">
            <text:p>30.3742</text:p>
          </table:table-cell>
          <table:table-cell table:style-name="ce3" table:formula="of:=[.M6]" office:value-type="float" office:value="28.7">
            <text:p>28.700</text:p>
          </table:table-cell>
          <table:table-cell table:style-name="ce1" table:formula="of:=[.N6]-1" office:value-type="float" office:value="5">
            <text:p>5</text:p>
          </table:table-cell>
          <table:table-cell table:style-name="ce7" table:formula="of:=[.O8]*1.01" office:value-type="float" office:value="30.16398843787">
            <text:p>30.1640</text:p>
          </table:table-cell>
          <table:table-cell table:style-name="ce3" table:formula="of:=[.P6]" office:value-type="float" office:value="29.16">
            <text:p>29.160</text:p>
          </table:table-cell>
          <table:table-cell table:style-name="ce1" table:formula="of:=[.Q6]-1" office:value-type="float" office:value="5">
            <text:p>5</text:p>
          </table:table-cell>
          <table:table-cell table:style-name="ce7" table:formula="of:=[.R8]*1.01" office:value-type="float" office:value="30.647453060916">
            <text:p>30.6475</text:p>
          </table:table-cell>
          <table:table-cell table:style-name="ce3" table:formula="of:=[.S6]" office:value-type="float" office:value="87.02">
            <text:p>87.020</text:p>
          </table:table-cell>
          <table:table-cell table:style-name="ce1" table:formula="of:=[.T6]-1" office:value-type="float" office:value="5">
            <text:p>5</text:p>
          </table:table-cell>
          <table:table-cell table:style-name="ce7" table:formula="of:=[.U8]*1.01" office:value-type="float" office:value="91.458894559702">
            <text:p>91.4589</text:p>
          </table:table-cell>
          <table:table-cell table:style-name="ce3" table:formula="of:=[.V6]" office:value-type="float" office:value="89.37">
            <text:p>89.370</text:p>
          </table:table-cell>
          <table:table-cell table:style-name="ce1" table:formula="of:=[.W6]-1" office:value-type="float" office:value="5">
            <text:p>5</text:p>
          </table:table-cell>
          <table:table-cell table:style-name="ce7" table:formula="of:=[.X8]*1.01" office:value-type="float" office:value="93.928768177437">
            <text:p>93.9288</text:p>
          </table:table-cell>
          <table:table-cell table:style-name="ce3" table:formula="of:=[.Y6]" office:value-type="float" office:value="89.1">
            <text:p>89.100</text:p>
          </table:table-cell>
          <table:table-cell table:style-name="ce1" table:formula="of:=[.Z6]-1" office:value-type="float" office:value="5">
            <text:p>5</text:p>
          </table:table-cell>
          <table:table-cell table:style-name="ce7" table:formula="of:=[.AA8]*1.01" office:value-type="float" office:value="93.64499546391">
            <text:p>93.6450</text:p>
          </table:table-cell>
          <table:table-cell table:style-name="ce1" table:number-columns-repeated="997"/>
        </table:table-row>
        <table:table-row table:style-name="ro1">
          <table:table-cell table:style-name="ce3" table:formula="of:=[.A7]" office:value-type="float" office:value="84.91">
            <text:p>84.9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88.3576864891">
            <text:p>88.3577</text:p>
          </table:table-cell>
          <table:table-cell table:style-name="ce3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6" table:formula="of:=[.F9]*1.01" office:value-type="float" office:value="30.4376672925">
            <text:p>30.4377</text:p>
          </table:table-cell>
          <table:table-cell table:style-name="ce3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6" table:formula="of:=[.I9]*1.01" office:value-type="float" office:value="38.3358517284">
            <text:p>38.3359</text:p>
          </table:table-cell>
          <table:table-cell table:style-name="ce3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6" table:formula="of:=[.L9]*1.01" office:value-type="float" office:value="30.073455889">
            <text:p>30.0735</text:p>
          </table:table-cell>
          <table:table-cell table:style-name="ce3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6" table:formula="of:=[.O9]*1.01" office:value-type="float" office:value="29.865335087">
            <text:p>29.8653</text:p>
          </table:table-cell>
          <table:table-cell table:style-name="ce3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6" table:formula="of:=[.R9]*1.01" office:value-type="float" office:value="30.3440129316">
            <text:p>30.3440</text:p>
          </table:table-cell>
          <table:table-cell table:style-name="ce3" table:formula="of:=[.S7]" office:value-type="float" office:value="87.02">
            <text:p>87.020</text:p>
          </table:table-cell>
          <table:table-cell table:formula="of:=[.T7]-1" office:value-type="float" office:value="4">
            <text:p>4</text:p>
          </table:table-cell>
          <table:table-cell table:style-name="ce6" table:formula="of:=[.U9]*1.01" office:value-type="float" office:value="90.5533609502">
            <text:p>90.5534</text:p>
          </table:table-cell>
          <table:table-cell table:style-name="ce3" table:formula="of:=[.V7]" office:value-type="float" office:value="89.37">
            <text:p>89.370</text:p>
          </table:table-cell>
          <table:table-cell table:formula="of:=[.W7]-1" office:value-type="float" office:value="4">
            <text:p>4</text:p>
          </table:table-cell>
          <table:table-cell table:style-name="ce6" table:formula="of:=[.X9]*1.01" office:value-type="float" office:value="92.9987803737">
            <text:p>92.9988</text:p>
          </table:table-cell>
          <table:table-cell table:style-name="ce3" table:formula="of:=[.Y7]" office:value-type="float" office:value="89.1">
            <text:p>89.100</text:p>
          </table:table-cell>
          <table:table-cell table:formula="of:=[.Z7]-1" office:value-type="float" office:value="4">
            <text:p>4</text:p>
          </table:table-cell>
          <table:table-cell table:style-name="ce6" table:formula="of:=[.AA9]*1.01" office:value-type="float" office:value="92.717817291">
            <text:p>92.7178</text:p>
          </table:table-cell>
          <table:table-cell table:number-columns-repeated="997"/>
        </table:table-row>
        <table:table-row table:style-name="ro1">
          <table:table-cell table:style-name="ce3" table:formula="of:=[.A8]" office:value-type="float" office:value="84.91">
            <text:p>84.9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87.48285791">
            <text:p>87.4829</text:p>
          </table:table-cell>
          <table:table-cell table:style-name="ce3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6" table:formula="of:=[.F10]*1.01" office:value-type="float" office:value="30.13630425">
            <text:p>30.1363</text:p>
          </table:table-cell>
          <table:table-cell table:style-name="ce3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6" table:formula="of:=[.I10]*1.01" office:value-type="float" office:value="37.95628884">
            <text:p>37.9563</text:p>
          </table:table-cell>
          <table:table-cell table:style-name="ce3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6" table:formula="of:=[.L10]*1.01" office:value-type="float" office:value="29.7756989">
            <text:p>29.7757</text:p>
          </table:table-cell>
          <table:table-cell table:style-name="ce3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6" table:formula="of:=[.O10]*1.01" office:value-type="float" office:value="29.5696387">
            <text:p>29.5696</text:p>
          </table:table-cell>
          <table:table-cell table:style-name="ce3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6" table:formula="of:=[.R10]*1.01" office:value-type="float" office:value="30.04357716">
            <text:p>30.0436</text:p>
          </table:table-cell>
          <table:table-cell table:style-name="ce3" table:formula="of:=[.S8]" office:value-type="float" office:value="87.02">
            <text:p>87.020</text:p>
          </table:table-cell>
          <table:table-cell table:formula="of:=[.T8]-1" office:value-type="float" office:value="3">
            <text:p>3</text:p>
          </table:table-cell>
          <table:table-cell table:style-name="ce6" table:formula="of:=[.U10]*1.01" office:value-type="float" office:value="89.65679302">
            <text:p>89.6568</text:p>
          </table:table-cell>
          <table:table-cell table:style-name="ce3" table:formula="of:=[.V8]" office:value-type="float" office:value="89.37">
            <text:p>89.370</text:p>
          </table:table-cell>
          <table:table-cell table:formula="of:=[.W8]-1" office:value-type="float" office:value="3">
            <text:p>3</text:p>
          </table:table-cell>
          <table:table-cell table:style-name="ce6" table:formula="of:=[.X10]*1.01" office:value-type="float" office:value="92.07800037">
            <text:p>92.0780</text:p>
          </table:table-cell>
          <table:table-cell table:style-name="ce3" table:formula="of:=[.Y8]" office:value-type="float" office:value="89.1">
            <text:p>89.100</text:p>
          </table:table-cell>
          <table:table-cell table:formula="of:=[.Z8]-1" office:value-type="float" office:value="3">
            <text:p>3</text:p>
          </table:table-cell>
          <table:table-cell table:style-name="ce6" table:formula="of:=[.AA10]*1.01" office:value-type="float" office:value="91.7998191">
            <text:p>91.7998</text:p>
          </table:table-cell>
          <table:table-cell table:number-columns-repeated="997"/>
        </table:table-row>
        <table:table-row table:style-name="ro1">
          <table:table-cell table:style-name="ce3" table:formula="of:=[.A9]" office:value-type="float" office:value="84.91">
            <text:p>84.910</text:p>
          </table:table-cell>
          <table:table-cell table:style-name="ce4" table:formula="of:=[.B9]-1" office:value-type="float" office:value="2">
            <text:p>2</text:p>
          </table:table-cell>
          <table:table-cell table:style-name="ce8" table:formula="of:=[.C11]*1.01" office:value-type="float" office:value="86.616691">
            <text:p>86.6167</text:p>
          </table:table-cell>
          <table:table-cell table:style-name="ce3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6" table:formula="of:=[.F11]*1.01" office:value-type="float" office:value="29.837925">
            <text:p>29.8379</text:p>
          </table:table-cell>
          <table:table-cell table:style-name="ce3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6" table:formula="of:=[.I11]*1.01" office:value-type="float" office:value="37.580484">
            <text:p>37.5805</text:p>
          </table:table-cell>
          <table:table-cell table:style-name="ce3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6" table:formula="of:=[.L11]*1.01" office:value-type="float" office:value="29.48089">
            <text:p>29.4809</text:p>
          </table:table-cell>
          <table:table-cell table:style-name="ce3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6" table:formula="of:=[.O11]*1.01" office:value-type="float" office:value="29.27687">
            <text:p>29.2769</text:p>
          </table:table-cell>
          <table:table-cell table:style-name="ce3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6" table:formula="of:=[.R11]*1.01" office:value-type="float" office:value="29.746116">
            <text:p>29.7461</text:p>
          </table:table-cell>
          <table:table-cell table:style-name="ce3" table:formula="of:=[.S9]" office:value-type="float" office:value="87.02">
            <text:p>87.020</text:p>
          </table:table-cell>
          <table:table-cell table:formula="of:=[.T9]-1" office:value-type="float" office:value="2">
            <text:p>2</text:p>
          </table:table-cell>
          <table:table-cell table:style-name="ce6" table:formula="of:=[.U11]*1.01" office:value-type="float" office:value="88.769102">
            <text:p>88.7691</text:p>
          </table:table-cell>
          <table:table-cell table:style-name="ce3" table:formula="of:=[.V9]" office:value-type="float" office:value="89.37">
            <text:p>89.370</text:p>
          </table:table-cell>
          <table:table-cell table:formula="of:=[.W9]-1" office:value-type="float" office:value="2">
            <text:p>2</text:p>
          </table:table-cell>
          <table:table-cell table:style-name="ce6" table:formula="of:=[.X11]*1.01" office:value-type="float" office:value="91.166337">
            <text:p>91.1663</text:p>
          </table:table-cell>
          <table:table-cell table:style-name="ce3" table:formula="of:=[.Y9]" office:value-type="float" office:value="89.1">
            <text:p>89.100</text:p>
          </table:table-cell>
          <table:table-cell table:formula="of:=[.Z9]-1" office:value-type="float" office:value="2">
            <text:p>2</text:p>
          </table:table-cell>
          <table:table-cell table:style-name="ce6" table:formula="of:=[.AA11]*1.01" office:value-type="float" office:value="90.89091">
            <text:p>90.8909</text:p>
          </table:table-cell>
          <table:table-cell table:number-columns-repeated="997"/>
        </table:table-row>
        <table:table-row table:style-name="ro1">
          <table:table-cell table:style-name="ce3" table:formula="of:=[.A10]" office:value-type="float" office:value="84.91">
            <text:p>84.910</text:p>
          </table:table-cell>
          <table:table-cell table:style-name="ce4" table:formula="of:=[.B10]-1" office:value-type="float" office:value="1">
            <text:p>1</text:p>
          </table:table-cell>
          <table:table-cell table:style-name="ce8" table:formula="of:=[.C12]*1.01" office:value-type="float" office:value="85.7591">
            <text:p>85.7591</text:p>
          </table:table-cell>
          <table:table-cell table:style-name="ce3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6" table:formula="of:=[.F12]*1.01" office:value-type="float" office:value="29.5425">
            <text:p>29.5425</text:p>
          </table:table-cell>
          <table:table-cell table:style-name="ce3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6" table:formula="of:=[.I12]*1.01" office:value-type="float" office:value="37.2084">
            <text:p>37.2084</text:p>
          </table:table-cell>
          <table:table-cell table:style-name="ce3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6" table:formula="of:=[.L12]*1.01" office:value-type="float" office:value="29.189">
            <text:p>29.1890</text:p>
          </table:table-cell>
          <table:table-cell table:style-name="ce3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6" table:formula="of:=[.O12]*1.01" office:value-type="float" office:value="28.987">
            <text:p>28.9870</text:p>
          </table:table-cell>
          <table:table-cell table:style-name="ce3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6" table:formula="of:=[.R12]*1.01" office:value-type="float" office:value="29.4516">
            <text:p>29.4516</text:p>
          </table:table-cell>
          <table:table-cell table:style-name="ce3" table:formula="of:=[.S10]" office:value-type="float" office:value="87.02">
            <text:p>87.020</text:p>
          </table:table-cell>
          <table:table-cell table:formula="of:=[.T10]-1" office:value-type="float" office:value="1">
            <text:p>1</text:p>
          </table:table-cell>
          <table:table-cell table:style-name="ce6" table:formula="of:=[.U12]*1.01" office:value-type="float" office:value="87.8902">
            <text:p>87.8902</text:p>
          </table:table-cell>
          <table:table-cell table:style-name="ce3" table:formula="of:=[.V10]" office:value-type="float" office:value="89.37">
            <text:p>89.370</text:p>
          </table:table-cell>
          <table:table-cell table:formula="of:=[.W10]-1" office:value-type="float" office:value="1">
            <text:p>1</text:p>
          </table:table-cell>
          <table:table-cell table:style-name="ce6" table:formula="of:=[.X12]*1.01" office:value-type="float" office:value="90.2637">
            <text:p>90.2637</text:p>
          </table:table-cell>
          <table:table-cell table:style-name="ce3" table:formula="of:=[.Y10]" office:value-type="float" office:value="89.1">
            <text:p>89.100</text:p>
          </table:table-cell>
          <table:table-cell table:formula="of:=[.Z10]-1" office:value-type="float" office:value="1">
            <text:p>1</text:p>
          </table:table-cell>
          <table:table-cell table:style-name="ce6" table:formula="of:=[.AA12]*1.01" office:value-type="float" office:value="89.991">
            <text:p>89.9910</text:p>
          </table:table-cell>
          <table:table-cell table:number-columns-repeated="997"/>
        </table:table-row>
        <table:table-row table:style-name="ro1">
          <table:table-cell table:style-name="ce3" table:formula="of:=[.A11]" office:value-type="float" office:value="84.91">
            <text:p>84.910</text:p>
          </table:table-cell>
          <table:table-cell table:style-name="ce1" table:formula="of:=[.B11]-1" office:value-type="float" office:value="0">
            <text:p>0</text:p>
          </table:table-cell>
          <table:table-cell table:style-name="ce7" table:formula="of:=[.A12]" office:value-type="float" office:value="84.91">
            <text:p>84.9100</text:p>
          </table:table-cell>
          <table:table-cell table:style-name="ce3" table:formula="of:=[.D11]" office:value-type="float" office:value="29.25">
            <text:p>29.250</text:p>
          </table:table-cell>
          <table:table-cell table:style-name="ce1" table:formula="of:=[.E11]-1" office:value-type="float" office:value="0">
            <text:p>0</text:p>
          </table:table-cell>
          <table:table-cell table:style-name="ce7" table:formula="of:=[.D12]" office:value-type="float" office:value="29.25">
            <text:p>29.2500</text:p>
          </table:table-cell>
          <table:table-cell table:style-name="ce3" table:formula="of:=[.G11]" office:value-type="float" office:value="36.84">
            <text:p>36.840</text:p>
          </table:table-cell>
          <table:table-cell table:style-name="ce1" table:formula="of:=[.H11]-1" office:value-type="float" office:value="0">
            <text:p>0</text:p>
          </table:table-cell>
          <table:table-cell table:style-name="ce7" table:formula="of:=[.G12]" office:value-type="float" office:value="36.84">
            <text:p>36.8400</text:p>
          </table:table-cell>
          <table:table-cell table:style-name="ce3" table:formula="of:=[.J11]" office:value-type="float" office:value="28.9">
            <text:p>28.900</text:p>
          </table:table-cell>
          <table:table-cell table:style-name="ce1" table:formula="of:=[.K11]-1" office:value-type="float" office:value="0">
            <text:p>0</text:p>
          </table:table-cell>
          <table:table-cell table:style-name="ce7" table:formula="of:=[.J12]" office:value-type="float" office:value="28.9">
            <text:p>28.9000</text:p>
          </table:table-cell>
          <table:table-cell table:style-name="ce3" table:formula="of:=[.M11]" office:value-type="float" office:value="28.7">
            <text:p>28.700</text:p>
          </table:table-cell>
          <table:table-cell table:style-name="ce1" table:formula="of:=[.N11]-1" office:value-type="float" office:value="0">
            <text:p>0</text:p>
          </table:table-cell>
          <table:table-cell table:style-name="ce7" table:formula="of:=[.M12]" office:value-type="float" office:value="28.7">
            <text:p>28.7000</text:p>
          </table:table-cell>
          <table:table-cell table:style-name="ce3" table:formula="of:=[.P11]" office:value-type="float" office:value="29.16">
            <text:p>29.160</text:p>
          </table:table-cell>
          <table:table-cell table:style-name="ce1" table:formula="of:=[.Q11]-1" office:value-type="float" office:value="0">
            <text:p>0</text:p>
          </table:table-cell>
          <table:table-cell table:style-name="ce7" table:formula="of:=[.P12]" office:value-type="float" office:value="29.16">
            <text:p>29.1600</text:p>
          </table:table-cell>
          <table:table-cell table:style-name="ce3" table:formula="of:=[.S11]" office:value-type="float" office:value="87.02">
            <text:p>87.020</text:p>
          </table:table-cell>
          <table:table-cell table:style-name="ce1" table:formula="of:=[.T11]-1" office:value-type="float" office:value="0">
            <text:p>0</text:p>
          </table:table-cell>
          <table:table-cell table:style-name="ce7" table:formula="of:=[.S12]" office:value-type="float" office:value="87.02">
            <text:p>87.0200</text:p>
          </table:table-cell>
          <table:table-cell table:style-name="ce3" table:formula="of:=[.V11]" office:value-type="float" office:value="89.37">
            <text:p>89.370</text:p>
          </table:table-cell>
          <table:table-cell table:style-name="ce1" table:formula="of:=[.W11]-1" office:value-type="float" office:value="0">
            <text:p>0</text:p>
          </table:table-cell>
          <table:table-cell table:style-name="ce7" table:formula="of:=[.V12]" office:value-type="float" office:value="89.37">
            <text:p>89.3700</text:p>
          </table:table-cell>
          <table:table-cell table:style-name="ce3" table:formula="of:=[.Y11]" office:value-type="float" office:value="89.1">
            <text:p>89.100</text:p>
          </table:table-cell>
          <table:table-cell table:style-name="ce1" table:formula="of:=[.Z11]-1" office:value-type="float" office:value="0">
            <text:p>0</text:p>
          </table:table-cell>
          <table:table-cell table:style-name="ce7" table:formula="of:=[.Y12]" office:value-type="float" office:value="89.1">
            <text:p>89.1000</text:p>
          </table:table-cell>
          <table:table-cell table:style-name="ce1" table:number-columns-repeated="997"/>
        </table:table-row>
        <table:table-row table:style-name="ro1">
          <table:table-cell table:style-name="ce3" table:formula="of:=[.A12]" office:value-type="float" office:value="84.91">
            <text:p>84.910</text:p>
          </table:table-cell>
          <table:table-cell table:style-name="ce5" table:formula="of:=[.B12]-1" office:value-type="float" office:value="-1">
            <text:p>-1</text:p>
          </table:table-cell>
          <table:table-cell table:style-name="ce9" table:formula="of:=[.C12]/1.01" office:value-type="float" office:value="84.0693069306931">
            <text:p>84.0693</text:p>
          </table:table-cell>
          <table:table-cell table:style-name="ce3" table:formula="of:=[.D12]" office:value-type="float" office:value="29.25">
            <text:p>29.250</text:p>
          </table:table-cell>
          <table:table-cell table:style-name="ce5" table:formula="of:=[.E12]-1" office:value-type="float" office:value="-1">
            <text:p>-1</text:p>
          </table:table-cell>
          <table:table-cell table:style-name="ce9" table:formula="of:=[.F12]/1.01" office:value-type="float" office:value="28.960396039604">
            <text:p>28.9604</text:p>
          </table:table-cell>
          <table:table-cell table:style-name="ce3" table:formula="of:=[.G12]" office:value-type="float" office:value="36.84">
            <text:p>36.840</text:p>
          </table:table-cell>
          <table:table-cell table:style-name="ce5" table:formula="of:=[.H12]-1" office:value-type="float" office:value="-1">
            <text:p>-1</text:p>
          </table:table-cell>
          <table:table-cell table:style-name="ce9" table:formula="of:=[.I12]/1.01" office:value-type="float" office:value="36.4752475247525">
            <text:p>36.4752</text:p>
          </table:table-cell>
          <table:table-cell table:style-name="ce3" table:formula="of:=[.J12]" office:value-type="float" office:value="28.9">
            <text:p>28.900</text:p>
          </table:table-cell>
          <table:table-cell table:style-name="ce5" table:formula="of:=[.K12]-1" office:value-type="float" office:value="-1">
            <text:p>-1</text:p>
          </table:table-cell>
          <table:table-cell table:style-name="ce9" table:formula="of:=[.L12]/1.01" office:value-type="float" office:value="28.6138613861386">
            <text:p>28.6139</text:p>
          </table:table-cell>
          <table:table-cell table:style-name="ce3" table:formula="of:=[.M12]" office:value-type="float" office:value="28.7">
            <text:p>28.700</text:p>
          </table:table-cell>
          <table:table-cell table:style-name="ce5" table:formula="of:=[.N12]-1" office:value-type="float" office:value="-1">
            <text:p>-1</text:p>
          </table:table-cell>
          <table:table-cell table:style-name="ce9" table:formula="of:=[.O12]/1.01" office:value-type="float" office:value="28.4158415841584">
            <text:p>28.4158</text:p>
          </table:table-cell>
          <table:table-cell table:style-name="ce3" table:formula="of:=[.P12]" office:value-type="float" office:value="29.16">
            <text:p>29.160</text:p>
          </table:table-cell>
          <table:table-cell table:style-name="ce5" table:formula="of:=[.Q12]-1" office:value-type="float" office:value="-1">
            <text:p>-1</text:p>
          </table:table-cell>
          <table:table-cell table:style-name="ce9" table:formula="of:=[.R12]/1.01" office:value-type="float" office:value="28.8712871287129">
            <text:p>28.8713</text:p>
          </table:table-cell>
          <table:table-cell table:style-name="ce3" table:formula="of:=[.S12]" office:value-type="float" office:value="87.02">
            <text:p>87.020</text:p>
          </table:table-cell>
          <table:table-cell table:style-name="ce5" table:formula="of:=[.T12]-1" office:value-type="float" office:value="-1">
            <text:p>-1</text:p>
          </table:table-cell>
          <table:table-cell table:style-name="ce9" table:formula="of:=[.U12]/1.01" office:value-type="float" office:value="86.1584158415842">
            <text:p>86.1584</text:p>
          </table:table-cell>
          <table:table-cell table:style-name="ce3" table:formula="of:=[.V12]" office:value-type="float" office:value="89.37">
            <text:p>89.370</text:p>
          </table:table-cell>
          <table:table-cell table:style-name="ce5" table:formula="of:=[.W12]-1" office:value-type="float" office:value="-1">
            <text:p>-1</text:p>
          </table:table-cell>
          <table:table-cell table:style-name="ce9" table:formula="of:=[.X12]/1.01" office:value-type="float" office:value="88.4851485148515">
            <text:p>88.4851</text:p>
          </table:table-cell>
          <table:table-cell table:style-name="ce3" table:formula="of:=[.Y12]" office:value-type="float" office:value="89.1">
            <text:p>89.100</text:p>
          </table:table-cell>
          <table:table-cell table:style-name="ce5" table:formula="of:=[.Z12]-1" office:value-type="float" office:value="-1">
            <text:p>-1</text:p>
          </table:table-cell>
          <table:table-cell table:style-name="ce9" table:formula="of:=[.AA12]/1.01" office:value-type="float" office:value="88.2178217821782">
            <text:p>88.2178</text:p>
          </table:table-cell>
          <table:table-cell table:number-columns-repeated="997"/>
        </table:table-row>
        <table:table-row table:style-name="ro1">
          <table:table-cell table:style-name="ce3" table:formula="of:=[.A13]" office:value-type="float" office:value="84.91">
            <text:p>84.910</text:p>
          </table:table-cell>
          <table:table-cell table:style-name="ce5" table:formula="of:=[.B13]-1" office:value-type="float" office:value="-2">
            <text:p>-2</text:p>
          </table:table-cell>
          <table:table-cell table:style-name="ce9" table:formula="of:=[.C13]/1.01" office:value-type="float" office:value="83.2369375551416">
            <text:p>83.2369</text:p>
          </table:table-cell>
          <table:table-cell table:style-name="ce3" table:formula="of:=[.D13]" office:value-type="float" office:value="29.25">
            <text:p>29.250</text:p>
          </table:table-cell>
          <table:table-cell table:style-name="ce5" table:formula="of:=[.E13]-1" office:value-type="float" office:value="-2">
            <text:p>-2</text:p>
          </table:table-cell>
          <table:table-cell table:style-name="ce9" table:formula="of:=[.F13]/1.01" office:value-type="float" office:value="28.6736594451524">
            <text:p>28.6737</text:p>
          </table:table-cell>
          <table:table-cell table:style-name="ce3" table:formula="of:=[.G13]" office:value-type="float" office:value="36.84">
            <text:p>36.840</text:p>
          </table:table-cell>
          <table:table-cell table:style-name="ce5" table:formula="of:=[.H13]-1" office:value-type="float" office:value="-2">
            <text:p>-2</text:p>
          </table:table-cell>
          <table:table-cell table:style-name="ce9" table:formula="of:=[.I13]/1.01" office:value-type="float" office:value="36.114106460151">
            <text:p>36.1141</text:p>
          </table:table-cell>
          <table:table-cell table:style-name="ce3" table:formula="of:=[.J13]" office:value-type="float" office:value="28.9">
            <text:p>28.900</text:p>
          </table:table-cell>
          <table:table-cell table:style-name="ce5" table:formula="of:=[.K13]-1" office:value-type="float" office:value="-2">
            <text:p>-2</text:p>
          </table:table-cell>
          <table:table-cell table:style-name="ce9" table:formula="of:=[.L13]/1.01" office:value-type="float" office:value="28.33055582786">
            <text:p>28.3306</text:p>
          </table:table-cell>
          <table:table-cell table:style-name="ce3" table:formula="of:=[.M13]" office:value-type="float" office:value="28.7">
            <text:p>28.700</text:p>
          </table:table-cell>
          <table:table-cell table:style-name="ce5" table:formula="of:=[.N13]-1" office:value-type="float" office:value="-2">
            <text:p>-2</text:p>
          </table:table-cell>
          <table:table-cell table:style-name="ce9" table:formula="of:=[.O13]/1.01" office:value-type="float" office:value="28.1344966179786">
            <text:p>28.1345</text:p>
          </table:table-cell>
          <table:table-cell table:style-name="ce3" table:formula="of:=[.P13]" office:value-type="float" office:value="29.16">
            <text:p>29.160</text:p>
          </table:table-cell>
          <table:table-cell table:style-name="ce5" table:formula="of:=[.Q13]-1" office:value-type="float" office:value="-2">
            <text:p>-2</text:p>
          </table:table-cell>
          <table:table-cell table:style-name="ce9" table:formula="of:=[.R13]/1.01" office:value-type="float" office:value="28.5854328007058">
            <text:p>28.5854</text:p>
          </table:table-cell>
          <table:table-cell table:style-name="ce3" table:formula="of:=[.S13]" office:value-type="float" office:value="87.02">
            <text:p>87.020</text:p>
          </table:table-cell>
          <table:table-cell table:style-name="ce5" table:formula="of:=[.T13]-1" office:value-type="float" office:value="-2">
            <text:p>-2</text:p>
          </table:table-cell>
          <table:table-cell table:style-name="ce9" table:formula="of:=[.U13]/1.01" office:value-type="float" office:value="85.3053622193903">
            <text:p>85.3054</text:p>
          </table:table-cell>
          <table:table-cell table:style-name="ce3" table:formula="of:=[.V13]" office:value-type="float" office:value="89.37">
            <text:p>89.370</text:p>
          </table:table-cell>
          <table:table-cell table:style-name="ce5" table:formula="of:=[.W13]-1" office:value-type="float" office:value="-2">
            <text:p>-2</text:p>
          </table:table-cell>
          <table:table-cell table:style-name="ce9" table:formula="of:=[.X13]/1.01" office:value-type="float" office:value="87.6090579354965">
            <text:p>87.6091</text:p>
          </table:table-cell>
          <table:table-cell table:style-name="ce3" table:formula="of:=[.Y13]" office:value-type="float" office:value="89.1">
            <text:p>89.100</text:p>
          </table:table-cell>
          <table:table-cell table:style-name="ce5" table:formula="of:=[.Z13]-1" office:value-type="float" office:value="-2">
            <text:p>-2</text:p>
          </table:table-cell>
          <table:table-cell table:style-name="ce9" table:formula="of:=[.AA13]/1.01" office:value-type="float" office:value="87.3443780021566">
            <text:p>87.3444</text:p>
          </table:table-cell>
          <table:table-cell table:number-columns-repeated="997"/>
        </table:table-row>
        <table:table-row table:style-name="ro1">
          <table:table-cell table:style-name="ce3" table:formula="of:=[.A14]" office:value-type="float" office:value="84.91">
            <text:p>84.9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82.4128094605363">
            <text:p>82.4128</text:p>
          </table:table-cell>
          <table:table-cell table:style-name="ce3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6" table:formula="of:=[.F14]/1.01" office:value-type="float" office:value="28.3897618268836">
            <text:p>28.3898</text:p>
          </table:table-cell>
          <table:table-cell table:style-name="ce3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6" table:formula="of:=[.I14]/1.01" office:value-type="float" office:value="35.7565410496544">
            <text:p>35.7565</text:p>
          </table:table-cell>
          <table:table-cell table:style-name="ce3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6" table:formula="of:=[.L14]/1.01" office:value-type="float" office:value="28.0500552751089">
            <text:p>28.0501</text:p>
          </table:table-cell>
          <table:table-cell table:style-name="ce3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6" table:formula="of:=[.O14]/1.01" office:value-type="float" office:value="27.8559372455234">
            <text:p>27.8559</text:p>
          </table:table-cell>
          <table:table-cell table:style-name="ce3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6" table:formula="of:=[.R14]/1.01" office:value-type="float" office:value="28.3024087135701">
            <text:p>28.3024</text:p>
          </table:table-cell>
          <table:table-cell table:style-name="ce3" table:formula="of:=[.S14]" office:value-type="float" office:value="87.02">
            <text:p>87.020</text:p>
          </table:table-cell>
          <table:table-cell table:formula="of:=[.T14]-1" office:value-type="float" office:value="-3">
            <text:p>-3</text:p>
          </table:table-cell>
          <table:table-cell table:style-name="ce6" table:formula="of:=[.U14]/1.01" office:value-type="float" office:value="84.4607546726636">
            <text:p>84.4608</text:p>
          </table:table-cell>
          <table:table-cell table:style-name="ce3" table:formula="of:=[.V14]" office:value-type="float" office:value="89.37">
            <text:p>89.370</text:p>
          </table:table-cell>
          <table:table-cell table:formula="of:=[.W14]-1" office:value-type="float" office:value="-3">
            <text:p>-3</text:p>
          </table:table-cell>
          <table:table-cell table:style-name="ce6" table:formula="of:=[.X14]/1.01" office:value-type="float" office:value="86.7416415202936">
            <text:p>86.7416</text:p>
          </table:table-cell>
          <table:table-cell table:style-name="ce3" table:formula="of:=[.Y14]" office:value-type="float" office:value="89.1">
            <text:p>89.100</text:p>
          </table:table-cell>
          <table:table-cell table:formula="of:=[.Z14]-1" office:value-type="float" office:value="-3">
            <text:p>-3</text:p>
          </table:table-cell>
          <table:table-cell table:style-name="ce6" table:formula="of:=[.AA14]/1.01" office:value-type="float" office:value="86.4795821803531">
            <text:p>86.4796</text:p>
          </table:table-cell>
          <table:table-cell table:number-columns-repeated="997"/>
        </table:table-row>
        <table:table-row table:style-name="ro1">
          <table:table-cell table:style-name="ce3" table:formula="of:=[.A15]" office:value-type="float" office:value="84.91">
            <text:p>84.9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81.5968410500359">
            <text:p>81.5968</text:p>
          </table:table-cell>
          <table:table-cell table:style-name="ce3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6" table:formula="of:=[.F15]/1.01" office:value-type="float" office:value="28.1086750761224">
            <text:p>28.1087</text:p>
          </table:table-cell>
          <table:table-cell table:style-name="ce3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6" table:formula="of:=[.I15]/1.01" office:value-type="float" office:value="35.4025158907469">
            <text:p>35.4025</text:p>
          </table:table-cell>
          <table:table-cell table:style-name="ce3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6" table:formula="of:=[.L15]/1.01" office:value-type="float" office:value="27.7723319555534">
            <text:p>27.7723</text:p>
          </table:table-cell>
          <table:table-cell table:style-name="ce3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6" table:formula="of:=[.O15]/1.01" office:value-type="float" office:value="27.5801358866568">
            <text:p>27.5801</text:p>
          </table:table-cell>
          <table:table-cell table:style-name="ce3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6" table:formula="of:=[.R15]/1.01" office:value-type="float" office:value="28.0221868451189">
            <text:p>28.0222</text:p>
          </table:table-cell>
          <table:table-cell table:style-name="ce3" table:formula="of:=[.S15]" office:value-type="float" office:value="87.02">
            <text:p>87.020</text:p>
          </table:table-cell>
          <table:table-cell table:formula="of:=[.T15]-1" office:value-type="float" office:value="-4">
            <text:p>-4</text:p>
          </table:table-cell>
          <table:table-cell table:style-name="ce6" table:formula="of:=[.U15]/1.01" office:value-type="float" office:value="83.6245095768947">
            <text:p>83.6245</text:p>
          </table:table-cell>
          <table:table-cell table:style-name="ce3" table:formula="of:=[.V15]" office:value-type="float" office:value="89.37">
            <text:p>89.370</text:p>
          </table:table-cell>
          <table:table-cell table:formula="of:=[.W15]-1" office:value-type="float" office:value="-4">
            <text:p>-4</text:p>
          </table:table-cell>
          <table:table-cell table:style-name="ce6" table:formula="of:=[.X15]/1.01" office:value-type="float" office:value="85.8828133864293">
            <text:p>85.8828</text:p>
          </table:table-cell>
          <table:table-cell table:style-name="ce3" table:formula="of:=[.Y15]" office:value-type="float" office:value="89.1">
            <text:p>89.100</text:p>
          </table:table-cell>
          <table:table-cell table:formula="of:=[.Z15]-1" office:value-type="float" office:value="-4">
            <text:p>-4</text:p>
          </table:table-cell>
          <table:table-cell table:style-name="ce6" table:formula="of:=[.AA15]/1.01" office:value-type="float" office:value="85.6233486934189">
            <text:p>85.6233</text:p>
          </table:table-cell>
          <table:table-cell table:number-columns-repeated="997"/>
        </table:table-row>
        <table:table-row table:style-name="ro1">
          <table:table-cell table:style-name="ce3" table:formula="of:=[.A16]" office:value-type="float" office:value="84.91">
            <text:p>84.910</text:p>
          </table:table-cell>
          <table:table-cell table:style-name="ce1" table:formula="of:=[.B16]-1" office:value-type="float" office:value="-5">
            <text:p>-5</text:p>
          </table:table-cell>
          <table:table-cell table:style-name="ce7" table:formula="of:=[.C16]/1.01" office:value-type="float" office:value="80.788951534689">
            <text:p>80.7890</text:p>
          </table:table-cell>
          <table:table-cell table:style-name="ce3" table:formula="of:=[.D16]" office:value-type="float" office:value="29.25">
            <text:p>29.250</text:p>
          </table:table-cell>
          <table:table-cell table:style-name="ce1" table:formula="of:=[.E16]-1" office:value-type="float" office:value="-5">
            <text:p>-5</text:p>
          </table:table-cell>
          <table:table-cell table:style-name="ce7" table:formula="of:=[.F16]/1.01" office:value-type="float" office:value="27.8303713624974">
            <text:p>27.8304</text:p>
          </table:table-cell>
          <table:table-cell table:style-name="ce3" table:formula="of:=[.G16]" office:value-type="float" office:value="36.84">
            <text:p>36.840</text:p>
          </table:table-cell>
          <table:table-cell table:style-name="ce1" table:formula="of:=[.H16]-1" office:value-type="float" office:value="-5">
            <text:p>-5</text:p>
          </table:table-cell>
          <table:table-cell table:style-name="ce7" table:formula="of:=[.I16]/1.01" office:value-type="float" office:value="35.0519959314326">
            <text:p>35.0520</text:p>
          </table:table-cell>
          <table:table-cell table:style-name="ce3" table:formula="of:=[.J16]" office:value-type="float" office:value="28.9">
            <text:p>28.900</text:p>
          </table:table-cell>
          <table:table-cell table:style-name="ce1" table:formula="of:=[.K16]-1" office:value-type="float" office:value="-5">
            <text:p>-5</text:p>
          </table:table-cell>
          <table:table-cell table:style-name="ce7" table:formula="of:=[.L16]/1.01" office:value-type="float" office:value="27.497358371835">
            <text:p>27.4974</text:p>
          </table:table-cell>
          <table:table-cell table:style-name="ce3" table:formula="of:=[.M16]" office:value-type="float" office:value="28.7">
            <text:p>28.700</text:p>
          </table:table-cell>
          <table:table-cell table:style-name="ce1" table:formula="of:=[.N16]-1" office:value-type="float" office:value="-5">
            <text:p>-5</text:p>
          </table:table-cell>
          <table:table-cell table:style-name="ce7" table:formula="of:=[.O16]/1.01" office:value-type="float" office:value="27.3070652343137">
            <text:p>27.3071</text:p>
          </table:table-cell>
          <table:table-cell table:style-name="ce3" table:formula="of:=[.P16]" office:value-type="float" office:value="29.16">
            <text:p>29.160</text:p>
          </table:table-cell>
          <table:table-cell table:style-name="ce1" table:formula="of:=[.Q16]-1" office:value-type="float" office:value="-5">
            <text:p>-5</text:p>
          </table:table-cell>
          <table:table-cell table:style-name="ce7" table:formula="of:=[.R16]/1.01" office:value-type="float" office:value="27.7447394506128">
            <text:p>27.7447</text:p>
          </table:table-cell>
          <table:table-cell table:style-name="ce3" table:formula="of:=[.S16]" office:value-type="float" office:value="87.02">
            <text:p>87.020</text:p>
          </table:table-cell>
          <table:table-cell table:style-name="ce1" table:formula="of:=[.T16]-1" office:value-type="float" office:value="-5">
            <text:p>-5</text:p>
          </table:table-cell>
          <table:table-cell table:style-name="ce7" table:formula="of:=[.U16]/1.01" office:value-type="float" office:value="82.7965441355393">
            <text:p>82.7965</text:p>
          </table:table-cell>
          <table:table-cell table:style-name="ce3" table:formula="of:=[.V16]" office:value-type="float" office:value="89.37">
            <text:p>89.370</text:p>
          </table:table-cell>
          <table:table-cell table:style-name="ce1" table:formula="of:=[.W16]-1" office:value-type="float" office:value="-5">
            <text:p>-5</text:p>
          </table:table-cell>
          <table:table-cell table:style-name="ce7" table:formula="of:=[.X16]/1.01" office:value-type="float" office:value="85.0324885014151">
            <text:p>85.0325</text:p>
          </table:table-cell>
          <table:table-cell table:style-name="ce3" table:formula="of:=[.Y16]" office:value-type="float" office:value="89.1">
            <text:p>89.100</text:p>
          </table:table-cell>
          <table:table-cell table:style-name="ce1" table:formula="of:=[.Z16]-1" office:value-type="float" office:value="-5">
            <text:p>-5</text:p>
          </table:table-cell>
          <table:table-cell table:style-name="ce7" table:formula="of:=[.AA16]/1.01" office:value-type="float" office:value="84.7755927657613">
            <text:p>84.7756</text:p>
          </table:table-cell>
          <table:table-cell table:style-name="ce1" table:number-columns-repeated="997"/>
        </table:table-row>
        <table:table-row table:style-name="ro1">
          <table:table-cell table:style-name="ce3" table:formula="of:=[.A17]" office:value-type="float" office:value="84.91">
            <text:p>84.9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79.9890609254347">
            <text:p>79.9891</text:p>
          </table:table-cell>
          <table:table-cell table:style-name="ce3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6" table:formula="of:=[.F17]/1.01" office:value-type="float" office:value="27.5548231311855">
            <text:p>27.5548</text:p>
          </table:table-cell>
          <table:table-cell table:style-name="ce3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6" table:formula="of:=[.I17]/1.01" office:value-type="float" office:value="34.704946466765">
            <text:p>34.7049</text:p>
          </table:table-cell>
          <table:table-cell table:style-name="ce3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6" table:formula="of:=[.L17]/1.01" office:value-type="float" office:value="27.2251072988466">
            <text:p>27.2251</text:p>
          </table:table-cell>
          <table:table-cell table:style-name="ce3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6" table:formula="of:=[.O17]/1.01" office:value-type="float" office:value="27.0366982517957">
            <text:p>27.0367</text:p>
          </table:table-cell>
          <table:table-cell table:style-name="ce3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6" table:formula="of:=[.R17]/1.01" office:value-type="float" office:value="27.4700390600127">
            <text:p>27.4700</text:p>
          </table:table-cell>
          <table:table-cell table:style-name="ce3" table:formula="of:=[.S17]" office:value-type="float" office:value="87.02">
            <text:p>87.020</text:p>
          </table:table-cell>
          <table:table-cell table:formula="of:=[.T17]-1" office:value-type="float" office:value="-6">
            <text:p>-6</text:p>
          </table:table-cell>
          <table:table-cell table:style-name="ce6" table:formula="of:=[.U17]/1.01" office:value-type="float" office:value="81.9767763718211">
            <text:p>81.9768</text:p>
          </table:table-cell>
          <table:table-cell table:style-name="ce3" table:formula="of:=[.V17]" office:value-type="float" office:value="89.37">
            <text:p>89.370</text:p>
          </table:table-cell>
          <table:table-cell table:formula="of:=[.W17]-1" office:value-type="float" office:value="-6">
            <text:p>-6</text:p>
          </table:table-cell>
          <table:table-cell table:style-name="ce6" table:formula="of:=[.X17]/1.01" office:value-type="float" office:value="84.1905826746685">
            <text:p>84.1906</text:p>
          </table:table-cell>
          <table:table-cell table:style-name="ce3" table:formula="of:=[.Y17]" office:value-type="float" office:value="89.1">
            <text:p>89.100</text:p>
          </table:table-cell>
          <table:table-cell table:formula="of:=[.Z17]-1" office:value-type="float" office:value="-6">
            <text:p>-6</text:p>
          </table:table-cell>
          <table:table-cell table:style-name="ce6" table:formula="of:=[.AA17]/1.01" office:value-type="float" office:value="83.9362304611498">
            <text:p>83.9362</text:p>
          </table:table-cell>
          <table:table-cell table:number-columns-repeated="997"/>
        </table:table-row>
        <table:table-row table:style-name="ro1">
          <table:table-cell table:style-name="ce3" table:formula="of:=[.A18]" office:value-type="float" office:value="84.91">
            <text:p>84.9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79.1970900251829">
            <text:p>79.1971</text:p>
          </table:table-cell>
          <table:table-cell table:style-name="ce3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6" table:formula="of:=[.F18]/1.01" office:value-type="float" office:value="27.2820031001837">
            <text:p>27.2820</text:p>
          </table:table-cell>
          <table:table-cell table:style-name="ce3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6" table:formula="of:=[.I18]/1.01" office:value-type="float" office:value="34.3613331354109">
            <text:p>34.3613</text:p>
          </table:table-cell>
          <table:table-cell table:style-name="ce3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6" table:formula="of:=[.L18]/1.01" office:value-type="float" office:value="26.9555517810362">
            <text:p>26.9556</text:p>
          </table:table-cell>
          <table:table-cell table:style-name="ce3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6" table:formula="of:=[.O18]/1.01" office:value-type="float" office:value="26.7690081700948">
            <text:p>26.7690</text:p>
          </table:table-cell>
          <table:table-cell table:style-name="ce3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6" table:formula="of:=[.R18]/1.01" office:value-type="float" office:value="27.1980584752601">
            <text:p>27.1981</text:p>
          </table:table-cell>
          <table:table-cell table:style-name="ce3" table:formula="of:=[.S18]" office:value-type="float" office:value="87.02">
            <text:p>87.020</text:p>
          </table:table-cell>
          <table:table-cell table:formula="of:=[.T18]-1" office:value-type="float" office:value="-7">
            <text:p>-7</text:p>
          </table:table-cell>
          <table:table-cell table:style-name="ce6" table:formula="of:=[.U18]/1.01" office:value-type="float" office:value="81.1651251206149">
            <text:p>81.1651</text:p>
          </table:table-cell>
          <table:table-cell table:style-name="ce3" table:formula="of:=[.V18]" office:value-type="float" office:value="89.37">
            <text:p>89.370</text:p>
          </table:table-cell>
          <table:table-cell table:formula="of:=[.W18]-1" office:value-type="float" office:value="-7">
            <text:p>-7</text:p>
          </table:table-cell>
          <table:table-cell table:style-name="ce6" table:formula="of:=[.X18]/1.01" office:value-type="float" office:value="83.3570125491767">
            <text:p>83.3570</text:p>
          </table:table-cell>
          <table:table-cell table:style-name="ce3" table:formula="of:=[.Y18]" office:value-type="float" office:value="89.1">
            <text:p>89.100</text:p>
          </table:table-cell>
          <table:table-cell table:formula="of:=[.Z18]-1" office:value-type="float" office:value="-7">
            <text:p>-7</text:p>
          </table:table-cell>
          <table:table-cell table:style-name="ce6" table:formula="of:=[.AA18]/1.01" office:value-type="float" office:value="83.1051786744058">
            <text:p>83.1052</text:p>
          </table:table-cell>
          <table:table-cell table:number-columns-repeated="997"/>
        </table:table-row>
        <table:table-row table:style-name="ro1">
          <table:table-cell table:style-name="ce3" table:formula="of:=[.A19]" office:value-type="float" office:value="84.91">
            <text:p>84.9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78.4129604209731">
            <text:p>78.4130</text:p>
          </table:table-cell>
          <table:table-cell table:style-name="ce3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6" table:formula="of:=[.F19]/1.01" office:value-type="float" office:value="27.0118842576076">
            <text:p>27.0119</text:p>
          </table:table-cell>
          <table:table-cell table:style-name="ce3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6" table:formula="of:=[.I19]/1.01" office:value-type="float" office:value="34.0211219162484">
            <text:p>34.0211</text:p>
          </table:table-cell>
          <table:table-cell table:style-name="ce3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6" table:formula="of:=[.L19]/1.01" office:value-type="float" office:value="26.6886651297388">
            <text:p>26.6887</text:p>
          </table:table-cell>
          <table:table-cell table:style-name="ce3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6" table:formula="of:=[.O19]/1.01" office:value-type="float" office:value="26.5039684852424">
            <text:p>26.5040</text:p>
          </table:table-cell>
          <table:table-cell table:style-name="ce3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6" table:formula="of:=[.R19]/1.01" office:value-type="float" office:value="26.9287707675842">
            <text:p>26.9288</text:p>
          </table:table-cell>
          <table:table-cell table:style-name="ce3" table:formula="of:=[.S19]" office:value-type="float" office:value="87.02">
            <text:p>87.020</text:p>
          </table:table-cell>
          <table:table-cell table:formula="of:=[.T19]-1" office:value-type="float" office:value="-8">
            <text:p>-8</text:p>
          </table:table-cell>
          <table:table-cell table:style-name="ce6" table:formula="of:=[.U19]/1.01" office:value-type="float" office:value="80.3615100204108">
            <text:p>80.3615</text:p>
          </table:table-cell>
          <table:table-cell table:style-name="ce3" table:formula="of:=[.V19]" office:value-type="float" office:value="89.37">
            <text:p>89.370</text:p>
          </table:table-cell>
          <table:table-cell table:formula="of:=[.W19]-1" office:value-type="float" office:value="-8">
            <text:p>-8</text:p>
          </table:table-cell>
          <table:table-cell table:style-name="ce6" table:formula="of:=[.X19]/1.01" office:value-type="float" office:value="82.5316955932443">
            <text:p>82.5317</text:p>
          </table:table-cell>
          <table:table-cell table:style-name="ce3" table:formula="of:=[.Y19]" office:value-type="float" office:value="89.1">
            <text:p>89.100</text:p>
          </table:table-cell>
          <table:table-cell table:formula="of:=[.Z19]-1" office:value-type="float" office:value="-8">
            <text:p>-8</text:p>
          </table:table-cell>
          <table:table-cell table:style-name="ce6" table:formula="of:=[.AA19]/1.01" office:value-type="float" office:value="82.282355123174">
            <text:p>82.2824</text:p>
          </table:table-cell>
          <table:table-cell table:number-columns-repeated="997"/>
        </table:table-row>
        <table:table-row table:style-name="ro1">
          <table:table-cell table:style-name="ce3" table:formula="of:=[.A20]" office:value-type="float" office:value="84.91">
            <text:p>84.9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77.636594476211">
            <text:p>77.6366</text:p>
          </table:table-cell>
          <table:table-cell table:style-name="ce3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6" table:formula="of:=[.F20]/1.01" office:value-type="float" office:value="26.7444398590175">
            <text:p>26.7444</text:p>
          </table:table-cell>
          <table:table-cell table:style-name="ce3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6" table:formula="of:=[.I20]/1.01" office:value-type="float" office:value="33.6842791249984">
            <text:p>33.6843</text:p>
          </table:table-cell>
          <table:table-cell table:style-name="ce3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6" table:formula="of:=[.L20]/1.01" office:value-type="float" office:value="26.4244209205335">
            <text:p>26.4244</text:p>
          </table:table-cell>
          <table:table-cell table:style-name="ce3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6" table:formula="of:=[.O20]/1.01" office:value-type="float" office:value="26.2415529556855">
            <text:p>26.2416</text:p>
          </table:table-cell>
          <table:table-cell table:style-name="ce3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6" table:formula="of:=[.R20]/1.01" office:value-type="float" office:value="26.6621492748359">
            <text:p>26.6621</text:p>
          </table:table-cell>
          <table:table-cell table:style-name="ce3" table:formula="of:=[.S20]" office:value-type="float" office:value="87.02">
            <text:p>87.020</text:p>
          </table:table-cell>
          <table:table-cell table:formula="of:=[.T20]-1" office:value-type="float" office:value="-9">
            <text:p>-9</text:p>
          </table:table-cell>
          <table:table-cell table:style-name="ce6" table:formula="of:=[.U20]/1.01" office:value-type="float" office:value="79.5658515053573">
            <text:p>79.5659</text:p>
          </table:table-cell>
          <table:table-cell table:style-name="ce3" table:formula="of:=[.V20]" office:value-type="float" office:value="89.37">
            <text:p>89.370</text:p>
          </table:table-cell>
          <table:table-cell table:formula="of:=[.W20]-1" office:value-type="float" office:value="-9">
            <text:p>-9</text:p>
          </table:table-cell>
          <table:table-cell table:style-name="ce6" table:formula="of:=[.X20]/1.01" office:value-type="float" office:value="81.7145500923211">
            <text:p>81.7146</text:p>
          </table:table-cell>
          <table:table-cell table:style-name="ce3" table:formula="of:=[.Y20]" office:value-type="float" office:value="89.1">
            <text:p>89.100</text:p>
          </table:table-cell>
          <table:table-cell table:formula="of:=[.Z20]-1" office:value-type="float" office:value="-9">
            <text:p>-9</text:p>
          </table:table-cell>
          <table:table-cell table:style-name="ce6" table:formula="of:=[.AA20]/1.01" office:value-type="float" office:value="81.4676783397763">
            <text:p>81.4677</text:p>
          </table:table-cell>
          <table:table-cell table:number-columns-repeated="997"/>
        </table:table-row>
        <table:table-row table:style-name="ro1">
          <table:table-cell table:style-name="ce3" table:formula="of:=[.A21]" office:value-type="float" office:value="84.91">
            <text:p>84.9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76.8679153229812">
            <text:p>76.8679</text:p>
          </table:table-cell>
          <table:table-cell table:style-name="ce3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6" table:formula="of:=[.F21]/1.01" office:value-type="float" office:value="26.4796434247698">
            <text:p>26.4796</text:p>
          </table:table-cell>
          <table:table-cell table:style-name="ce3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6" table:formula="of:=[.I21]/1.01" office:value-type="float" office:value="33.3507714108895">
            <text:p>33.3508</text:p>
          </table:table-cell>
          <table:table-cell table:style-name="ce3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6" table:formula="of:=[.L21]/1.01" office:value-type="float" office:value="26.1627929906272">
            <text:p>26.1628</text:p>
          </table:table-cell>
          <table:table-cell table:style-name="ce3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6" table:formula="of:=[.O21]/1.01" office:value-type="float" office:value="25.9817355996886">
            <text:p>25.9817</text:p>
          </table:table-cell>
          <table:table-cell table:style-name="ce3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6" table:formula="of:=[.R21]/1.01" office:value-type="float" office:value="26.3981675988474">
            <text:p>26.3982</text:p>
          </table:table-cell>
          <table:table-cell table:style-name="ce3" table:formula="of:=[.S21]" office:value-type="float" office:value="87.02">
            <text:p>87.020</text:p>
          </table:table-cell>
          <table:table-cell table:formula="of:=[.T21]-1" office:value-type="float" office:value="-10">
            <text:p>-10</text:p>
          </table:table-cell>
          <table:table-cell table:style-name="ce6" table:formula="of:=[.U21]/1.01" office:value-type="float" office:value="78.7780707973834">
            <text:p>78.7781</text:p>
          </table:table-cell>
          <table:table-cell table:style-name="ce3" table:formula="of:=[.V21]" office:value-type="float" office:value="89.37">
            <text:p>89.370</text:p>
          </table:table-cell>
          <table:table-cell table:formula="of:=[.W21]-1" office:value-type="float" office:value="-10">
            <text:p>-10</text:p>
          </table:table-cell>
          <table:table-cell table:style-name="ce6" table:formula="of:=[.X21]/1.01" office:value-type="float" office:value="80.9054951409119">
            <text:p>80.9055</text:p>
          </table:table-cell>
          <table:table-cell table:style-name="ce3" table:formula="of:=[.Y21]" office:value-type="float" office:value="89.1">
            <text:p>89.100</text:p>
          </table:table-cell>
          <table:table-cell table:formula="of:=[.Z21]-1" office:value-type="float" office:value="-10">
            <text:p>-10</text:p>
          </table:table-cell>
          <table:table-cell table:style-name="ce6" table:formula="of:=[.AA21]/1.01" office:value-type="float" office:value="80.6610676631448">
            <text:p>80.6611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6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6"/>
          <table:table-cell table:style-name="ce1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6"/>
          <table:table-cell table:style-name="ce1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Z25:.Z43])" office:value-type="float" office:value="19">
            <text:p>19</text:p>
          </table:table-cell>
          <table:table-cell table:style-name="ce6"/>
          <table:table-cell table:number-columns-repeated="997"/>
        </table:table-row>
        <table:table-row table:style-name="ro1">
          <table:table-cell table:style-name="ce2" office:value-type="float" office:value="89.4">
            <text:p>89.400</text:p>
          </table:table-cell>
          <table:table-cell office:value-type="float" office:value="10">
            <text:p>10</text:p>
          </table:table-cell>
          <table:table-cell table:formula="of:=[.C26]*1.01" office:value-type="float" office:value="98.7532180117617">
            <text:p>98.7532</text:p>
          </table:table-cell>
          <table:table-cell table:style-name="ce2" office:value-type="float" office:value="38.8">
            <text:p>38.800</text:p>
          </table:table-cell>
          <table:table-cell office:value-type="float" office:value="10">
            <text:p>10</text:p>
          </table:table-cell>
          <table:table-cell table:style-name="ce6" table:formula="of:=[.F26]*1.01" office:value-type="float" office:value="42.8593384659547">
            <text:p>42.8593</text:p>
          </table:table-cell>
          <table:table-cell table:style-name="ce2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6" table:formula="of:=[.I26]*1.01" office:value-type="float" office:value="33.4479579574513">
            <text:p>33.4480</text:p>
          </table:table-cell>
          <table:table-cell table:style-name="ce2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6" table:formula="of:=[.L26]*1.01" office:value-type="float" office:value="1.44263649578703">
            <text:p>1.4426</text:p>
          </table:table-cell>
          <table:table-cell table:style-name="ce2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6" table:formula="of:=[.O26]*1.01" office:value-type="float" office:value="1.43490414090915">
            <text:p>1.4349</text:p>
          </table:table-cell>
          <table:table-cell table:style-name="ce2" office:value-type="float" office:value="89.36">
            <text:p>89.360</text:p>
          </table:table-cell>
          <table:table-cell office:value-type="float" office:value="10">
            <text:p>10</text:p>
          </table:table-cell>
          <table:table-cell table:style-name="ce6" table:formula="of:=[.R26]*1.01" office:value-type="float" office:value="98.7090331267453">
            <text:p>98.7090</text:p>
          </table:table-cell>
          <table:table-cell table:style-name="ce2" office:value-type="float" office:value="89.62">
            <text:p>89.620</text:p>
          </table:table-cell>
          <table:table-cell office:value-type="float" office:value="10">
            <text:p>10</text:p>
          </table:table-cell>
          <table:table-cell table:style-name="ce6" table:formula="of:=[.U26]*1.01" office:value-type="float" office:value="98.9962348793522">
            <text:p>98.9962</text:p>
          </table:table-cell>
          <table:table-cell table:style-name="ce2" office:value-type="float" office:value="1.534">
            <text:p>1.534</text:p>
          </table:table-cell>
          <table:table-cell office:value-type="float" office:value="10">
            <text:p>10</text:p>
          </table:table-cell>
          <table:table-cell table:style-name="ce6" table:formula="of:=[.X26]*1.01" office:value-type="float" office:value="1.69449034038079">
            <text:p>1.6945</text:p>
          </table:table-cell>
          <table:table-cell table:style-name="ce2" office:value-type="float" office:value="1.636">
            <text:p>1.636</text:p>
          </table:table-cell>
          <table:table-cell office:value-type="float" office:value="10">
            <text:p>10</text:p>
          </table:table-cell>
          <table:table-cell table:style-name="ce6" table:formula="of:=[.AA26]*1.01" office:value-type="float" office:value="1.80716179717273">
            <text:p>1.8072</text:p>
          </table:table-cell>
          <table:table-cell table:number-columns-repeated="997"/>
        </table:table-row>
        <table:table-row table:style-name="ro1">
          <table:table-cell table:style-name="ce3" table:formula="of:=[.A25]" office:value-type="float" office:value="89.4">
            <text:p>89.40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97.7754633779819">
            <text:p>97.7755</text:p>
          </table:table-cell>
          <table:table-cell table:style-name="ce3" table:formula="of:=[.D25]" office:value-type="float" office:value="38.8">
            <text:p>38.800</text:p>
          </table:table-cell>
          <table:table-cell table:formula="of:=[.E25]-1" office:value-type="float" office:value="9">
            <text:p>9</text:p>
          </table:table-cell>
          <table:table-cell table:style-name="ce6" table:formula="of:=[.F27]*1.01" office:value-type="float" office:value="42.4349885801532">
            <text:p>42.4350</text:p>
          </table:table-cell>
          <table:table-cell table:style-name="ce3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6" table:formula="of:=[.I27]*1.01" office:value-type="float" office:value="33.1167900568825">
            <text:p>33.1168</text:p>
          </table:table-cell>
          <table:table-cell table:style-name="ce3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6" table:formula="of:=[.L27]*1.01" office:value-type="float" office:value="1.42835296612578">
            <text:p>1.4284</text:p>
          </table:table-cell>
          <table:table-cell table:style-name="ce3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6" table:formula="of:=[.O27]*1.01" office:value-type="float" office:value="1.42069716921698">
            <text:p>1.4207</text:p>
          </table:table-cell>
          <table:table-cell table:style-name="ce3" table:formula="of:=[.P25]" office:value-type="float" office:value="89.36">
            <text:p>89.360</text:p>
          </table:table-cell>
          <table:table-cell table:formula="of:=[.Q25]-1" office:value-type="float" office:value="9">
            <text:p>9</text:p>
          </table:table-cell>
          <table:table-cell table:style-name="ce6" table:formula="of:=[.R27]*1.01" office:value-type="float" office:value="97.7317159670745">
            <text:p>97.7317</text:p>
          </table:table-cell>
          <table:table-cell table:style-name="ce3" table:formula="of:=[.S25]" office:value-type="float" office:value="89.62">
            <text:p>89.620</text:p>
          </table:table-cell>
          <table:table-cell table:formula="of:=[.T25]-1" office:value-type="float" office:value="9">
            <text:p>9</text:p>
          </table:table-cell>
          <table:table-cell table:style-name="ce6" table:formula="of:=[.U27]*1.01" office:value-type="float" office:value="98.0160741379724">
            <text:p>98.0161</text:p>
          </table:table-cell>
          <table:table-cell table:style-name="ce3" table:formula="of:=[.V25]" office:value-type="float" office:value="1.534">
            <text:p>1.534</text:p>
          </table:table-cell>
          <table:table-cell table:formula="of:=[.W25]-1" office:value-type="float" office:value="9">
            <text:p>9</text:p>
          </table:table-cell>
          <table:table-cell table:style-name="ce6" table:formula="of:=[.X27]*1.01" office:value-type="float" office:value="1.67771320829781">
            <text:p>1.6777</text:p>
          </table:table-cell>
          <table:table-cell table:style-name="ce3" table:formula="of:=[.Y25]" office:value-type="float" office:value="1.636">
            <text:p>1.636</text:p>
          </table:table-cell>
          <table:table-cell table:formula="of:=[.Z25]-1" office:value-type="float" office:value="9">
            <text:p>9</text:p>
          </table:table-cell>
          <table:table-cell table:style-name="ce6" table:formula="of:=[.AA27]*1.01" office:value-type="float" office:value="1.78926910611161">
            <text:p>1.7893</text:p>
          </table:table-cell>
          <table:table-cell table:number-columns-repeated="997"/>
        </table:table-row>
        <table:table-row table:style-name="ro1">
          <table:table-cell table:style-name="ce3" table:formula="of:=[.A26]" office:value-type="float" office:value="89.4">
            <text:p>89.40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96.8073894831504">
            <text:p>96.8074</text:p>
          </table:table-cell>
          <table:table-cell table:style-name="ce3" table:formula="of:=[.D26]" office:value-type="float" office:value="38.8">
            <text:p>38.800</text:p>
          </table:table-cell>
          <table:table-cell table:formula="of:=[.E26]-1" office:value-type="float" office:value="8">
            <text:p>8</text:p>
          </table:table-cell>
          <table:table-cell table:style-name="ce6" table:formula="of:=[.F28]*1.01" office:value-type="float" office:value="42.0148401783695">
            <text:p>42.0148</text:p>
          </table:table-cell>
          <table:table-cell table:style-name="ce3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6" table:formula="of:=[.I28]*1.01" office:value-type="float" office:value="32.7889010464183">
            <text:p>32.7889</text:p>
          </table:table-cell>
          <table:table-cell table:style-name="ce3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6" table:formula="of:=[.L28]*1.01" office:value-type="float" office:value="1.41421085755027">
            <text:p>1.4142</text:p>
          </table:table-cell>
          <table:table-cell table:style-name="ce3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6" table:formula="of:=[.O28]*1.01" office:value-type="float" office:value="1.40663086061088">
            <text:p>1.4066</text:p>
          </table:table-cell>
          <table:table-cell table:style-name="ce3" table:formula="of:=[.P26]" office:value-type="float" office:value="89.36">
            <text:p>89.360</text:p>
          </table:table-cell>
          <table:table-cell table:formula="of:=[.Q26]-1" office:value-type="float" office:value="8">
            <text:p>8</text:p>
          </table:table-cell>
          <table:table-cell table:style-name="ce6" table:formula="of:=[.R28]*1.01" office:value-type="float" office:value="96.7640752149253">
            <text:p>96.7641</text:p>
          </table:table-cell>
          <table:table-cell table:style-name="ce3" table:formula="of:=[.S26]" office:value-type="float" office:value="89.62">
            <text:p>89.620</text:p>
          </table:table-cell>
          <table:table-cell table:formula="of:=[.T26]-1" office:value-type="float" office:value="8">
            <text:p>8</text:p>
          </table:table-cell>
          <table:table-cell table:style-name="ce6" table:formula="of:=[.U28]*1.01" office:value-type="float" office:value="97.0456179583885">
            <text:p>97.0456</text:p>
          </table:table-cell>
          <table:table-cell table:style-name="ce3" table:formula="of:=[.V26]" office:value-type="float" office:value="1.534">
            <text:p>1.534</text:p>
          </table:table-cell>
          <table:table-cell table:formula="of:=[.W26]-1" office:value-type="float" office:value="8">
            <text:p>8</text:p>
          </table:table-cell>
          <table:table-cell table:style-name="ce6" table:formula="of:=[.X28]*1.01" office:value-type="float" office:value="1.66110218643348">
            <text:p>1.6611</text:p>
          </table:table-cell>
          <table:table-cell table:style-name="ce3" table:formula="of:=[.Y26]" office:value-type="float" office:value="1.636">
            <text:p>1.636</text:p>
          </table:table-cell>
          <table:table-cell table:formula="of:=[.Z26]-1" office:value-type="float" office:value="8">
            <text:p>8</text:p>
          </table:table-cell>
          <table:table-cell table:style-name="ce6" table:formula="of:=[.AA28]*1.01" office:value-type="float" office:value="1.77155357040754">
            <text:p>1.7716</text:p>
          </table:table-cell>
          <table:table-cell table:number-columns-repeated="997"/>
        </table:table-row>
        <table:table-row table:style-name="ro1">
          <table:table-cell table:style-name="ce3" table:formula="of:=[.A27]" office:value-type="float" office:value="89.4">
            <text:p>89.40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95.8489004783667">
            <text:p>95.8489</text:p>
          </table:table-cell>
          <table:table-cell table:style-name="ce3" table:formula="of:=[.D27]" office:value-type="float" office:value="38.8">
            <text:p>38.800</text:p>
          </table:table-cell>
          <table:table-cell table:formula="of:=[.E27]-1" office:value-type="float" office:value="7">
            <text:p>7</text:p>
          </table:table-cell>
          <table:table-cell table:style-name="ce6" table:formula="of:=[.F29]*1.01" office:value-type="float" office:value="41.598851661752">
            <text:p>41.5989</text:p>
          </table:table-cell>
          <table:table-cell table:style-name="ce3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6" table:formula="of:=[.I29]*1.01" office:value-type="float" office:value="32.4642584618003">
            <text:p>32.4643</text:p>
          </table:table-cell>
          <table:table-cell table:style-name="ce3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6" table:formula="of:=[.L29]*1.01" office:value-type="float" office:value="1.40020876985176">
            <text:p>1.4002</text:p>
          </table:table-cell>
          <table:table-cell table:style-name="ce3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6" table:formula="of:=[.O29]*1.01" office:value-type="float" office:value="1.39270382238701">
            <text:p>1.3927</text:p>
          </table:table-cell>
          <table:table-cell table:style-name="ce3" table:formula="of:=[.P27]" office:value-type="float" office:value="89.36">
            <text:p>89.360</text:p>
          </table:table-cell>
          <table:table-cell table:formula="of:=[.Q27]-1" office:value-type="float" office:value="7">
            <text:p>7</text:p>
          </table:table-cell>
          <table:table-cell table:style-name="ce6" table:formula="of:=[.R29]*1.01" office:value-type="float" office:value="95.8060150642824">
            <text:p>95.8060</text:p>
          </table:table-cell>
          <table:table-cell table:style-name="ce3" table:formula="of:=[.S27]" office:value-type="float" office:value="89.62">
            <text:p>89.620</text:p>
          </table:table-cell>
          <table:table-cell table:formula="of:=[.T27]-1" office:value-type="float" office:value="7">
            <text:p>7</text:p>
          </table:table-cell>
          <table:table-cell table:style-name="ce6" table:formula="of:=[.U29]*1.01" office:value-type="float" office:value="96.0847702558302">
            <text:p>96.0848</text:p>
          </table:table-cell>
          <table:table-cell table:style-name="ce3" table:formula="of:=[.V27]" office:value-type="float" office:value="1.534">
            <text:p>1.534</text:p>
          </table:table-cell>
          <table:table-cell table:formula="of:=[.W27]-1" office:value-type="float" office:value="7">
            <text:p>7</text:p>
          </table:table-cell>
          <table:table-cell table:style-name="ce6" table:formula="of:=[.X29]*1.01" office:value-type="float" office:value="1.64465563013215">
            <text:p>1.6447</text:p>
          </table:table-cell>
          <table:table-cell table:style-name="ce3" table:formula="of:=[.Y27]" office:value-type="float" office:value="1.636">
            <text:p>1.636</text:p>
          </table:table-cell>
          <table:table-cell table:formula="of:=[.Z27]-1" office:value-type="float" office:value="7">
            <text:p>7</text:p>
          </table:table-cell>
          <table:table-cell table:style-name="ce6" table:formula="of:=[.AA29]*1.01" office:value-type="float" office:value="1.75401343604707">
            <text:p>1.7540</text:p>
          </table:table-cell>
          <table:table-cell table:number-columns-repeated="997"/>
        </table:table-row>
        <table:table-row table:style-name="ro1">
          <table:table-cell table:style-name="ce3" table:formula="of:=[.A28]" office:value-type="float" office:value="89.4">
            <text:p>89.40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94.8999014637294">
            <text:p>94.8999</text:p>
          </table:table-cell>
          <table:table-cell table:style-name="ce3" table:formula="of:=[.D28]" office:value-type="float" office:value="38.8">
            <text:p>38.800</text:p>
          </table:table-cell>
          <table:table-cell table:formula="of:=[.E28]-1" office:value-type="float" office:value="6">
            <text:p>6</text:p>
          </table:table-cell>
          <table:table-cell table:style-name="ce6" table:formula="of:=[.F30]*1.01" office:value-type="float" office:value="41.1869818433188">
            <text:p>41.1870</text:p>
          </table:table-cell>
          <table:table-cell table:style-name="ce3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6" table:formula="of:=[.I30]*1.01" office:value-type="float" office:value="32.1428301601983">
            <text:p>32.1428</text:p>
          </table:table-cell>
          <table:table-cell table:style-name="ce3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6" table:formula="of:=[.L30]*1.01" office:value-type="float" office:value="1.38634531668491">
            <text:p>1.3863</text:p>
          </table:table-cell>
          <table:table-cell table:style-name="ce3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6" table:formula="of:=[.O30]*1.01" office:value-type="float" office:value="1.3789146756307">
            <text:p>1.3789</text:p>
          </table:table-cell>
          <table:table-cell table:style-name="ce3" table:formula="of:=[.P28]" office:value-type="float" office:value="89.36">
            <text:p>89.360</text:p>
          </table:table-cell>
          <table:table-cell table:formula="of:=[.Q28]-1" office:value-type="float" office:value="6">
            <text:p>6</text:p>
          </table:table-cell>
          <table:table-cell table:style-name="ce6" table:formula="of:=[.R30]*1.01" office:value-type="float" office:value="94.8574406577054">
            <text:p>94.8574</text:p>
          </table:table-cell>
          <table:table-cell table:style-name="ce3" table:formula="of:=[.S28]" office:value-type="float" office:value="89.62">
            <text:p>89.620</text:p>
          </table:table-cell>
          <table:table-cell table:formula="of:=[.T28]-1" office:value-type="float" office:value="6">
            <text:p>6</text:p>
          </table:table-cell>
          <table:table-cell table:style-name="ce6" table:formula="of:=[.U30]*1.01" office:value-type="float" office:value="95.1334358968616">
            <text:p>95.1334</text:p>
          </table:table-cell>
          <table:table-cell table:style-name="ce3" table:formula="of:=[.V28]" office:value-type="float" office:value="1.534">
            <text:p>1.534</text:p>
          </table:table-cell>
          <table:table-cell table:formula="of:=[.W28]-1" office:value-type="float" office:value="6">
            <text:p>6</text:p>
          </table:table-cell>
          <table:table-cell table:style-name="ce6" table:formula="of:=[.X30]*1.01" office:value-type="float" office:value="1.62837191102193">
            <text:p>1.6284</text:p>
          </table:table-cell>
          <table:table-cell table:style-name="ce3" table:formula="of:=[.Y28]" office:value-type="float" office:value="1.636">
            <text:p>1.636</text:p>
          </table:table-cell>
          <table:table-cell table:formula="of:=[.Z28]-1" office:value-type="float" office:value="6">
            <text:p>6</text:p>
          </table:table-cell>
          <table:table-cell table:style-name="ce6" table:formula="of:=[.AA30]*1.01" office:value-type="float" office:value="1.73664696638324">
            <text:p>1.7366</text:p>
          </table:table-cell>
          <table:table-cell table:number-columns-repeated="997"/>
        </table:table-row>
        <table:table-row table:style-name="ro1">
          <table:table-cell table:style-name="ce3" table:formula="of:=[.A29]" office:value-type="float" office:value="89.4">
            <text:p>89.400</text:p>
          </table:table-cell>
          <table:table-cell table:style-name="ce1" table:formula="of:=[.B29]-1" office:value-type="float" office:value="5">
            <text:p>5</text:p>
          </table:table-cell>
          <table:table-cell table:style-name="ce7" table:formula="of:=[.C31]*1.01" office:value-type="float" office:value="93.96029847894">
            <text:p>93.9603</text:p>
          </table:table-cell>
          <table:table-cell table:style-name="ce3" table:formula="of:=[.D29]" office:value-type="float" office:value="38.8">
            <text:p>38.800</text:p>
          </table:table-cell>
          <table:table-cell table:style-name="ce1" table:formula="of:=[.E29]-1" office:value-type="float" office:value="5">
            <text:p>5</text:p>
          </table:table-cell>
          <table:table-cell table:style-name="ce7" table:formula="of:=[.F31]*1.01" office:value-type="float" office:value="40.77918994388">
            <text:p>40.7792</text:p>
          </table:table-cell>
          <table:table-cell table:style-name="ce3" table:formula="of:=[.G29]" office:value-type="float" office:value="30.28">
            <text:p>30.280</text:p>
          </table:table-cell>
          <table:table-cell table:style-name="ce1" table:formula="of:=[.H29]-1" office:value-type="float" office:value="5">
            <text:p>5</text:p>
          </table:table-cell>
          <table:table-cell table:style-name="ce7" table:formula="of:=[.I31]*1.01" office:value-type="float" office:value="31.824584317028">
            <text:p>31.8246</text:p>
          </table:table-cell>
          <table:table-cell table:style-name="ce3" table:formula="of:=[.J29]" office:value-type="float" office:value="1.306">
            <text:p>1.306</text:p>
          </table:table-cell>
          <table:table-cell table:style-name="ce1" table:formula="of:=[.K29]-1" office:value-type="float" office:value="5">
            <text:p>5</text:p>
          </table:table-cell>
          <table:table-cell table:style-name="ce7" table:formula="of:=[.L31]*1.01" office:value-type="float" office:value="1.3726191254306">
            <text:p>1.3726</text:p>
          </table:table-cell>
          <table:table-cell table:style-name="ce3" table:formula="of:=[.M29]" office:value-type="float" office:value="1.299">
            <text:p>1.299</text:p>
          </table:table-cell>
          <table:table-cell table:style-name="ce1" table:formula="of:=[.N29]-1" office:value-type="float" office:value="5">
            <text:p>5</text:p>
          </table:table-cell>
          <table:table-cell table:style-name="ce7" table:formula="of:=[.O31]*1.01" office:value-type="float" office:value="1.3652620550799">
            <text:p>1.3653</text:p>
          </table:table-cell>
          <table:table-cell table:style-name="ce3" table:formula="of:=[.P29]" office:value-type="float" office:value="89.36">
            <text:p>89.360</text:p>
          </table:table-cell>
          <table:table-cell table:style-name="ce1" table:formula="of:=[.Q29]-1" office:value-type="float" office:value="5">
            <text:p>5</text:p>
          </table:table-cell>
          <table:table-cell table:style-name="ce7" table:formula="of:=[.R31]*1.01" office:value-type="float" office:value="93.918258076936">
            <text:p>93.9183</text:p>
          </table:table-cell>
          <table:table-cell table:style-name="ce3" table:formula="of:=[.S29]" office:value-type="float" office:value="89.62">
            <text:p>89.620</text:p>
          </table:table-cell>
          <table:table-cell table:style-name="ce1" table:formula="of:=[.T29]-1" office:value-type="float" office:value="5">
            <text:p>5</text:p>
          </table:table-cell>
          <table:table-cell table:style-name="ce7" table:formula="of:=[.U31]*1.01" office:value-type="float" office:value="94.191520689962">
            <text:p>94.1915</text:p>
          </table:table-cell>
          <table:table-cell table:style-name="ce3" table:formula="of:=[.V29]" office:value-type="float" office:value="1.534">
            <text:p>1.534</text:p>
          </table:table-cell>
          <table:table-cell table:style-name="ce1" table:formula="of:=[.W29]-1" office:value-type="float" office:value="5">
            <text:p>5</text:p>
          </table:table-cell>
          <table:table-cell table:style-name="ce7" table:formula="of:=[.X31]*1.01" office:value-type="float" office:value="1.6122494168534">
            <text:p>1.6122</text:p>
          </table:table-cell>
          <table:table-cell table:style-name="ce3" table:formula="of:=[.Y29]" office:value-type="float" office:value="1.636">
            <text:p>1.636</text:p>
          </table:table-cell>
          <table:table-cell table:style-name="ce1" table:formula="of:=[.Z29]-1" office:value-type="float" office:value="5">
            <text:p>5</text:p>
          </table:table-cell>
          <table:table-cell table:style-name="ce7" table:formula="of:=[.AA31]*1.01" office:value-type="float" office:value="1.7194524419636">
            <text:p>1.7195</text:p>
          </table:table-cell>
          <table:table-cell table:number-columns-repeated="997"/>
        </table:table-row>
        <table:table-row table:style-name="ro1">
          <table:table-cell table:style-name="ce3" table:formula="of:=[.A30]" office:value-type="float" office:value="89.4">
            <text:p>89.40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93.029998494">
            <text:p>93.0300</text:p>
          </table:table-cell>
          <table:table-cell table:style-name="ce3" table:formula="of:=[.D30]" office:value-type="float" office:value="38.8">
            <text:p>38.800</text:p>
          </table:table-cell>
          <table:table-cell table:formula="of:=[.E30]-1" office:value-type="float" office:value="4">
            <text:p>4</text:p>
          </table:table-cell>
          <table:table-cell table:style-name="ce6" table:formula="of:=[.F32]*1.01" office:value-type="float" office:value="40.375435588">
            <text:p>40.3754</text:p>
          </table:table-cell>
          <table:table-cell table:style-name="ce3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6" table:formula="of:=[.I32]*1.01" office:value-type="float" office:value="31.5094894228">
            <text:p>31.5095</text:p>
          </table:table-cell>
          <table:table-cell table:style-name="ce3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6" table:formula="of:=[.L32]*1.01" office:value-type="float" office:value="1.35902883706">
            <text:p>1.3590</text:p>
          </table:table-cell>
          <table:table-cell table:style-name="ce3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6" table:formula="of:=[.O32]*1.01" office:value-type="float" office:value="1.35174460899">
            <text:p>1.3517</text:p>
          </table:table-cell>
          <table:table-cell table:style-name="ce3" table:formula="of:=[.P30]" office:value-type="float" office:value="89.36">
            <text:p>89.360</text:p>
          </table:table-cell>
          <table:table-cell table:formula="of:=[.Q30]-1" office:value-type="float" office:value="4">
            <text:p>4</text:p>
          </table:table-cell>
          <table:table-cell table:style-name="ce6" table:formula="of:=[.R32]*1.01" office:value-type="float" office:value="92.9883743336">
            <text:p>92.9884</text:p>
          </table:table-cell>
          <table:table-cell table:style-name="ce3" table:formula="of:=[.S30]" office:value-type="float" office:value="89.62">
            <text:p>89.620</text:p>
          </table:table-cell>
          <table:table-cell table:formula="of:=[.T30]-1" office:value-type="float" office:value="4">
            <text:p>4</text:p>
          </table:table-cell>
          <table:table-cell table:style-name="ce6" table:formula="of:=[.U32]*1.01" office:value-type="float" office:value="93.2589313762">
            <text:p>93.2589</text:p>
          </table:table-cell>
          <table:table-cell table:style-name="ce3" table:formula="of:=[.V30]" office:value-type="float" office:value="1.534">
            <text:p>1.534</text:p>
          </table:table-cell>
          <table:table-cell table:formula="of:=[.W30]-1" office:value-type="float" office:value="4">
            <text:p>4</text:p>
          </table:table-cell>
          <table:table-cell table:style-name="ce6" table:formula="of:=[.X32]*1.01" office:value-type="float" office:value="1.59628655134">
            <text:p>1.5963</text:p>
          </table:table-cell>
          <table:table-cell table:style-name="ce3" table:formula="of:=[.Y30]" office:value-type="float" office:value="1.636">
            <text:p>1.636</text:p>
          </table:table-cell>
          <table:table-cell table:formula="of:=[.Z30]-1" office:value-type="float" office:value="4">
            <text:p>4</text:p>
          </table:table-cell>
          <table:table-cell table:style-name="ce6" table:formula="of:=[.AA32]*1.01" office:value-type="float" office:value="1.70242816036">
            <text:p>1.7024</text:p>
          </table:table-cell>
          <table:table-cell table:number-columns-repeated="997"/>
        </table:table-row>
        <table:table-row table:style-name="ro1">
          <table:table-cell table:style-name="ce3" table:formula="of:=[.A31]" office:value-type="float" office:value="89.4">
            <text:p>89.40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92.1089094">
            <text:p>92.1089</text:p>
          </table:table-cell>
          <table:table-cell table:style-name="ce3" table:formula="of:=[.D31]" office:value-type="float" office:value="38.8">
            <text:p>38.800</text:p>
          </table:table-cell>
          <table:table-cell table:formula="of:=[.E31]-1" office:value-type="float" office:value="3">
            <text:p>3</text:p>
          </table:table-cell>
          <table:table-cell table:style-name="ce6" table:formula="of:=[.F33]*1.01" office:value-type="float" office:value="39.9756788">
            <text:p>39.9757</text:p>
          </table:table-cell>
          <table:table-cell table:style-name="ce3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6" table:formula="of:=[.I33]*1.01" office:value-type="float" office:value="31.19751428">
            <text:p>31.1975</text:p>
          </table:table-cell>
          <table:table-cell table:style-name="ce3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6" table:formula="of:=[.L33]*1.01" office:value-type="float" office:value="1.345573106">
            <text:p>1.3456</text:p>
          </table:table-cell>
          <table:table-cell table:style-name="ce3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6" table:formula="of:=[.O33]*1.01" office:value-type="float" office:value="1.338360999">
            <text:p>1.3384</text:p>
          </table:table-cell>
          <table:table-cell table:style-name="ce3" table:formula="of:=[.P31]" office:value-type="float" office:value="89.36">
            <text:p>89.360</text:p>
          </table:table-cell>
          <table:table-cell table:formula="of:=[.Q31]-1" office:value-type="float" office:value="3">
            <text:p>3</text:p>
          </table:table-cell>
          <table:table-cell table:style-name="ce6" table:formula="of:=[.R33]*1.01" office:value-type="float" office:value="92.06769736">
            <text:p>92.0677</text:p>
          </table:table-cell>
          <table:table-cell table:style-name="ce3" table:formula="of:=[.S31]" office:value-type="float" office:value="89.62">
            <text:p>89.620</text:p>
          </table:table-cell>
          <table:table-cell table:formula="of:=[.T31]-1" office:value-type="float" office:value="3">
            <text:p>3</text:p>
          </table:table-cell>
          <table:table-cell table:style-name="ce6" table:formula="of:=[.U33]*1.01" office:value-type="float" office:value="92.33557562">
            <text:p>92.3356</text:p>
          </table:table-cell>
          <table:table-cell table:style-name="ce3" table:formula="of:=[.V31]" office:value-type="float" office:value="1.534">
            <text:p>1.534</text:p>
          </table:table-cell>
          <table:table-cell table:formula="of:=[.W31]-1" office:value-type="float" office:value="3">
            <text:p>3</text:p>
          </table:table-cell>
          <table:table-cell table:style-name="ce6" table:formula="of:=[.X33]*1.01" office:value-type="float" office:value="1.580481734">
            <text:p>1.5805</text:p>
          </table:table-cell>
          <table:table-cell table:style-name="ce3" table:formula="of:=[.Y31]" office:value-type="float" office:value="1.636">
            <text:p>1.636</text:p>
          </table:table-cell>
          <table:table-cell table:formula="of:=[.Z31]-1" office:value-type="float" office:value="3">
            <text:p>3</text:p>
          </table:table-cell>
          <table:table-cell table:style-name="ce6" table:formula="of:=[.AA33]*1.01" office:value-type="float" office:value="1.685572436">
            <text:p>1.6856</text:p>
          </table:table-cell>
          <table:table-cell table:number-columns-repeated="997"/>
        </table:table-row>
        <table:table-row table:style-name="ro1">
          <table:table-cell table:style-name="ce3" table:formula="of:=[.A32]" office:value-type="float" office:value="89.4">
            <text:p>89.40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91.19694">
            <text:p>91.1969</text:p>
          </table:table-cell>
          <table:table-cell table:style-name="ce3" table:formula="of:=[.D32]" office:value-type="float" office:value="38.8">
            <text:p>38.800</text:p>
          </table:table-cell>
          <table:table-cell table:formula="of:=[.E32]-1" office:value-type="float" office:value="2">
            <text:p>2</text:p>
          </table:table-cell>
          <table:table-cell table:style-name="ce6" table:formula="of:=[.F34]*1.01" office:value-type="float" office:value="39.57988">
            <text:p>39.5799</text:p>
          </table:table-cell>
          <table:table-cell table:style-name="ce3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6" table:formula="of:=[.I34]*1.01" office:value-type="float" office:value="30.888628">
            <text:p>30.8886</text:p>
          </table:table-cell>
          <table:table-cell table:style-name="ce3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6" table:formula="of:=[.L34]*1.01" office:value-type="float" office:value="1.3322506">
            <text:p>1.3323</text:p>
          </table:table-cell>
          <table:table-cell table:style-name="ce3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6" table:formula="of:=[.O34]*1.01" office:value-type="float" office:value="1.3251099">
            <text:p>1.3251</text:p>
          </table:table-cell>
          <table:table-cell table:style-name="ce3" table:formula="of:=[.P32]" office:value-type="float" office:value="89.36">
            <text:p>89.360</text:p>
          </table:table-cell>
          <table:table-cell table:formula="of:=[.Q32]-1" office:value-type="float" office:value="2">
            <text:p>2</text:p>
          </table:table-cell>
          <table:table-cell table:style-name="ce6" table:formula="of:=[.R34]*1.01" office:value-type="float" office:value="91.156136">
            <text:p>91.1561</text:p>
          </table:table-cell>
          <table:table-cell table:style-name="ce3" table:formula="of:=[.S32]" office:value-type="float" office:value="89.62">
            <text:p>89.620</text:p>
          </table:table-cell>
          <table:table-cell table:formula="of:=[.T32]-1" office:value-type="float" office:value="2">
            <text:p>2</text:p>
          </table:table-cell>
          <table:table-cell table:style-name="ce6" table:formula="of:=[.U34]*1.01" office:value-type="float" office:value="91.421362">
            <text:p>91.4214</text:p>
          </table:table-cell>
          <table:table-cell table:style-name="ce3" table:formula="of:=[.V32]" office:value-type="float" office:value="1.534">
            <text:p>1.534</text:p>
          </table:table-cell>
          <table:table-cell table:formula="of:=[.W32]-1" office:value-type="float" office:value="2">
            <text:p>2</text:p>
          </table:table-cell>
          <table:table-cell table:style-name="ce6" table:formula="of:=[.X34]*1.01" office:value-type="float" office:value="1.5648334">
            <text:p>1.5648</text:p>
          </table:table-cell>
          <table:table-cell table:style-name="ce3" table:formula="of:=[.Y32]" office:value-type="float" office:value="1.636">
            <text:p>1.636</text:p>
          </table:table-cell>
          <table:table-cell table:formula="of:=[.Z32]-1" office:value-type="float" office:value="2">
            <text:p>2</text:p>
          </table:table-cell>
          <table:table-cell table:style-name="ce6" table:formula="of:=[.AA34]*1.01" office:value-type="float" office:value="1.6688836">
            <text:p>1.6689</text:p>
          </table:table-cell>
          <table:table-cell table:number-columns-repeated="997"/>
        </table:table-row>
        <table:table-row table:style-name="ro1">
          <table:table-cell table:style-name="ce3" table:formula="of:=[.A33]" office:value-type="float" office:value="89.4">
            <text:p>89.40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90.294">
            <text:p>90.2940</text:p>
          </table:table-cell>
          <table:table-cell table:style-name="ce3" table:formula="of:=[.D33]" office:value-type="float" office:value="38.8">
            <text:p>38.800</text:p>
          </table:table-cell>
          <table:table-cell table:formula="of:=[.E33]-1" office:value-type="float" office:value="1">
            <text:p>1</text:p>
          </table:table-cell>
          <table:table-cell table:style-name="ce6" table:formula="of:=[.F35]*1.01" office:value-type="float" office:value="39.188">
            <text:p>39.1880</text:p>
          </table:table-cell>
          <table:table-cell table:style-name="ce3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6" table:formula="of:=[.I35]*1.01" office:value-type="float" office:value="30.5828">
            <text:p>30.5828</text:p>
          </table:table-cell>
          <table:table-cell table:style-name="ce3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6" table:formula="of:=[.L35]*1.01" office:value-type="float" office:value="1.31906">
            <text:p>1.3191</text:p>
          </table:table-cell>
          <table:table-cell table:style-name="ce3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6" table:formula="of:=[.O35]*1.01" office:value-type="float" office:value="1.31199">
            <text:p>1.3120</text:p>
          </table:table-cell>
          <table:table-cell table:style-name="ce3" table:formula="of:=[.P33]" office:value-type="float" office:value="89.36">
            <text:p>89.360</text:p>
          </table:table-cell>
          <table:table-cell table:formula="of:=[.Q33]-1" office:value-type="float" office:value="1">
            <text:p>1</text:p>
          </table:table-cell>
          <table:table-cell table:style-name="ce6" table:formula="of:=[.R35]*1.01" office:value-type="float" office:value="90.2536">
            <text:p>90.2536</text:p>
          </table:table-cell>
          <table:table-cell table:style-name="ce3" table:formula="of:=[.S33]" office:value-type="float" office:value="89.62">
            <text:p>89.620</text:p>
          </table:table-cell>
          <table:table-cell table:formula="of:=[.T33]-1" office:value-type="float" office:value="1">
            <text:p>1</text:p>
          </table:table-cell>
          <table:table-cell table:style-name="ce6" table:formula="of:=[.U35]*1.01" office:value-type="float" office:value="90.5162">
            <text:p>90.5162</text:p>
          </table:table-cell>
          <table:table-cell table:style-name="ce3" table:formula="of:=[.V33]" office:value-type="float" office:value="1.534">
            <text:p>1.534</text:p>
          </table:table-cell>
          <table:table-cell table:formula="of:=[.W33]-1" office:value-type="float" office:value="1">
            <text:p>1</text:p>
          </table:table-cell>
          <table:table-cell table:style-name="ce6" table:formula="of:=[.X35]*1.01" office:value-type="float" office:value="1.54934">
            <text:p>1.5493</text:p>
          </table:table-cell>
          <table:table-cell table:style-name="ce3" table:formula="of:=[.Y33]" office:value-type="float" office:value="1.636">
            <text:p>1.636</text:p>
          </table:table-cell>
          <table:table-cell table:formula="of:=[.Z33]-1" office:value-type="float" office:value="1">
            <text:p>1</text:p>
          </table:table-cell>
          <table:table-cell table:style-name="ce6" table:formula="of:=[.AA35]*1.01" office:value-type="float" office:value="1.65236">
            <text:p>1.6524</text:p>
          </table:table-cell>
          <table:table-cell table:number-columns-repeated="997"/>
        </table:table-row>
        <table:table-row table:style-name="ro1">
          <table:table-cell table:style-name="ce3" table:formula="of:=[.A34]" office:value-type="float" office:value="89.4">
            <text:p>89.400</text:p>
          </table:table-cell>
          <table:table-cell table:style-name="ce1" table:formula="of:=[.B34]-1" office:value-type="float" office:value="0">
            <text:p>0</text:p>
          </table:table-cell>
          <table:table-cell table:style-name="ce7" table:formula="of:=[.A35]" office:value-type="float" office:value="89.4">
            <text:p>89.4000</text:p>
          </table:table-cell>
          <table:table-cell table:style-name="ce3" table:formula="of:=[.D34]" office:value-type="float" office:value="38.8">
            <text:p>38.800</text:p>
          </table:table-cell>
          <table:table-cell table:style-name="ce1" table:formula="of:=[.E34]-1" office:value-type="float" office:value="0">
            <text:p>0</text:p>
          </table:table-cell>
          <table:table-cell table:style-name="ce7" table:formula="of:=[.D35]" office:value-type="float" office:value="38.8">
            <text:p>38.8000</text:p>
          </table:table-cell>
          <table:table-cell table:style-name="ce3" table:formula="of:=[.G34]" office:value-type="float" office:value="30.28">
            <text:p>30.280</text:p>
          </table:table-cell>
          <table:table-cell table:style-name="ce1" table:formula="of:=[.H34]-1" office:value-type="float" office:value="0">
            <text:p>0</text:p>
          </table:table-cell>
          <table:table-cell table:style-name="ce7" table:formula="of:=[.G35]" office:value-type="float" office:value="30.28">
            <text:p>30.2800</text:p>
          </table:table-cell>
          <table:table-cell table:style-name="ce3" table:formula="of:=[.J34]" office:value-type="float" office:value="1.306">
            <text:p>1.306</text:p>
          </table:table-cell>
          <table:table-cell table:style-name="ce1" table:formula="of:=[.K34]-1" office:value-type="float" office:value="0">
            <text:p>0</text:p>
          </table:table-cell>
          <table:table-cell table:style-name="ce7" table:formula="of:=[.J35]" office:value-type="float" office:value="1.306">
            <text:p>1.3060</text:p>
          </table:table-cell>
          <table:table-cell table:style-name="ce3" table:formula="of:=[.M34]" office:value-type="float" office:value="1.299">
            <text:p>1.299</text:p>
          </table:table-cell>
          <table:table-cell table:style-name="ce1" table:formula="of:=[.N34]-1" office:value-type="float" office:value="0">
            <text:p>0</text:p>
          </table:table-cell>
          <table:table-cell table:style-name="ce7" table:formula="of:=[.M35]" office:value-type="float" office:value="1.299">
            <text:p>1.2990</text:p>
          </table:table-cell>
          <table:table-cell table:style-name="ce3" table:formula="of:=[.P34]" office:value-type="float" office:value="89.36">
            <text:p>89.360</text:p>
          </table:table-cell>
          <table:table-cell table:style-name="ce1" table:formula="of:=[.Q34]-1" office:value-type="float" office:value="0">
            <text:p>0</text:p>
          </table:table-cell>
          <table:table-cell table:style-name="ce7" table:formula="of:=[.P35]" office:value-type="float" office:value="89.36">
            <text:p>89.3600</text:p>
          </table:table-cell>
          <table:table-cell table:style-name="ce3" table:formula="of:=[.S34]" office:value-type="float" office:value="89.62">
            <text:p>89.620</text:p>
          </table:table-cell>
          <table:table-cell table:style-name="ce1" table:formula="of:=[.T34]-1" office:value-type="float" office:value="0">
            <text:p>0</text:p>
          </table:table-cell>
          <table:table-cell table:style-name="ce7" table:formula="of:=[.S35]" office:value-type="float" office:value="89.62">
            <text:p>89.6200</text:p>
          </table:table-cell>
          <table:table-cell table:style-name="ce3" table:formula="of:=[.V34]" office:value-type="float" office:value="1.534">
            <text:p>1.534</text:p>
          </table:table-cell>
          <table:table-cell table:style-name="ce1" table:formula="of:=[.W34]-1" office:value-type="float" office:value="0">
            <text:p>0</text:p>
          </table:table-cell>
          <table:table-cell table:style-name="ce7" table:formula="of:=[.V35]" office:value-type="float" office:value="1.534">
            <text:p>1.5340</text:p>
          </table:table-cell>
          <table:table-cell table:style-name="ce3" table:formula="of:=[.Y34]" office:value-type="float" office:value="1.636">
            <text:p>1.636</text:p>
          </table:table-cell>
          <table:table-cell table:style-name="ce1" table:formula="of:=[.Z34]-1" office:value-type="float" office:value="0">
            <text:p>0</text:p>
          </table:table-cell>
          <table:table-cell table:style-name="ce7" table:formula="of:=[.Y35]" office:value-type="float" office:value="1.636">
            <text:p>1.6360</text:p>
          </table:table-cell>
          <table:table-cell table:number-columns-repeated="997"/>
        </table:table-row>
        <table:table-row table:style-name="ro1">
          <table:table-cell table:style-name="ce3" table:formula="of:=[.A35]" office:value-type="float" office:value="89.4">
            <text:p>89.400</text:p>
          </table:table-cell>
          <table:table-cell table:style-name="ce5" table:formula="of:=[.B35]-1" office:value-type="float" office:value="-1">
            <text:p>-1</text:p>
          </table:table-cell>
          <table:table-cell table:style-name="ce9" table:formula="of:=[.C35]/1.01" office:value-type="float" office:value="88.5148514851485">
            <text:p>88.5149</text:p>
          </table:table-cell>
          <table:table-cell table:style-name="ce3" table:formula="of:=[.D35]" office:value-type="float" office:value="38.8">
            <text:p>38.800</text:p>
          </table:table-cell>
          <table:table-cell table:style-name="ce5" table:formula="of:=[.E35]-1" office:value-type="float" office:value="-1">
            <text:p>-1</text:p>
          </table:table-cell>
          <table:table-cell table:style-name="ce9" table:formula="of:=[.F35]/1.01" office:value-type="float" office:value="38.4158415841584">
            <text:p>38.4158</text:p>
          </table:table-cell>
          <table:table-cell table:style-name="ce3" table:formula="of:=[.G35]" office:value-type="float" office:value="30.28">
            <text:p>30.280</text:p>
          </table:table-cell>
          <table:table-cell table:style-name="ce5" table:formula="of:=[.H35]-1" office:value-type="float" office:value="-1">
            <text:p>-1</text:p>
          </table:table-cell>
          <table:table-cell table:style-name="ce9" table:formula="of:=[.I35]/1.01" office:value-type="float" office:value="29.980198019802">
            <text:p>29.9802</text:p>
          </table:table-cell>
          <table:table-cell table:style-name="ce3" table:formula="of:=[.J35]" office:value-type="float" office:value="1.306">
            <text:p>1.306</text:p>
          </table:table-cell>
          <table:table-cell table:style-name="ce5" table:formula="of:=[.K35]-1" office:value-type="float" office:value="-1">
            <text:p>-1</text:p>
          </table:table-cell>
          <table:table-cell table:style-name="ce9" table:formula="of:=[.L35]/1.01" office:value-type="float" office:value="1.29306930693069">
            <text:p>1.2931</text:p>
          </table:table-cell>
          <table:table-cell table:style-name="ce3" table:formula="of:=[.M35]" office:value-type="float" office:value="1.299">
            <text:p>1.299</text:p>
          </table:table-cell>
          <table:table-cell table:style-name="ce5" table:formula="of:=[.N35]-1" office:value-type="float" office:value="-1">
            <text:p>-1</text:p>
          </table:table-cell>
          <table:table-cell table:style-name="ce9" table:formula="of:=[.O35]/1.01" office:value-type="float" office:value="1.28613861386139">
            <text:p>1.2861</text:p>
          </table:table-cell>
          <table:table-cell table:style-name="ce3" table:formula="of:=[.P35]" office:value-type="float" office:value="89.36">
            <text:p>89.360</text:p>
          </table:table-cell>
          <table:table-cell table:style-name="ce5" table:formula="of:=[.Q35]-1" office:value-type="float" office:value="-1">
            <text:p>-1</text:p>
          </table:table-cell>
          <table:table-cell table:style-name="ce9" table:formula="of:=[.R35]/1.01" office:value-type="float" office:value="88.4752475247525">
            <text:p>88.4752</text:p>
          </table:table-cell>
          <table:table-cell table:style-name="ce3" table:formula="of:=[.S35]" office:value-type="float" office:value="89.62">
            <text:p>89.620</text:p>
          </table:table-cell>
          <table:table-cell table:style-name="ce5" table:formula="of:=[.T35]-1" office:value-type="float" office:value="-1">
            <text:p>-1</text:p>
          </table:table-cell>
          <table:table-cell table:style-name="ce9" table:formula="of:=[.U35]/1.01" office:value-type="float" office:value="88.7326732673267">
            <text:p>88.7327</text:p>
          </table:table-cell>
          <table:table-cell table:style-name="ce3" table:formula="of:=[.V35]" office:value-type="float" office:value="1.534">
            <text:p>1.534</text:p>
          </table:table-cell>
          <table:table-cell table:style-name="ce5" table:formula="of:=[.W35]-1" office:value-type="float" office:value="-1">
            <text:p>-1</text:p>
          </table:table-cell>
          <table:table-cell table:style-name="ce9" table:formula="of:=[.X35]/1.01" office:value-type="float" office:value="1.51881188118812">
            <text:p>1.5188</text:p>
          </table:table-cell>
          <table:table-cell table:style-name="ce3" table:formula="of:=[.Y35]" office:value-type="float" office:value="1.636">
            <text:p>1.636</text:p>
          </table:table-cell>
          <table:table-cell table:style-name="ce5" table:formula="of:=[.Z35]-1" office:value-type="float" office:value="-1">
            <text:p>-1</text:p>
          </table:table-cell>
          <table:table-cell table:style-name="ce9" table:formula="of:=[.AA35]/1.01" office:value-type="float" office:value="1.61980198019802">
            <text:p>1.6198</text:p>
          </table:table-cell>
          <table:table-cell table:number-columns-repeated="997"/>
        </table:table-row>
        <table:table-row table:style-name="ro1">
          <table:table-cell table:style-name="ce3" table:formula="of:=[.A36]" office:value-type="float" office:value="89.4">
            <text:p>89.400</text:p>
          </table:table-cell>
          <table:table-cell table:style-name="ce5" table:formula="of:=[.B36]-1" office:value-type="float" office:value="-2">
            <text:p>-2</text:p>
          </table:table-cell>
          <table:table-cell table:style-name="ce9" table:formula="of:=[.C36]/1.01" office:value-type="float" office:value="87.6384668169787">
            <text:p>87.6385</text:p>
          </table:table-cell>
          <table:table-cell table:style-name="ce3" table:formula="of:=[.D36]" office:value-type="float" office:value="38.8">
            <text:p>38.800</text:p>
          </table:table-cell>
          <table:table-cell table:style-name="ce5" table:formula="of:=[.E36]-1" office:value-type="float" office:value="-2">
            <text:p>-2</text:p>
          </table:table-cell>
          <table:table-cell table:style-name="ce9" table:formula="of:=[.F36]/1.01" office:value-type="float" office:value="38.0354867169885">
            <text:p>38.0355</text:p>
          </table:table-cell>
          <table:table-cell table:style-name="ce3" table:formula="of:=[.G36]" office:value-type="float" office:value="30.28">
            <text:p>30.280</text:p>
          </table:table-cell>
          <table:table-cell table:style-name="ce5" table:formula="of:=[.H36]-1" office:value-type="float" office:value="-2">
            <text:p>-2</text:p>
          </table:table-cell>
          <table:table-cell table:style-name="ce9" table:formula="of:=[.I36]/1.01" office:value-type="float" office:value="29.6833643760416">
            <text:p>29.6834</text:p>
          </table:table-cell>
          <table:table-cell table:style-name="ce3" table:formula="of:=[.J36]" office:value-type="float" office:value="1.306">
            <text:p>1.306</text:p>
          </table:table-cell>
          <table:table-cell table:style-name="ce5" table:formula="of:=[.K36]-1" office:value-type="float" office:value="-2">
            <text:p>-2</text:p>
          </table:table-cell>
          <table:table-cell table:style-name="ce9" table:formula="of:=[.L36]/1.01" office:value-type="float" office:value="1.28026664052544">
            <text:p>1.2803</text:p>
          </table:table-cell>
          <table:table-cell table:style-name="ce3" table:formula="of:=[.M36]" office:value-type="float" office:value="1.299">
            <text:p>1.299</text:p>
          </table:table-cell>
          <table:table-cell table:style-name="ce5" table:formula="of:=[.N36]-1" office:value-type="float" office:value="-2">
            <text:p>-2</text:p>
          </table:table-cell>
          <table:table-cell table:style-name="ce9" table:formula="of:=[.O36]/1.01" office:value-type="float" office:value="1.27340456817959">
            <text:p>1.2734</text:p>
          </table:table-cell>
          <table:table-cell table:style-name="ce3" table:formula="of:=[.P36]" office:value-type="float" office:value="89.36">
            <text:p>89.360</text:p>
          </table:table-cell>
          <table:table-cell table:style-name="ce5" table:formula="of:=[.Q36]-1" office:value-type="float" office:value="-2">
            <text:p>-2</text:p>
          </table:table-cell>
          <table:table-cell table:style-name="ce9" table:formula="of:=[.R36]/1.01" office:value-type="float" office:value="87.5992549750024">
            <text:p>87.5993</text:p>
          </table:table-cell>
          <table:table-cell table:style-name="ce3" table:formula="of:=[.S36]" office:value-type="float" office:value="89.62">
            <text:p>89.620</text:p>
          </table:table-cell>
          <table:table-cell table:style-name="ce5" table:formula="of:=[.T36]-1" office:value-type="float" office:value="-2">
            <text:p>-2</text:p>
          </table:table-cell>
          <table:table-cell table:style-name="ce9" table:formula="of:=[.U36]/1.01" office:value-type="float" office:value="87.8541319478483">
            <text:p>87.8541</text:p>
          </table:table-cell>
          <table:table-cell table:style-name="ce3" table:formula="of:=[.V36]" office:value-type="float" office:value="1.534">
            <text:p>1.534</text:p>
          </table:table-cell>
          <table:table-cell table:style-name="ce5" table:formula="of:=[.W36]-1" office:value-type="float" office:value="-2">
            <text:p>-2</text:p>
          </table:table-cell>
          <table:table-cell table:style-name="ce9" table:formula="of:=[.X36]/1.01" office:value-type="float" office:value="1.50377413979022">
            <text:p>1.5038</text:p>
          </table:table-cell>
          <table:table-cell table:style-name="ce3" table:formula="of:=[.Y36]" office:value-type="float" office:value="1.636">
            <text:p>1.636</text:p>
          </table:table-cell>
          <table:table-cell table:style-name="ce5" table:formula="of:=[.Z36]-1" office:value-type="float" office:value="-2">
            <text:p>-2</text:p>
          </table:table-cell>
          <table:table-cell table:style-name="ce9" table:formula="of:=[.AA36]/1.01" office:value-type="float" office:value="1.60376433682972">
            <text:p>1.6038</text:p>
          </table:table-cell>
          <table:table-cell table:number-columns-repeated="997"/>
        </table:table-row>
        <table:table-row table:style-name="ro1">
          <table:table-cell table:style-name="ce3" table:formula="of:=[.A37]" office:value-type="float" office:value="89.4">
            <text:p>89.40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86.7707592247314">
            <text:p>86.7708</text:p>
          </table:table-cell>
          <table:table-cell table:style-name="ce3" table:formula="of:=[.D37]" office:value-type="float" office:value="38.8">
            <text:p>38.800</text:p>
          </table:table-cell>
          <table:table-cell table:formula="of:=[.E37]-1" office:value-type="float" office:value="-3">
            <text:p>-3</text:p>
          </table:table-cell>
          <table:table-cell table:style-name="ce6" table:formula="of:=[.F37]/1.01" office:value-type="float" office:value="37.6588977395926">
            <text:p>37.6589</text:p>
          </table:table-cell>
          <table:table-cell table:style-name="ce3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6" table:formula="of:=[.I37]/1.01" office:value-type="float" office:value="29.3894696792491">
            <text:p>29.3895</text:p>
          </table:table-cell>
          <table:table-cell table:style-name="ce3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6" table:formula="of:=[.L37]/1.01" office:value-type="float" office:value="1.2675907331935">
            <text:p>1.2676</text:p>
          </table:table-cell>
          <table:table-cell table:style-name="ce3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6" table:formula="of:=[.O37]/1.01" office:value-type="float" office:value="1.26079660215801">
            <text:p>1.2608</text:p>
          </table:table-cell>
          <table:table-cell table:style-name="ce3" table:formula="of:=[.P37]" office:value-type="float" office:value="89.36">
            <text:p>89.360</text:p>
          </table:table-cell>
          <table:table-cell table:formula="of:=[.Q37]-1" office:value-type="float" office:value="-3">
            <text:p>-3</text:p>
          </table:table-cell>
          <table:table-cell table:style-name="ce6" table:formula="of:=[.R37]/1.01" office:value-type="float" office:value="86.7319356188143">
            <text:p>86.7319</text:p>
          </table:table-cell>
          <table:table-cell table:style-name="ce3" table:formula="of:=[.S37]" office:value-type="float" office:value="89.62">
            <text:p>89.620</text:p>
          </table:table-cell>
          <table:table-cell table:formula="of:=[.T37]-1" office:value-type="float" office:value="-3">
            <text:p>-3</text:p>
          </table:table-cell>
          <table:table-cell table:style-name="ce6" table:formula="of:=[.U37]/1.01" office:value-type="float" office:value="86.9842890572755">
            <text:p>86.9843</text:p>
          </table:table-cell>
          <table:table-cell table:style-name="ce3" table:formula="of:=[.V37]" office:value-type="float" office:value="1.534">
            <text:p>1.534</text:p>
          </table:table-cell>
          <table:table-cell table:formula="of:=[.W37]-1" office:value-type="float" office:value="-3">
            <text:p>-3</text:p>
          </table:table-cell>
          <table:table-cell table:style-name="ce6" table:formula="of:=[.X37]/1.01" office:value-type="float" office:value="1.48888528692101">
            <text:p>1.4889</text:p>
          </table:table-cell>
          <table:table-cell table:style-name="ce3" table:formula="of:=[.Y37]" office:value-type="float" office:value="1.636">
            <text:p>1.636</text:p>
          </table:table-cell>
          <table:table-cell table:formula="of:=[.Z37]-1" office:value-type="float" office:value="-3">
            <text:p>-3</text:p>
          </table:table-cell>
          <table:table-cell table:style-name="ce6" table:formula="of:=[.AA37]/1.01" office:value-type="float" office:value="1.58788548200963">
            <text:p>1.5879</text:p>
          </table:table-cell>
          <table:table-cell table:number-columns-repeated="997"/>
        </table:table-row>
        <table:table-row table:style-name="ro1">
          <table:table-cell table:style-name="ce3" table:formula="of:=[.A38]" office:value-type="float" office:value="89.4">
            <text:p>89.40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85.9116427967638">
            <text:p>85.9116</text:p>
          </table:table-cell>
          <table:table-cell table:style-name="ce3" table:formula="of:=[.D38]" office:value-type="float" office:value="38.8">
            <text:p>38.800</text:p>
          </table:table-cell>
          <table:table-cell table:formula="of:=[.E38]-1" office:value-type="float" office:value="-4">
            <text:p>-4</text:p>
          </table:table-cell>
          <table:table-cell table:style-name="ce6" table:formula="of:=[.F38]/1.01" office:value-type="float" office:value="37.2860373659333">
            <text:p>37.2860</text:p>
          </table:table-cell>
          <table:table-cell table:style-name="ce3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6" table:formula="of:=[.I38]/1.01" office:value-type="float" office:value="29.0984848309397">
            <text:p>29.0985</text:p>
          </table:table-cell>
          <table:table-cell table:style-name="ce3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6" table:formula="of:=[.L38]/1.01" office:value-type="float" office:value="1.25504032989456">
            <text:p>1.2550</text:p>
          </table:table-cell>
          <table:table-cell table:style-name="ce3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6" table:formula="of:=[.O38]/1.01" office:value-type="float" office:value="1.24831346748318">
            <text:p>1.2483</text:p>
          </table:table-cell>
          <table:table-cell table:style-name="ce3" table:formula="of:=[.P38]" office:value-type="float" office:value="89.36">
            <text:p>89.360</text:p>
          </table:table-cell>
          <table:table-cell table:formula="of:=[.Q38]-1" office:value-type="float" office:value="-4">
            <text:p>-4</text:p>
          </table:table-cell>
          <table:table-cell table:style-name="ce6" table:formula="of:=[.R38]/1.01" office:value-type="float" office:value="85.8732035829845">
            <text:p>85.8732</text:p>
          </table:table-cell>
          <table:table-cell table:style-name="ce3" table:formula="of:=[.S38]" office:value-type="float" office:value="89.62">
            <text:p>89.620</text:p>
          </table:table-cell>
          <table:table-cell table:formula="of:=[.T38]-1" office:value-type="float" office:value="-4">
            <text:p>-4</text:p>
          </table:table-cell>
          <table:table-cell table:style-name="ce6" table:formula="of:=[.U38]/1.01" office:value-type="float" office:value="86.12305847255">
            <text:p>86.1231</text:p>
          </table:table-cell>
          <table:table-cell table:style-name="ce3" table:formula="of:=[.V38]" office:value-type="float" office:value="1.534">
            <text:p>1.534</text:p>
          </table:table-cell>
          <table:table-cell table:formula="of:=[.W38]-1" office:value-type="float" office:value="-4">
            <text:p>-4</text:p>
          </table:table-cell>
          <table:table-cell table:style-name="ce6" table:formula="of:=[.X38]/1.01" office:value-type="float" office:value="1.47414384843664">
            <text:p>1.4741</text:p>
          </table:table-cell>
          <table:table-cell table:style-name="ce3" table:formula="of:=[.Y38]" office:value-type="float" office:value="1.636">
            <text:p>1.636</text:p>
          </table:table-cell>
          <table:table-cell table:formula="of:=[.Z38]-1" office:value-type="float" office:value="-4">
            <text:p>-4</text:p>
          </table:table-cell>
          <table:table-cell table:style-name="ce6" table:formula="of:=[.AA38]/1.01" office:value-type="float" office:value="1.57216384357389">
            <text:p>1.5722</text:p>
          </table:table-cell>
          <table:table-cell table:number-columns-repeated="997"/>
        </table:table-row>
        <table:table-row table:style-name="ro1">
          <table:table-cell table:style-name="ce3" table:formula="of:=[.A39]" office:value-type="float" office:value="89.4">
            <text:p>89.400</text:p>
          </table:table-cell>
          <table:table-cell table:style-name="ce1" table:formula="of:=[.B39]-1" office:value-type="float" office:value="-5">
            <text:p>-5</text:p>
          </table:table-cell>
          <table:table-cell table:style-name="ce7" table:formula="of:=[.C39]/1.01" office:value-type="float" office:value="85.0610324720434">
            <text:p>85.0610</text:p>
          </table:table-cell>
          <table:table-cell table:style-name="ce3" table:formula="of:=[.D39]" office:value-type="float" office:value="38.8">
            <text:p>38.800</text:p>
          </table:table-cell>
          <table:table-cell table:style-name="ce1" table:formula="of:=[.E39]-1" office:value-type="float" office:value="-5">
            <text:p>-5</text:p>
          </table:table-cell>
          <table:table-cell table:style-name="ce7" table:formula="of:=[.F39]/1.01" office:value-type="float" office:value="36.9168686791418">
            <text:p>36.9169</text:p>
          </table:table-cell>
          <table:table-cell table:style-name="ce3" table:formula="of:=[.G39]" office:value-type="float" office:value="30.28">
            <text:p>30.280</text:p>
          </table:table-cell>
          <table:table-cell table:style-name="ce1" table:formula="of:=[.H39]-1" office:value-type="float" office:value="-5">
            <text:p>-5</text:p>
          </table:table-cell>
          <table:table-cell table:style-name="ce7" table:formula="of:=[.I39]/1.01" office:value-type="float" office:value="28.8103810207324">
            <text:p>28.8104</text:p>
          </table:table-cell>
          <table:table-cell table:style-name="ce3" table:formula="of:=[.J39]" office:value-type="float" office:value="1.306">
            <text:p>1.306</text:p>
          </table:table-cell>
          <table:table-cell table:style-name="ce1" table:formula="of:=[.K39]-1" office:value-type="float" office:value="-5">
            <text:p>-5</text:p>
          </table:table-cell>
          <table:table-cell table:style-name="ce7" table:formula="of:=[.L39]/1.01" office:value-type="float" office:value="1.24261418801441">
            <text:p>1.2426</text:p>
          </table:table-cell>
          <table:table-cell table:style-name="ce3" table:formula="of:=[.M39]" office:value-type="float" office:value="1.299">
            <text:p>1.299</text:p>
          </table:table-cell>
          <table:table-cell table:style-name="ce1" table:formula="of:=[.N39]-1" office:value-type="float" office:value="-5">
            <text:p>-5</text:p>
          </table:table-cell>
          <table:table-cell table:style-name="ce7" table:formula="of:=[.O39]/1.01" office:value-type="float" office:value="1.23595392820117">
            <text:p>1.2360</text:p>
          </table:table-cell>
          <table:table-cell table:style-name="ce3" table:formula="of:=[.P39]" office:value-type="float" office:value="89.36">
            <text:p>89.360</text:p>
          </table:table-cell>
          <table:table-cell table:style-name="ce1" table:formula="of:=[.Q39]-1" office:value-type="float" office:value="-5">
            <text:p>-5</text:p>
          </table:table-cell>
          <table:table-cell table:style-name="ce7" table:formula="of:=[.R39]/1.01" office:value-type="float" office:value="85.0229738445391">
            <text:p>85.0230</text:p>
          </table:table-cell>
          <table:table-cell table:style-name="ce3" table:formula="of:=[.S39]" office:value-type="float" office:value="89.62">
            <text:p>89.620</text:p>
          </table:table-cell>
          <table:table-cell table:style-name="ce1" table:formula="of:=[.T39]-1" office:value-type="float" office:value="-5">
            <text:p>-5</text:p>
          </table:table-cell>
          <table:table-cell table:style-name="ce7" table:formula="of:=[.U39]/1.01" office:value-type="float" office:value="85.2703549233168">
            <text:p>85.2704</text:p>
          </table:table-cell>
          <table:table-cell table:style-name="ce3" table:formula="of:=[.V39]" office:value-type="float" office:value="1.534">
            <text:p>1.534</text:p>
          </table:table-cell>
          <table:table-cell table:style-name="ce1" table:formula="of:=[.W39]-1" office:value-type="float" office:value="-5">
            <text:p>-5</text:p>
          </table:table-cell>
          <table:table-cell table:style-name="ce7" table:formula="of:=[.X39]/1.01" office:value-type="float" office:value="1.45954836478875">
            <text:p>1.4595</text:p>
          </table:table-cell>
          <table:table-cell table:style-name="ce3" table:formula="of:=[.Y39]" office:value-type="float" office:value="1.636">
            <text:p>1.636</text:p>
          </table:table-cell>
          <table:table-cell table:style-name="ce1" table:formula="of:=[.Z39]-1" office:value-type="float" office:value="-5">
            <text:p>-5</text:p>
          </table:table-cell>
          <table:table-cell table:style-name="ce7" table:formula="of:=[.AA39]/1.01" office:value-type="float" office:value="1.55659786492464">
            <text:p>1.5566</text:p>
          </table:table-cell>
          <table:table-cell table:number-columns-repeated="997"/>
        </table:table-row>
        <table:table-row table:style-name="ro1">
          <table:table-cell table:style-name="ce3" table:formula="of:=[.A40]" office:value-type="float" office:value="89.4">
            <text:p>89.40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84.2188440317261">
            <text:p>84.2188</text:p>
          </table:table-cell>
          <table:table-cell table:style-name="ce3" table:formula="of:=[.D40]" office:value-type="float" office:value="38.8">
            <text:p>38.800</text:p>
          </table:table-cell>
          <table:table-cell table:formula="of:=[.E40]-1" office:value-type="float" office:value="-6">
            <text:p>-6</text:p>
          </table:table-cell>
          <table:table-cell table:style-name="ce6" table:formula="of:=[.F40]/1.01" office:value-type="float" office:value="36.5513551278632">
            <text:p>36.5514</text:p>
          </table:table-cell>
          <table:table-cell table:style-name="ce3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6" table:formula="of:=[.I40]/1.01" office:value-type="float" office:value="28.5251297234974">
            <text:p>28.5251</text:p>
          </table:table-cell>
          <table:table-cell table:style-name="ce3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6" table:formula="of:=[.L40]/1.01" office:value-type="float" office:value="1.23031107724199">
            <text:p>1.2303</text:p>
          </table:table-cell>
          <table:table-cell table:style-name="ce3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6" table:formula="of:=[.O40]/1.01" office:value-type="float" office:value="1.22371676059521">
            <text:p>1.2237</text:p>
          </table:table-cell>
          <table:table-cell table:style-name="ce3" table:formula="of:=[.P40]" office:value-type="float" office:value="89.36">
            <text:p>89.360</text:p>
          </table:table-cell>
          <table:table-cell table:formula="of:=[.Q40]-1" office:value-type="float" office:value="-6">
            <text:p>-6</text:p>
          </table:table-cell>
          <table:table-cell table:style-name="ce6" table:formula="of:=[.R40]/1.01" office:value-type="float" office:value="84.1811622223159">
            <text:p>84.1812</text:p>
          </table:table-cell>
          <table:table-cell table:style-name="ce3" table:formula="of:=[.S40]" office:value-type="float" office:value="89.62">
            <text:p>89.620</text:p>
          </table:table-cell>
          <table:table-cell table:formula="of:=[.T40]-1" office:value-type="float" office:value="-6">
            <text:p>-6</text:p>
          </table:table-cell>
          <table:table-cell table:style-name="ce6" table:formula="of:=[.U40]/1.01" office:value-type="float" office:value="84.426093983482">
            <text:p>84.4261</text:p>
          </table:table-cell>
          <table:table-cell table:style-name="ce3" table:formula="of:=[.V40]" office:value-type="float" office:value="1.534">
            <text:p>1.534</text:p>
          </table:table-cell>
          <table:table-cell table:formula="of:=[.W40]-1" office:value-type="float" office:value="-6">
            <text:p>-6</text:p>
          </table:table-cell>
          <table:table-cell table:style-name="ce6" table:formula="of:=[.X40]/1.01" office:value-type="float" office:value="1.44509739087995">
            <text:p>1.4451</text:p>
          </table:table-cell>
          <table:table-cell table:style-name="ce3" table:formula="of:=[.Y40]" office:value-type="float" office:value="1.636">
            <text:p>1.636</text:p>
          </table:table-cell>
          <table:table-cell table:formula="of:=[.Z40]-1" office:value-type="float" office:value="-6">
            <text:p>-6</text:p>
          </table:table-cell>
          <table:table-cell table:style-name="ce6" table:formula="of:=[.AA40]/1.01" office:value-type="float" office:value="1.54118600487588">
            <text:p>1.5412</text:p>
          </table:table-cell>
          <table:table-cell table:number-columns-repeated="997"/>
        </table:table-row>
        <table:table-row table:style-name="ro1">
          <table:table-cell table:style-name="ce3" table:formula="of:=[.A41]" office:value-type="float" office:value="89.4">
            <text:p>89.40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83.3849940908179">
            <text:p>83.3850</text:p>
          </table:table-cell>
          <table:table-cell table:style-name="ce3" table:formula="of:=[.D41]" office:value-type="float" office:value="38.8">
            <text:p>38.800</text:p>
          </table:table-cell>
          <table:table-cell table:formula="of:=[.E41]-1" office:value-type="float" office:value="-7">
            <text:p>-7</text:p>
          </table:table-cell>
          <table:table-cell table:style-name="ce6" table:formula="of:=[.F41]/1.01" office:value-type="float" office:value="36.1894605226369">
            <text:p>36.1895</text:p>
          </table:table-cell>
          <table:table-cell table:style-name="ce3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6" table:formula="of:=[.I41]/1.01" office:value-type="float" office:value="28.2427026965321">
            <text:p>28.2427</text:p>
          </table:table-cell>
          <table:table-cell table:style-name="ce3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6" table:formula="of:=[.L41]/1.01" office:value-type="float" office:value="1.21812977944752">
            <text:p>1.2181</text:p>
          </table:table-cell>
          <table:table-cell table:style-name="ce3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6" table:formula="of:=[.O41]/1.01" office:value-type="float" office:value="1.21160075306457">
            <text:p>1.2116</text:p>
          </table:table-cell>
          <table:table-cell table:style-name="ce3" table:formula="of:=[.P41]" office:value-type="float" office:value="89.36">
            <text:p>89.360</text:p>
          </table:table-cell>
          <table:table-cell table:formula="of:=[.Q41]-1" office:value-type="float" office:value="-7">
            <text:p>-7</text:p>
          </table:table-cell>
          <table:table-cell table:style-name="ce6" table:formula="of:=[.R41]/1.01" office:value-type="float" office:value="83.3476853686296">
            <text:p>83.3477</text:p>
          </table:table-cell>
          <table:table-cell table:style-name="ce3" table:formula="of:=[.S41]" office:value-type="float" office:value="89.62">
            <text:p>89.620</text:p>
          </table:table-cell>
          <table:table-cell table:formula="of:=[.T41]-1" office:value-type="float" office:value="-7">
            <text:p>-7</text:p>
          </table:table-cell>
          <table:table-cell table:style-name="ce6" table:formula="of:=[.U41]/1.01" office:value-type="float" office:value="83.5901920628535">
            <text:p>83.5902</text:p>
          </table:table-cell>
          <table:table-cell table:style-name="ce3" table:formula="of:=[.V41]" office:value-type="float" office:value="1.534">
            <text:p>1.534</text:p>
          </table:table-cell>
          <table:table-cell table:formula="of:=[.W41]-1" office:value-type="float" office:value="-7">
            <text:p>-7</text:p>
          </table:table-cell>
          <table:table-cell table:style-name="ce6" table:formula="of:=[.X41]/1.01" office:value-type="float" office:value="1.43078949592075">
            <text:p>1.4308</text:p>
          </table:table-cell>
          <table:table-cell table:style-name="ce3" table:formula="of:=[.Y41]" office:value-type="float" office:value="1.636">
            <text:p>1.636</text:p>
          </table:table-cell>
          <table:table-cell table:formula="of:=[.Z41]-1" office:value-type="float" office:value="-7">
            <text:p>-7</text:p>
          </table:table-cell>
          <table:table-cell table:style-name="ce6" table:formula="of:=[.AA41]/1.01" office:value-type="float" office:value="1.52592673750087">
            <text:p>1.5259</text:p>
          </table:table-cell>
          <table:table-cell table:number-columns-repeated="997"/>
        </table:table-row>
        <table:table-row table:style-name="ro1">
          <table:table-cell table:style-name="ce3" table:formula="of:=[.A42]" office:value-type="float" office:value="89.4">
            <text:p>89.40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82.5594000899187">
            <text:p>82.5594</text:p>
          </table:table-cell>
          <table:table-cell table:style-name="ce3" table:formula="of:=[.D42]" office:value-type="float" office:value="38.8">
            <text:p>38.800</text:p>
          </table:table-cell>
          <table:table-cell table:formula="of:=[.E42]-1" office:value-type="float" office:value="-8">
            <text:p>-8</text:p>
          </table:table-cell>
          <table:table-cell table:style-name="ce6" table:formula="of:=[.F42]/1.01" office:value-type="float" office:value="35.8311490323137">
            <text:p>35.8311</text:p>
          </table:table-cell>
          <table:table-cell table:style-name="ce3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6" table:formula="of:=[.I42]/1.01" office:value-type="float" office:value="27.9630719767644">
            <text:p>27.9631</text:p>
          </table:table-cell>
          <table:table-cell table:style-name="ce3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6" table:formula="of:=[.L42]/1.01" office:value-type="float" office:value="1.2060690885619">
            <text:p>1.2061</text:p>
          </table:table-cell>
          <table:table-cell table:style-name="ce3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6" table:formula="of:=[.O42]/1.01" office:value-type="float" office:value="1.19960470600452">
            <text:p>1.1996</text:p>
          </table:table-cell>
          <table:table-cell table:style-name="ce3" table:formula="of:=[.P42]" office:value-type="float" office:value="89.36">
            <text:p>89.360</text:p>
          </table:table-cell>
          <table:table-cell table:formula="of:=[.Q42]-1" office:value-type="float" office:value="-8">
            <text:p>-8</text:p>
          </table:table-cell>
          <table:table-cell table:style-name="ce6" table:formula="of:=[.R42]/1.01" office:value-type="float" office:value="82.5224607610194">
            <text:p>82.5225</text:p>
          </table:table-cell>
          <table:table-cell table:style-name="ce3" table:formula="of:=[.S42]" office:value-type="float" office:value="89.62">
            <text:p>89.620</text:p>
          </table:table-cell>
          <table:table-cell table:formula="of:=[.T42]-1" office:value-type="float" office:value="-8">
            <text:p>-8</text:p>
          </table:table-cell>
          <table:table-cell table:style-name="ce6" table:formula="of:=[.U42]/1.01" office:value-type="float" office:value="82.7625663988648">
            <text:p>82.7626</text:p>
          </table:table-cell>
          <table:table-cell table:style-name="ce3" table:formula="of:=[.V42]" office:value-type="float" office:value="1.534">
            <text:p>1.534</text:p>
          </table:table-cell>
          <table:table-cell table:formula="of:=[.W42]-1" office:value-type="float" office:value="-8">
            <text:p>-8</text:p>
          </table:table-cell>
          <table:table-cell table:style-name="ce6" table:formula="of:=[.X42]/1.01" office:value-type="float" office:value="1.41662326328787">
            <text:p>1.4166</text:p>
          </table:table-cell>
          <table:table-cell table:style-name="ce3" table:formula="of:=[.Y42]" office:value-type="float" office:value="1.636">
            <text:p>1.636</text:p>
          </table:table-cell>
          <table:table-cell table:formula="of:=[.Z42]-1" office:value-type="float" office:value="-8">
            <text:p>-8</text:p>
          </table:table-cell>
          <table:table-cell table:style-name="ce6" table:formula="of:=[.AA42]/1.01" office:value-type="float" office:value="1.51081855198106">
            <text:p>1.5108</text:p>
          </table:table-cell>
          <table:table-cell table:number-columns-repeated="997"/>
        </table:table-row>
        <table:table-row table:style-name="ro1">
          <table:table-cell table:style-name="ce3" table:formula="of:=[.A43]" office:value-type="float" office:value="89.4">
            <text:p>89.40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81.7419802870482">
            <text:p>81.7420</text:p>
          </table:table-cell>
          <table:table-cell table:style-name="ce3" table:formula="of:=[.D43]" office:value-type="float" office:value="38.8">
            <text:p>38.800</text:p>
          </table:table-cell>
          <table:table-cell table:formula="of:=[.E43]-1" office:value-type="float" office:value="-9">
            <text:p>-9</text:p>
          </table:table-cell>
          <table:table-cell table:style-name="ce6" table:formula="of:=[.F43]/1.01" office:value-type="float" office:value="35.4763851805086">
            <text:p>35.4764</text:p>
          </table:table-cell>
          <table:table-cell table:style-name="ce3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6" table:formula="of:=[.I43]/1.01" office:value-type="float" office:value="27.6862098779846">
            <text:p>27.6862</text:p>
          </table:table-cell>
          <table:table-cell table:style-name="ce3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6" table:formula="of:=[.L43]/1.01" office:value-type="float" office:value="1.19412781045733">
            <text:p>1.1941</text:p>
          </table:table-cell>
          <table:table-cell table:style-name="ce3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6" table:formula="of:=[.O43]/1.01" office:value-type="float" office:value="1.18772743168765">
            <text:p>1.1877</text:p>
          </table:table-cell>
          <table:table-cell table:style-name="ce3" table:formula="of:=[.P43]" office:value-type="float" office:value="89.36">
            <text:p>89.360</text:p>
          </table:table-cell>
          <table:table-cell table:formula="of:=[.Q43]-1" office:value-type="float" office:value="-9">
            <text:p>-9</text:p>
          </table:table-cell>
          <table:table-cell table:style-name="ce6" table:formula="of:=[.R43]/1.01" office:value-type="float" office:value="81.7054066940786">
            <text:p>81.7054</text:p>
          </table:table-cell>
          <table:table-cell table:style-name="ce3" table:formula="of:=[.S43]" office:value-type="float" office:value="89.62">
            <text:p>89.620</text:p>
          </table:table-cell>
          <table:table-cell table:formula="of:=[.T43]-1" office:value-type="float" office:value="-9">
            <text:p>-9</text:p>
          </table:table-cell>
          <table:table-cell table:style-name="ce6" table:formula="of:=[.U43]/1.01" office:value-type="float" office:value="81.943135048381">
            <text:p>81.9431</text:p>
          </table:table-cell>
          <table:table-cell table:style-name="ce3" table:formula="of:=[.V43]" office:value-type="float" office:value="1.534">
            <text:p>1.534</text:p>
          </table:table-cell>
          <table:table-cell table:formula="of:=[.W43]-1" office:value-type="float" office:value="-9">
            <text:p>-9</text:p>
          </table:table-cell>
          <table:table-cell table:style-name="ce6" table:formula="of:=[.X43]/1.01" office:value-type="float" office:value="1.40259729038403">
            <text:p>1.4026</text:p>
          </table:table-cell>
          <table:table-cell table:style-name="ce3" table:formula="of:=[.Y43]" office:value-type="float" office:value="1.636">
            <text:p>1.636</text:p>
          </table:table-cell>
          <table:table-cell table:formula="of:=[.Z43]-1" office:value-type="float" office:value="-9">
            <text:p>-9</text:p>
          </table:table-cell>
          <table:table-cell table:style-name="ce6" table:formula="of:=[.AA43]/1.01" office:value-type="float" office:value="1.4958599524565">
            <text:p>1.4959</text:p>
          </table:table-cell>
          <table:table-cell table:number-columns-repeated="997"/>
        </table:table-row>
        <table:table-row table:style-name="ro1">
          <table:table-cell table:style-name="ce3" table:formula="of:=[.A44]" office:value-type="float" office:value="89.4">
            <text:p>89.40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80.9326537495527">
            <text:p>80.9327</text:p>
          </table:table-cell>
          <table:table-cell table:style-name="ce3" table:formula="of:=[.D44]" office:value-type="float" office:value="38.8">
            <text:p>38.800</text:p>
          </table:table-cell>
          <table:table-cell table:formula="of:=[.E44]-1" office:value-type="float" office:value="-10">
            <text:p>-10</text:p>
          </table:table-cell>
          <table:table-cell table:style-name="ce6" table:formula="of:=[.F44]/1.01" office:value-type="float" office:value="35.1251338420877">
            <text:p>35.1251</text:p>
          </table:table-cell>
          <table:table-cell table:style-name="ce3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6" table:formula="of:=[.I44]/1.01" office:value-type="float" office:value="27.4120889881035">
            <text:p>27.4121</text:p>
          </table:table-cell>
          <table:table-cell table:style-name="ce3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6" table:formula="of:=[.L44]/1.01" office:value-type="float" office:value="1.18230476282904">
            <text:p>1.1823</text:p>
          </table:table-cell>
          <table:table-cell table:style-name="ce3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6" table:formula="of:=[.O44]/1.01" office:value-type="float" office:value="1.17596775414619">
            <text:p>1.1760</text:p>
          </table:table-cell>
          <table:table-cell table:style-name="ce3" table:formula="of:=[.P44]" office:value-type="float" office:value="89.36">
            <text:p>89.360</text:p>
          </table:table-cell>
          <table:table-cell table:formula="of:=[.Q44]-1" office:value-type="float" office:value="-10">
            <text:p>-10</text:p>
          </table:table-cell>
          <table:table-cell table:style-name="ce6" table:formula="of:=[.R44]/1.01" office:value-type="float" office:value="80.896442271365">
            <text:p>80.8964</text:p>
          </table:table-cell>
          <table:table-cell table:style-name="ce3" table:formula="of:=[.S44]" office:value-type="float" office:value="89.62">
            <text:p>89.620</text:p>
          </table:table-cell>
          <table:table-cell table:formula="of:=[.T44]-1" office:value-type="float" office:value="-10">
            <text:p>-10</text:p>
          </table:table-cell>
          <table:table-cell table:style-name="ce6" table:formula="of:=[.U44]/1.01" office:value-type="float" office:value="81.1318168795851">
            <text:p>81.1318</text:p>
          </table:table-cell>
          <table:table-cell table:style-name="ce3" table:formula="of:=[.V44]" office:value-type="float" office:value="1.534">
            <text:p>1.534</text:p>
          </table:table-cell>
          <table:table-cell table:formula="of:=[.W44]-1" office:value-type="float" office:value="-10">
            <text:p>-10</text:p>
          </table:table-cell>
          <table:table-cell table:style-name="ce6" table:formula="of:=[.X44]/1.01" office:value-type="float" office:value="1.38871018849904">
            <text:p>1.3887</text:p>
          </table:table-cell>
          <table:table-cell table:style-name="ce3" table:formula="of:=[.Y44]" office:value-type="float" office:value="1.636">
            <text:p>1.636</text:p>
          </table:table-cell>
          <table:table-cell table:formula="of:=[.Z44]-1" office:value-type="float" office:value="-10">
            <text:p>-10</text:p>
          </table:table-cell>
          <table:table-cell table:style-name="ce6" table:formula="of:=[.AA44]/1.01" office:value-type="float" office:value="1.48104945787772">
            <text:p>1.481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office:value-type="float" office:value="751671">
            <text:p>751671</text:p>
          </table:table-cell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office:value-type="float" office:value="2118776">
            <text:p>2118776</text:p>
          </table:table-cell>
          <table:table-cell/>
          <table:table-cell table:style-name="ce6" office:value-type="string">
            <text:p>he</text:p>
          </table:table-cell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ce6"/>
        <table:table-column table:style-name="co1" table:default-cell-style-name="ce1"/>
        <table:table-column table:style-name="co3" table:default-cell-style-name="Default"/>
        <table:table-column table:style-name="co1" table:default-cell-style-name="Default"/>
        <table:table-column table:style-name="co1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6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6"/>
          <table:table-cell table:style-name="ce1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6"/>
          <table:table-cell table:number-columns-repeated="1006"/>
        </table:table-row>
        <table:table-row table:style-name="ro1">
          <table:table-cell table:style-name="ce2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2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6" table:formula="of:=[.F3]*1.01" office:value-type="float" office:value="25.7376955220811">
            <text:p>25.7377</text:p>
          </table:table-cell>
          <table:table-cell table:style-name="ce2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6" table:formula="of:=[.I3]*1.01" office:value-type="float" office:value="5.19172398943266">
            <text:p>5.1917</text:p>
          </table:table-cell>
          <table:table-cell table:style-name="ce2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6" table:formula="of:=[.L3]*1.01" office:value-type="float" office:value="36.6403158998896">
            <text:p>36.6403</text:p>
          </table:table-cell>
          <table:table-cell table:style-name="ce2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6" table:formula="of:=[.O3]*1.01" office:value-type="float" office:value="36.5629923511109">
            <text:p>36.5630</text:p>
          </table:table-cell>
          <table:table-cell table:style-name="ce2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6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3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3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6" table:formula="of:=[.F4]*1.01" office:value-type="float" office:value="25.4828668535456">
            <text:p>25.4829</text:p>
          </table:table-cell>
          <table:table-cell table:style-name="ce3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6" table:formula="of:=[.I4]*1.01" office:value-type="float" office:value="5.1403207816165">
            <text:p>5.1403</text:p>
          </table:table-cell>
          <table:table-cell table:style-name="ce3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6" table:formula="of:=[.L4]*1.01" office:value-type="float" office:value="36.2775404949402">
            <text:p>36.2775</text:p>
          </table:table-cell>
          <table:table-cell table:style-name="ce3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6" table:formula="of:=[.O4]*1.01" office:value-type="float" office:value="36.2009825258523">
            <text:p>36.2010</text:p>
          </table:table-cell>
          <table:table-cell table:style-name="ce3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6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3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3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6" table:formula="of:=[.F5]*1.01" office:value-type="float" office:value="25.2305612411343">
            <text:p>25.2306</text:p>
          </table:table-cell>
          <table:table-cell table:style-name="ce3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6" table:formula="of:=[.I5]*1.01" office:value-type="float" office:value="5.08942651645198">
            <text:p>5.0894</text:p>
          </table:table-cell>
          <table:table-cell table:style-name="ce3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6" table:formula="of:=[.L5]*1.01" office:value-type="float" office:value="35.9183569256834">
            <text:p>35.9184</text:p>
          </table:table-cell>
          <table:table-cell table:style-name="ce3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6" table:formula="of:=[.O5]*1.01" office:value-type="float" office:value="35.8425569562894">
            <text:p>35.8426</text:p>
          </table:table-cell>
          <table:table-cell table:style-name="ce3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6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3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3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6" table:formula="of:=[.F6]*1.01" office:value-type="float" office:value="24.9807537040933">
            <text:p>24.9808</text:p>
          </table:table-cell>
          <table:table-cell table:style-name="ce3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6" table:formula="of:=[.I6]*1.01" office:value-type="float" office:value="5.03903615490295">
            <text:p>5.0390</text:p>
          </table:table-cell>
          <table:table-cell table:style-name="ce3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6" table:formula="of:=[.L6]*1.01" office:value-type="float" office:value="35.5627296293895">
            <text:p>35.5627</text:p>
          </table:table-cell>
          <table:table-cell table:style-name="ce3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6" table:formula="of:=[.O6]*1.01" office:value-type="float" office:value="35.487680154742">
            <text:p>35.4877</text:p>
          </table:table-cell>
          <table:table-cell table:style-name="ce3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6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3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3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6" table:formula="of:=[.F7]*1.01" office:value-type="float" office:value="24.7334195090033">
            <text:p>24.7334</text:p>
          </table:table-cell>
          <table:table-cell table:style-name="ce3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6" table:formula="of:=[.I7]*1.01" office:value-type="float" office:value="4.9891447078247">
            <text:p>4.9891</text:p>
          </table:table-cell>
          <table:table-cell table:style-name="ce3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6" table:formula="of:=[.L7]*1.01" office:value-type="float" office:value="35.2106233954352">
            <text:p>35.2106</text:p>
          </table:table-cell>
          <table:table-cell table:style-name="ce3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6" table:formula="of:=[.O7]*1.01" office:value-type="float" office:value="35.1363169848931">
            <text:p>35.1363</text:p>
          </table:table-cell>
          <table:table-cell table:style-name="ce3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6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3" table:formula="of:=[.A6]" office:value-type="float" office:value="6.51">
            <text:p>6.510</text:p>
          </table:table-cell>
          <table:table-cell table:style-name="ce1" table:formula="of:=[.B6]-1" office:value-type="float" office:value="5">
            <text:p>5</text:p>
          </table:table-cell>
          <table:table-cell table:style-name="ce7" table:formula="of:=[.C8]*1.01" office:value-type="float" office:value="6.842075426151">
            <text:p>6.8421</text:p>
          </table:table-cell>
          <table:table-cell table:style-name="ce3" table:formula="of:=[.D6]" office:value-type="float" office:value="23.3">
            <text:p>23.300</text:p>
          </table:table-cell>
          <table:table-cell table:style-name="ce1" table:formula="of:=[.E6]-1" office:value-type="float" office:value="5">
            <text:p>5</text:p>
          </table:table-cell>
          <table:table-cell table:style-name="ce7" table:formula="of:=[.F8]*1.01" office:value-type="float" office:value="24.48853416733">
            <text:p>24.4885</text:p>
          </table:table-cell>
          <table:table-cell table:style-name="ce3" table:formula="of:=[.G6]" office:value-type="float" office:value="4.7">
            <text:p>4.700</text:p>
          </table:table-cell>
          <table:table-cell table:style-name="ce1" table:formula="of:=[.H6]-1" office:value-type="float" office:value="5">
            <text:p>5</text:p>
          </table:table-cell>
          <table:table-cell table:style-name="ce7" table:formula="of:=[.I8]*1.01" office:value-type="float" office:value="4.93974723547">
            <text:p>4.9397</text:p>
          </table:table-cell>
          <table:table-cell table:style-name="ce3" table:formula="of:=[.J6]" office:value-type="float" office:value="33.17">
            <text:p>33.170</text:p>
          </table:table-cell>
          <table:table-cell table:style-name="ce1" table:formula="of:=[.K6]-1" office:value-type="float" office:value="5">
            <text:p>5</text:p>
          </table:table-cell>
          <table:table-cell table:style-name="ce7" table:formula="of:=[.L8]*1.01" office:value-type="float" office:value="34.862003361817">
            <text:p>34.8620</text:p>
          </table:table-cell>
          <table:table-cell table:style-name="ce3" table:formula="of:=[.M6]" office:value-type="float" office:value="33.1">
            <text:p>33.100</text:p>
          </table:table-cell>
          <table:table-cell table:style-name="ce1" table:formula="of:=[.N6]-1" office:value-type="float" office:value="5">
            <text:p>5</text:p>
          </table:table-cell>
          <table:table-cell table:style-name="ce7" table:formula="of:=[.O8]*1.01" office:value-type="float" office:value="34.78843265831">
            <text:p>34.7884</text:p>
          </table:table-cell>
          <table:table-cell table:style-name="ce3" table:formula="of:=[.P6]" office:value-type="float" office:value="1.413">
            <text:p>1.413</text:p>
          </table:table-cell>
          <table:table-cell table:style-name="ce1" table:formula="of:=[.Q6]-1" office:value-type="float" office:value="5">
            <text:p>5</text:p>
          </table:table-cell>
          <table:table-cell table:style-name="ce7" table:formula="of:=[.R8]*1.01" office:value-type="float" office:value="1.4850772007913">
            <text:p>1.4851</text:p>
          </table:table-cell>
          <table:table-cell table:style-name="ce1" table:number-columns-repeated="1006"/>
        </table:table-row>
        <table:table-row table:style-name="ro1">
          <table:table-cell table:style-name="ce3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3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6" table:formula="of:=[.F9]*1.01" office:value-type="float" office:value="24.246073433">
            <text:p>24.2461</text:p>
          </table:table-cell>
          <table:table-cell table:style-name="ce3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6" table:formula="of:=[.I9]*1.01" office:value-type="float" office:value="4.890838847">
            <text:p>4.8908</text:p>
          </table:table-cell>
          <table:table-cell table:style-name="ce3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6" table:formula="of:=[.L9]*1.01" office:value-type="float" office:value="34.5168350117">
            <text:p>34.5168</text:p>
          </table:table-cell>
          <table:table-cell table:style-name="ce3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6" table:formula="of:=[.O9]*1.01" office:value-type="float" office:value="34.443992731">
            <text:p>34.4440</text:p>
          </table:table-cell>
          <table:table-cell table:style-name="ce3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6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3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3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6" table:formula="of:=[.F10]*1.01" office:value-type="float" office:value="24.0060133">
            <text:p>24.0060</text:p>
          </table:table-cell>
          <table:table-cell table:style-name="ce3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6" table:formula="of:=[.I10]*1.01" office:value-type="float" office:value="4.8424147">
            <text:p>4.8424</text:p>
          </table:table-cell>
          <table:table-cell table:style-name="ce3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6" table:formula="of:=[.L10]*1.01" office:value-type="float" office:value="34.17508417">
            <text:p>34.1751</text:p>
          </table:table-cell>
          <table:table-cell table:style-name="ce3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6" table:formula="of:=[.O10]*1.01" office:value-type="float" office:value="34.1029631">
            <text:p>34.1030</text:p>
          </table:table-cell>
          <table:table-cell table:style-name="ce3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6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3" table:formula="of:=[.A9]" office:value-type="float" office:value="6.51">
            <text:p>6.510</text:p>
          </table:table-cell>
          <table:table-cell table:style-name="ce4" table:formula="of:=[.B9]-1" office:value-type="float" office:value="2">
            <text:p>2</text:p>
          </table:table-cell>
          <table:table-cell table:style-name="ce8" table:formula="of:=[.C11]*1.01" office:value-type="float" office:value="6.640851">
            <text:p>6.6409</text:p>
          </table:table-cell>
          <table:table-cell table:style-name="ce3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6" table:formula="of:=[.F11]*1.01" office:value-type="float" office:value="23.76833">
            <text:p>23.7683</text:p>
          </table:table-cell>
          <table:table-cell table:style-name="ce3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6" table:formula="of:=[.I11]*1.01" office:value-type="float" office:value="4.79447">
            <text:p>4.7945</text:p>
          </table:table-cell>
          <table:table-cell table:style-name="ce3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6" table:formula="of:=[.L11]*1.01" office:value-type="float" office:value="33.836717">
            <text:p>33.8367</text:p>
          </table:table-cell>
          <table:table-cell table:style-name="ce3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6" table:formula="of:=[.O11]*1.01" office:value-type="float" office:value="33.76531">
            <text:p>33.7653</text:p>
          </table:table-cell>
          <table:table-cell table:style-name="ce3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6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3" table:formula="of:=[.A10]" office:value-type="float" office:value="6.51">
            <text:p>6.510</text:p>
          </table:table-cell>
          <table:table-cell table:style-name="ce4" table:formula="of:=[.B10]-1" office:value-type="float" office:value="1">
            <text:p>1</text:p>
          </table:table-cell>
          <table:table-cell table:style-name="ce8" table:formula="of:=[.C12]*1.01" office:value-type="float" office:value="6.5751">
            <text:p>6.5751</text:p>
          </table:table-cell>
          <table:table-cell table:style-name="ce3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6" table:formula="of:=[.F12]*1.01" office:value-type="float" office:value="23.533">
            <text:p>23.5330</text:p>
          </table:table-cell>
          <table:table-cell table:style-name="ce3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6" table:formula="of:=[.I12]*1.01" office:value-type="float" office:value="4.747">
            <text:p>4.7470</text:p>
          </table:table-cell>
          <table:table-cell table:style-name="ce3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6" table:formula="of:=[.L12]*1.01" office:value-type="float" office:value="33.5017">
            <text:p>33.5017</text:p>
          </table:table-cell>
          <table:table-cell table:style-name="ce3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6" table:formula="of:=[.O12]*1.01" office:value-type="float" office:value="33.431">
            <text:p>33.4310</text:p>
          </table:table-cell>
          <table:table-cell table:style-name="ce3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6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3" table:formula="of:=[.A11]" office:value-type="float" office:value="6.51">
            <text:p>6.510</text:p>
          </table:table-cell>
          <table:table-cell table:style-name="ce1" table:formula="of:=[.B11]-1" office:value-type="float" office:value="0">
            <text:p>0</text:p>
          </table:table-cell>
          <table:table-cell table:style-name="ce7" table:formula="of:=[.A12]" office:value-type="float" office:value="6.51">
            <text:p>6.5100</text:p>
          </table:table-cell>
          <table:table-cell table:style-name="ce3" table:formula="of:=[.D11]" office:value-type="float" office:value="23.3">
            <text:p>23.300</text:p>
          </table:table-cell>
          <table:table-cell table:style-name="ce1" table:formula="of:=[.E11]-1" office:value-type="float" office:value="0">
            <text:p>0</text:p>
          </table:table-cell>
          <table:table-cell table:style-name="ce7" table:formula="of:=[.D12]" office:value-type="float" office:value="23.3">
            <text:p>23.3000</text:p>
          </table:table-cell>
          <table:table-cell table:style-name="ce3" table:formula="of:=[.G11]" office:value-type="float" office:value="4.7">
            <text:p>4.700</text:p>
          </table:table-cell>
          <table:table-cell table:style-name="ce1" table:formula="of:=[.H11]-1" office:value-type="float" office:value="0">
            <text:p>0</text:p>
          </table:table-cell>
          <table:table-cell table:style-name="ce7" table:formula="of:=[.G12]" office:value-type="float" office:value="4.7">
            <text:p>4.7000</text:p>
          </table:table-cell>
          <table:table-cell table:style-name="ce3" table:formula="of:=[.J11]" office:value-type="float" office:value="33.17">
            <text:p>33.170</text:p>
          </table:table-cell>
          <table:table-cell table:style-name="ce1" table:formula="of:=[.K11]-1" office:value-type="float" office:value="0">
            <text:p>0</text:p>
          </table:table-cell>
          <table:table-cell table:style-name="ce7" table:formula="of:=[.J12]" office:value-type="float" office:value="33.17">
            <text:p>33.1700</text:p>
          </table:table-cell>
          <table:table-cell table:style-name="ce3" table:formula="of:=[.M11]" office:value-type="float" office:value="33.1">
            <text:p>33.100</text:p>
          </table:table-cell>
          <table:table-cell table:style-name="ce1" table:formula="of:=[.N11]-1" office:value-type="float" office:value="0">
            <text:p>0</text:p>
          </table:table-cell>
          <table:table-cell table:style-name="ce7" table:formula="of:=[.M12]" office:value-type="float" office:value="33.1">
            <text:p>33.1000</text:p>
          </table:table-cell>
          <table:table-cell table:style-name="ce3" table:formula="of:=[.P11]" office:value-type="float" office:value="1.413">
            <text:p>1.413</text:p>
          </table:table-cell>
          <table:table-cell table:style-name="ce1" table:formula="of:=[.Q11]-1" office:value-type="float" office:value="0">
            <text:p>0</text:p>
          </table:table-cell>
          <table:table-cell table:style-name="ce7" table:formula="of:=[.P12]" office:value-type="float" office:value="1.413">
            <text:p>1.4130</text:p>
          </table:table-cell>
          <table:table-cell table:style-name="ce1" table:number-columns-repeated="1006"/>
        </table:table-row>
        <table:table-row table:style-name="ro1">
          <table:table-cell table:style-name="ce3" table:formula="of:=[.A12]" office:value-type="float" office:value="6.51">
            <text:p>6.510</text:p>
          </table:table-cell>
          <table:table-cell table:style-name="ce5" table:formula="of:=[.B12]-1" office:value-type="float" office:value="-1">
            <text:p>-1</text:p>
          </table:table-cell>
          <table:table-cell table:style-name="ce9" table:formula="of:=[.C12]/1.01" office:value-type="float" office:value="6.44554455445545">
            <text:p>6.4455</text:p>
          </table:table-cell>
          <table:table-cell table:style-name="ce3" table:formula="of:=[.D12]" office:value-type="float" office:value="23.3">
            <text:p>23.300</text:p>
          </table:table-cell>
          <table:table-cell table:style-name="ce5" table:formula="of:=[.E12]-1" office:value-type="float" office:value="-1">
            <text:p>-1</text:p>
          </table:table-cell>
          <table:table-cell table:style-name="ce9" table:formula="of:=[.F12]/1.01" office:value-type="float" office:value="23.0693069306931">
            <text:p>23.0693</text:p>
          </table:table-cell>
          <table:table-cell table:style-name="ce3" table:formula="of:=[.G12]" office:value-type="float" office:value="4.7">
            <text:p>4.700</text:p>
          </table:table-cell>
          <table:table-cell table:style-name="ce5" table:formula="of:=[.H12]-1" office:value-type="float" office:value="-1">
            <text:p>-1</text:p>
          </table:table-cell>
          <table:table-cell table:style-name="ce9" table:formula="of:=[.I12]/1.01" office:value-type="float" office:value="4.65346534653465">
            <text:p>4.6535</text:p>
          </table:table-cell>
          <table:table-cell table:style-name="ce3" table:formula="of:=[.J12]" office:value-type="float" office:value="33.17">
            <text:p>33.170</text:p>
          </table:table-cell>
          <table:table-cell table:style-name="ce5" table:formula="of:=[.K12]-1" office:value-type="float" office:value="-1">
            <text:p>-1</text:p>
          </table:table-cell>
          <table:table-cell table:style-name="ce9" table:formula="of:=[.L12]/1.01" office:value-type="float" office:value="32.8415841584158">
            <text:p>32.8416</text:p>
          </table:table-cell>
          <table:table-cell table:style-name="ce3" table:formula="of:=[.M12]" office:value-type="float" office:value="33.1">
            <text:p>33.100</text:p>
          </table:table-cell>
          <table:table-cell table:style-name="ce5" table:formula="of:=[.N12]-1" office:value-type="float" office:value="-1">
            <text:p>-1</text:p>
          </table:table-cell>
          <table:table-cell table:style-name="ce9" table:formula="of:=[.O12]/1.01" office:value-type="float" office:value="32.7722772277228">
            <text:p>32.7723</text:p>
          </table:table-cell>
          <table:table-cell table:style-name="ce3" table:formula="of:=[.P12]" office:value-type="float" office:value="1.413">
            <text:p>1.413</text:p>
          </table:table-cell>
          <table:table-cell table:style-name="ce5" table:formula="of:=[.Q12]-1" office:value-type="float" office:value="-1">
            <text:p>-1</text:p>
          </table:table-cell>
          <table:table-cell table:style-name="ce9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3" table:formula="of:=[.A13]" office:value-type="float" office:value="6.51">
            <text:p>6.510</text:p>
          </table:table-cell>
          <table:table-cell table:style-name="ce5" table:formula="of:=[.B13]-1" office:value-type="float" office:value="-2">
            <text:p>-2</text:p>
          </table:table-cell>
          <table:table-cell table:style-name="ce9" table:formula="of:=[.C13]/1.01" office:value-type="float" office:value="6.38172728163906">
            <text:p>6.3817</text:p>
          </table:table-cell>
          <table:table-cell table:style-name="ce3" table:formula="of:=[.D13]" office:value-type="float" office:value="23.3">
            <text:p>23.300</text:p>
          </table:table-cell>
          <table:table-cell table:style-name="ce5" table:formula="of:=[.E13]-1" office:value-type="float" office:value="-2">
            <text:p>-2</text:p>
          </table:table-cell>
          <table:table-cell table:style-name="ce9" table:formula="of:=[.F13]/1.01" office:value-type="float" office:value="22.8408979511813">
            <text:p>22.8409</text:p>
          </table:table-cell>
          <table:table-cell table:style-name="ce3" table:formula="of:=[.G13]" office:value-type="float" office:value="4.7">
            <text:p>4.700</text:p>
          </table:table-cell>
          <table:table-cell table:style-name="ce5" table:formula="of:=[.H13]-1" office:value-type="float" office:value="-2">
            <text:p>-2</text:p>
          </table:table-cell>
          <table:table-cell table:style-name="ce9" table:formula="of:=[.I13]/1.01" office:value-type="float" office:value="4.60739143221253">
            <text:p>4.6074</text:p>
          </table:table-cell>
          <table:table-cell table:style-name="ce3" table:formula="of:=[.J13]" office:value-type="float" office:value="33.17">
            <text:p>33.170</text:p>
          </table:table-cell>
          <table:table-cell table:style-name="ce5" table:formula="of:=[.K13]-1" office:value-type="float" office:value="-2">
            <text:p>-2</text:p>
          </table:table-cell>
          <table:table-cell table:style-name="ce9" table:formula="of:=[.L13]/1.01" office:value-type="float" office:value="32.5164199588276">
            <text:p>32.5164</text:p>
          </table:table-cell>
          <table:table-cell table:style-name="ce3" table:formula="of:=[.M13]" office:value-type="float" office:value="33.1">
            <text:p>33.100</text:p>
          </table:table-cell>
          <table:table-cell table:style-name="ce5" table:formula="of:=[.N13]-1" office:value-type="float" office:value="-2">
            <text:p>-2</text:p>
          </table:table-cell>
          <table:table-cell table:style-name="ce9" table:formula="of:=[.O13]/1.01" office:value-type="float" office:value="32.4477992353691">
            <text:p>32.4478</text:p>
          </table:table-cell>
          <table:table-cell table:style-name="ce3" table:formula="of:=[.P13]" office:value-type="float" office:value="1.413">
            <text:p>1.413</text:p>
          </table:table-cell>
          <table:table-cell table:style-name="ce5" table:formula="of:=[.Q13]-1" office:value-type="float" office:value="-2">
            <text:p>-2</text:p>
          </table:table-cell>
          <table:table-cell table:style-name="ce9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3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3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6" table:formula="of:=[.F14]/1.01" office:value-type="float" office:value="22.6147504467141">
            <text:p>22.6148</text:p>
          </table:table-cell>
          <table:table-cell table:style-name="ce3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6" table:formula="of:=[.I14]/1.01" office:value-type="float" office:value="4.56177369525993">
            <text:p>4.5618</text:p>
          </table:table-cell>
          <table:table-cell table:style-name="ce3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6" table:formula="of:=[.L14]/1.01" office:value-type="float" office:value="32.19447520676">
            <text:p>32.1945</text:p>
          </table:table-cell>
          <table:table-cell table:style-name="ce3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6" table:formula="of:=[.O14]/1.01" office:value-type="float" office:value="32.126533896405">
            <text:p>32.1265</text:p>
          </table:table-cell>
          <table:table-cell table:style-name="ce3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6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3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3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6" table:formula="of:=[.F15]/1.01" office:value-type="float" office:value="22.3908420264496">
            <text:p>22.3908</text:p>
          </table:table-cell>
          <table:table-cell table:style-name="ce3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6" table:formula="of:=[.I15]/1.01" office:value-type="float" office:value="4.51660761906924">
            <text:p>4.5166</text:p>
          </table:table-cell>
          <table:table-cell table:style-name="ce3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6" table:formula="of:=[.L15]/1.01" office:value-type="float" office:value="31.875718026495">
            <text:p>31.8757</text:p>
          </table:table-cell>
          <table:table-cell table:style-name="ce3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6" table:formula="of:=[.O15]/1.01" office:value-type="float" office:value="31.8084494023812">
            <text:p>31.8084</text:p>
          </table:table-cell>
          <table:table-cell table:style-name="ce3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6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3" table:formula="of:=[.A16]" office:value-type="float" office:value="6.51">
            <text:p>6.510</text:p>
          </table:table-cell>
          <table:table-cell table:style-name="ce1" table:formula="of:=[.B16]-1" office:value-type="float" office:value="-5">
            <text:p>-5</text:p>
          </table:table-cell>
          <table:table-cell table:style-name="ce7" table:formula="of:=[.C16]/1.01" office:value-type="float" office:value="6.19404162631993">
            <text:p>6.1940</text:p>
          </table:table-cell>
          <table:table-cell table:style-name="ce3" table:formula="of:=[.D16]" office:value-type="float" office:value="23.3">
            <text:p>23.300</text:p>
          </table:table-cell>
          <table:table-cell table:style-name="ce1" table:formula="of:=[.E16]-1" office:value-type="float" office:value="-5">
            <text:p>-5</text:p>
          </table:table-cell>
          <table:table-cell table:style-name="ce7" table:formula="of:=[.F16]/1.01" office:value-type="float" office:value="22.1691505212372">
            <text:p>22.1692</text:p>
          </table:table-cell>
          <table:table-cell table:style-name="ce3" table:formula="of:=[.G16]" office:value-type="float" office:value="4.7">
            <text:p>4.700</text:p>
          </table:table-cell>
          <table:table-cell table:style-name="ce1" table:formula="of:=[.H16]-1" office:value-type="float" office:value="-5">
            <text:p>-5</text:p>
          </table:table-cell>
          <table:table-cell table:style-name="ce7" table:formula="of:=[.I16]/1.01" office:value-type="float" office:value="4.47188873175172">
            <text:p>4.4719</text:p>
          </table:table-cell>
          <table:table-cell table:style-name="ce3" table:formula="of:=[.J16]" office:value-type="float" office:value="33.17">
            <text:p>33.170</text:p>
          </table:table-cell>
          <table:table-cell table:style-name="ce1" table:formula="of:=[.K16]-1" office:value-type="float" office:value="-5">
            <text:p>-5</text:p>
          </table:table-cell>
          <table:table-cell table:style-name="ce7" table:formula="of:=[.L16]/1.01" office:value-type="float" office:value="31.5601168579159">
            <text:p>31.5601</text:p>
          </table:table-cell>
          <table:table-cell table:style-name="ce3" table:formula="of:=[.M16]" office:value-type="float" office:value="33.1">
            <text:p>33.100</text:p>
          </table:table-cell>
          <table:table-cell table:style-name="ce1" table:formula="of:=[.N16]-1" office:value-type="float" office:value="-5">
            <text:p>-5</text:p>
          </table:table-cell>
          <table:table-cell table:style-name="ce7" table:formula="of:=[.O16]/1.01" office:value-type="float" office:value="31.4935142597834">
            <text:p>31.4935</text:p>
          </table:table-cell>
          <table:table-cell table:style-name="ce3" table:formula="of:=[.P16]" office:value-type="float" office:value="1.413">
            <text:p>1.413</text:p>
          </table:table-cell>
          <table:table-cell table:style-name="ce1" table:formula="of:=[.Q16]-1" office:value-type="float" office:value="-5">
            <text:p>-5</text:p>
          </table:table-cell>
          <table:table-cell table:style-name="ce7" table:formula="of:=[.R16]/1.01" office:value-type="float" office:value="1.34442101658834">
            <text:p>1.3444</text:p>
          </table:table-cell>
          <table:table-cell table:style-name="ce1" table:number-columns-repeated="1006"/>
        </table:table-row>
        <table:table-row table:style-name="ro1">
          <table:table-cell table:style-name="ce3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3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6" table:formula="of:=[.F17]/1.01" office:value-type="float" office:value="21.949653981423">
            <text:p>21.9497</text:p>
          </table:table-cell>
          <table:table-cell table:style-name="ce3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6" table:formula="of:=[.I17]/1.01" office:value-type="float" office:value="4.42761260569477">
            <text:p>4.4276</text:p>
          </table:table-cell>
          <table:table-cell table:style-name="ce3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6" table:formula="of:=[.L17]/1.01" office:value-type="float" office:value="31.247640453382">
            <text:p>31.2476</text:p>
          </table:table-cell>
          <table:table-cell table:style-name="ce3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6" table:formula="of:=[.O17]/1.01" office:value-type="float" office:value="31.1816972869142">
            <text:p>31.1817</text:p>
          </table:table-cell>
          <table:table-cell table:style-name="ce3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6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3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3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6" table:formula="of:=[.F18]/1.01" office:value-type="float" office:value="21.7323306746762">
            <text:p>21.7323</text:p>
          </table:table-cell>
          <table:table-cell table:style-name="ce3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6" table:formula="of:=[.I18]/1.01" office:value-type="float" office:value="4.38377485712354">
            <text:p>4.3838</text:p>
          </table:table-cell>
          <table:table-cell table:style-name="ce3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6" table:formula="of:=[.L18]/1.01" office:value-type="float" office:value="30.9382578746357">
            <text:p>30.9383</text:p>
          </table:table-cell>
          <table:table-cell table:style-name="ce3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6" table:formula="of:=[.O18]/1.01" office:value-type="float" office:value="30.8729676108062">
            <text:p>30.8730</text:p>
          </table:table-cell>
          <table:table-cell table:style-name="ce3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6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3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3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6" table:formula="of:=[.F19]/1.01" office:value-type="float" office:value="21.5171590838379">
            <text:p>21.5172</text:p>
          </table:table-cell>
          <table:table-cell table:style-name="ce3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6" table:formula="of:=[.I19]/1.01" office:value-type="float" office:value="4.34037114566687">
            <text:p>4.3404</text:p>
          </table:table-cell>
          <table:table-cell table:style-name="ce3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6" table:formula="of:=[.L19]/1.01" office:value-type="float" office:value="30.6319384897383">
            <text:p>30.6319</text:p>
          </table:table-cell>
          <table:table-cell table:style-name="ce3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6" table:formula="of:=[.O19]/1.01" office:value-type="float" office:value="30.5672946641645">
            <text:p>30.5673</text:p>
          </table:table-cell>
          <table:table-cell table:style-name="ce3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6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3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3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6" table:formula="of:=[.F20]/1.01" office:value-type="float" office:value="21.30411790479">
            <text:p>21.3041</text:p>
          </table:table-cell>
          <table:table-cell table:style-name="ce3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6" table:formula="of:=[.I20]/1.01" office:value-type="float" office:value="4.29739717392759">
            <text:p>4.2974</text:p>
          </table:table-cell>
          <table:table-cell table:style-name="ce3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6" table:formula="of:=[.L20]/1.01" office:value-type="float" office:value="30.3286519700379">
            <text:p>30.3287</text:p>
          </table:table-cell>
          <table:table-cell table:style-name="ce3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6" table:formula="of:=[.O20]/1.01" office:value-type="float" office:value="30.2646481823411">
            <text:p>30.2646</text:p>
          </table:table-cell>
          <table:table-cell table:style-name="ce3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6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3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3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6" table:formula="of:=[.F21]/1.01" office:value-type="float" office:value="21.0931860443465">
            <text:p>21.0932</text:p>
          </table:table-cell>
          <table:table-cell table:style-name="ce3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6" table:formula="of:=[.I21]/1.01" office:value-type="float" office:value="4.25484868705702">
            <text:p>4.2548</text:p>
          </table:table-cell>
          <table:table-cell table:style-name="ce3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6" table:formula="of:=[.L21]/1.01" office:value-type="float" office:value="30.0283682871662">
            <text:p>30.0284</text:p>
          </table:table-cell>
          <table:table-cell table:style-name="ce3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6" table:formula="of:=[.O21]/1.01" office:value-type="float" office:value="29.9649982003377">
            <text:p>29.9650</text:p>
          </table:table-cell>
          <table:table-cell table:style-name="ce3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6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6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6"/>
          <table:table-cell table:style-name="ce1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6"/>
          <table:table-cell table:number-columns-repeated="1006"/>
        </table:table-row>
        <table:table-row table:style-name="ro1">
          <table:table-cell table:style-name="ce2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2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6" table:formula="of:=[.F26]*1.01" office:value-type="float" office:value="36.4414839173156">
            <text:p>36.4415</text:p>
          </table:table-cell>
          <table:table-cell table:style-name="ce2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6" table:formula="of:=[.I26]*1.01" office:value-type="float" office:value="31.6253314505228">
            <text:p>31.6253</text:p>
          </table:table-cell>
          <table:table-cell table:style-name="ce2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6" table:formula="of:=[.L26]*1.01" office:value-type="float" office:value="1.44263649578703">
            <text:p>1.4426</text:p>
          </table:table-cell>
          <table:table-cell table:style-name="ce2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6" table:formula="of:=[.O26]*1.01" office:value-type="float" office:value="1.43490414090915">
            <text:p>1.4349</text:p>
          </table:table-cell>
          <table:table-cell table:style-name="ce2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6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3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3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6" table:formula="of:=[.F27]*1.01" office:value-type="float" office:value="36.0806771458571">
            <text:p>36.0807</text:p>
          </table:table-cell>
          <table:table-cell table:style-name="ce3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6" table:formula="of:=[.I27]*1.01" office:value-type="float" office:value="31.3122093569532">
            <text:p>31.3122</text:p>
          </table:table-cell>
          <table:table-cell table:style-name="ce3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6" table:formula="of:=[.L27]*1.01" office:value-type="float" office:value="1.42835296612578">
            <text:p>1.4284</text:p>
          </table:table-cell>
          <table:table-cell table:style-name="ce3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6" table:formula="of:=[.O27]*1.01" office:value-type="float" office:value="1.42069716921698">
            <text:p>1.4207</text:p>
          </table:table-cell>
          <table:table-cell table:style-name="ce3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6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3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3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6" table:formula="of:=[.F28]*1.01" office:value-type="float" office:value="35.7234427186704">
            <text:p>35.7234</text:p>
          </table:table-cell>
          <table:table-cell table:style-name="ce3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6" table:formula="of:=[.I28]*1.01" office:value-type="float" office:value="31.0021874821319">
            <text:p>31.0022</text:p>
          </table:table-cell>
          <table:table-cell table:style-name="ce3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6" table:formula="of:=[.L28]*1.01" office:value-type="float" office:value="1.41421085755027">
            <text:p>1.4142</text:p>
          </table:table-cell>
          <table:table-cell table:style-name="ce3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6" table:formula="of:=[.O28]*1.01" office:value-type="float" office:value="1.40663086061088">
            <text:p>1.4066</text:p>
          </table:table-cell>
          <table:table-cell table:style-name="ce3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6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3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3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6" table:formula="of:=[.F29]*1.01" office:value-type="float" office:value="35.3697452660103">
            <text:p>35.3697</text:p>
          </table:table-cell>
          <table:table-cell table:style-name="ce3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6" table:formula="of:=[.I29]*1.01" office:value-type="float" office:value="30.6952351308237">
            <text:p>30.6952</text:p>
          </table:table-cell>
          <table:table-cell table:style-name="ce3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6" table:formula="of:=[.L29]*1.01" office:value-type="float" office:value="1.40020876985176">
            <text:p>1.4002</text:p>
          </table:table-cell>
          <table:table-cell table:style-name="ce3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6" table:formula="of:=[.O29]*1.01" office:value-type="float" office:value="1.39270382238701">
            <text:p>1.3927</text:p>
          </table:table-cell>
          <table:table-cell table:style-name="ce3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6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3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3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6" table:formula="of:=[.F30]*1.01" office:value-type="float" office:value="35.019549768327">
            <text:p>35.0195</text:p>
          </table:table-cell>
          <table:table-cell table:style-name="ce3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6" table:formula="of:=[.I30]*1.01" office:value-type="float" office:value="30.3913219117066">
            <text:p>30.3913</text:p>
          </table:table-cell>
          <table:table-cell table:style-name="ce3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6" table:formula="of:=[.L30]*1.01" office:value-type="float" office:value="1.38634531668491">
            <text:p>1.3863</text:p>
          </table:table-cell>
          <table:table-cell table:style-name="ce3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6" table:formula="of:=[.O30]*1.01" office:value-type="float" office:value="1.3789146756307">
            <text:p>1.3789</text:p>
          </table:table-cell>
          <table:table-cell table:style-name="ce3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6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3" table:formula="of:=[.A29]" office:value-type="float" office:value="6.52">
            <text:p>6.520</text:p>
          </table:table-cell>
          <table:table-cell table:style-name="ce1" table:formula="of:=[.B29]-1" office:value-type="float" office:value="5">
            <text:p>5</text:p>
          </table:table-cell>
          <table:table-cell table:style-name="ce7" table:formula="of:=[.C31]*1.01" office:value-type="float" office:value="6.852585526652">
            <text:p>6.8526</text:p>
          </table:table-cell>
          <table:table-cell table:style-name="ce3" table:formula="of:=[.D29]" office:value-type="float" office:value="32.99">
            <text:p>32.990</text:p>
          </table:table-cell>
          <table:table-cell table:style-name="ce1" table:formula="of:=[.E29]-1" office:value-type="float" office:value="5">
            <text:p>5</text:p>
          </table:table-cell>
          <table:table-cell table:style-name="ce7" table:formula="of:=[.F31]*1.01" office:value-type="float" office:value="34.672821552799">
            <text:p>34.6728</text:p>
          </table:table-cell>
          <table:table-cell table:style-name="ce3" table:formula="of:=[.G29]" office:value-type="float" office:value="28.63">
            <text:p>28.630</text:p>
          </table:table-cell>
          <table:table-cell table:style-name="ce1" table:formula="of:=[.H29]-1" office:value-type="float" office:value="5">
            <text:p>5</text:p>
          </table:table-cell>
          <table:table-cell table:style-name="ce7" table:formula="of:=[.I31]*1.01" office:value-type="float" office:value="30.090417734363">
            <text:p>30.0904</text:p>
          </table:table-cell>
          <table:table-cell table:style-name="ce3" table:formula="of:=[.J29]" office:value-type="float" office:value="1.306">
            <text:p>1.306</text:p>
          </table:table-cell>
          <table:table-cell table:style-name="ce1" table:formula="of:=[.K29]-1" office:value-type="float" office:value="5">
            <text:p>5</text:p>
          </table:table-cell>
          <table:table-cell table:style-name="ce7" table:formula="of:=[.L31]*1.01" office:value-type="float" office:value="1.3726191254306">
            <text:p>1.3726</text:p>
          </table:table-cell>
          <table:table-cell table:style-name="ce3" table:formula="of:=[.M29]" office:value-type="float" office:value="1.299">
            <text:p>1.299</text:p>
          </table:table-cell>
          <table:table-cell table:style-name="ce1" table:formula="of:=[.N29]-1" office:value-type="float" office:value="5">
            <text:p>5</text:p>
          </table:table-cell>
          <table:table-cell table:style-name="ce7" table:formula="of:=[.O31]*1.01" office:value-type="float" office:value="1.3652620550799">
            <text:p>1.3653</text:p>
          </table:table-cell>
          <table:table-cell table:style-name="ce3" table:formula="of:=[.P29]" office:value-type="float" office:value="1.417">
            <text:p>1.417</text:p>
          </table:table-cell>
          <table:table-cell table:style-name="ce1" table:formula="of:=[.Q29]-1" office:value-type="float" office:value="5">
            <text:p>5</text:p>
          </table:table-cell>
          <table:table-cell table:style-name="ce7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3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3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6" table:formula="of:=[.F32]*1.01" office:value-type="float" office:value="34.3295262899">
            <text:p>34.3295</text:p>
          </table:table-cell>
          <table:table-cell table:style-name="ce3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6" table:formula="of:=[.I32]*1.01" office:value-type="float" office:value="29.7924928063">
            <text:p>29.7925</text:p>
          </table:table-cell>
          <table:table-cell table:style-name="ce3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6" table:formula="of:=[.L32]*1.01" office:value-type="float" office:value="1.35902883706">
            <text:p>1.3590</text:p>
          </table:table-cell>
          <table:table-cell table:style-name="ce3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6" table:formula="of:=[.O32]*1.01" office:value-type="float" office:value="1.35174460899">
            <text:p>1.3517</text:p>
          </table:table-cell>
          <table:table-cell table:style-name="ce3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6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3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3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6" table:formula="of:=[.F33]*1.01" office:value-type="float" office:value="33.98962999">
            <text:p>33.9896</text:p>
          </table:table-cell>
          <table:table-cell table:style-name="ce3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6" table:formula="of:=[.I33]*1.01" office:value-type="float" office:value="29.49751763">
            <text:p>29.4975</text:p>
          </table:table-cell>
          <table:table-cell table:style-name="ce3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6" table:formula="of:=[.L33]*1.01" office:value-type="float" office:value="1.345573106">
            <text:p>1.3456</text:p>
          </table:table-cell>
          <table:table-cell table:style-name="ce3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6" table:formula="of:=[.O33]*1.01" office:value-type="float" office:value="1.338360999">
            <text:p>1.3384</text:p>
          </table:table-cell>
          <table:table-cell table:style-name="ce3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6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3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3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6" table:formula="of:=[.F34]*1.01" office:value-type="float" office:value="33.653099">
            <text:p>33.6531</text:p>
          </table:table-cell>
          <table:table-cell table:style-name="ce3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6" table:formula="of:=[.I34]*1.01" office:value-type="float" office:value="29.205463">
            <text:p>29.2055</text:p>
          </table:table-cell>
          <table:table-cell table:style-name="ce3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6" table:formula="of:=[.L34]*1.01" office:value-type="float" office:value="1.3322506">
            <text:p>1.3323</text:p>
          </table:table-cell>
          <table:table-cell table:style-name="ce3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6" table:formula="of:=[.O34]*1.01" office:value-type="float" office:value="1.3251099">
            <text:p>1.3251</text:p>
          </table:table-cell>
          <table:table-cell table:style-name="ce3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6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3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3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6" table:formula="of:=[.F35]*1.01" office:value-type="float" office:value="33.3199">
            <text:p>33.3199</text:p>
          </table:table-cell>
          <table:table-cell table:style-name="ce3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6" table:formula="of:=[.I35]*1.01" office:value-type="float" office:value="28.9163">
            <text:p>28.9163</text:p>
          </table:table-cell>
          <table:table-cell table:style-name="ce3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6" table:formula="of:=[.L35]*1.01" office:value-type="float" office:value="1.31906">
            <text:p>1.3191</text:p>
          </table:table-cell>
          <table:table-cell table:style-name="ce3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6" table:formula="of:=[.O35]*1.01" office:value-type="float" office:value="1.31199">
            <text:p>1.3120</text:p>
          </table:table-cell>
          <table:table-cell table:style-name="ce3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6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3" table:formula="of:=[.A34]" office:value-type="float" office:value="6.52">
            <text:p>6.520</text:p>
          </table:table-cell>
          <table:table-cell table:style-name="ce1" table:formula="of:=[.B34]-1" office:value-type="float" office:value="0">
            <text:p>0</text:p>
          </table:table-cell>
          <table:table-cell table:style-name="ce7" table:formula="of:=[.A35]" office:value-type="float" office:value="6.52">
            <text:p>6.5200</text:p>
          </table:table-cell>
          <table:table-cell table:style-name="ce3" table:formula="of:=[.D34]" office:value-type="float" office:value="32.99">
            <text:p>32.990</text:p>
          </table:table-cell>
          <table:table-cell table:style-name="ce1" table:formula="of:=[.E34]-1" office:value-type="float" office:value="0">
            <text:p>0</text:p>
          </table:table-cell>
          <table:table-cell table:style-name="ce7" table:formula="of:=[.D35]" office:value-type="float" office:value="32.99">
            <text:p>32.9900</text:p>
          </table:table-cell>
          <table:table-cell table:style-name="ce3" table:formula="of:=[.G34]" office:value-type="float" office:value="28.63">
            <text:p>28.630</text:p>
          </table:table-cell>
          <table:table-cell table:style-name="ce1" table:formula="of:=[.H34]-1" office:value-type="float" office:value="0">
            <text:p>0</text:p>
          </table:table-cell>
          <table:table-cell table:style-name="ce7" table:formula="of:=[.G35]" office:value-type="float" office:value="28.63">
            <text:p>28.6300</text:p>
          </table:table-cell>
          <table:table-cell table:style-name="ce3" table:formula="of:=[.J34]" office:value-type="float" office:value="1.306">
            <text:p>1.306</text:p>
          </table:table-cell>
          <table:table-cell table:style-name="ce1" table:formula="of:=[.K34]-1" office:value-type="float" office:value="0">
            <text:p>0</text:p>
          </table:table-cell>
          <table:table-cell table:style-name="ce7" table:formula="of:=[.J35]" office:value-type="float" office:value="1.306">
            <text:p>1.3060</text:p>
          </table:table-cell>
          <table:table-cell table:style-name="ce3" table:formula="of:=[.M34]" office:value-type="float" office:value="1.299">
            <text:p>1.299</text:p>
          </table:table-cell>
          <table:table-cell table:style-name="ce1" table:formula="of:=[.N34]-1" office:value-type="float" office:value="0">
            <text:p>0</text:p>
          </table:table-cell>
          <table:table-cell table:style-name="ce7" table:formula="of:=[.M35]" office:value-type="float" office:value="1.299">
            <text:p>1.2990</text:p>
          </table:table-cell>
          <table:table-cell table:style-name="ce3" table:formula="of:=[.P34]" office:value-type="float" office:value="1.417">
            <text:p>1.417</text:p>
          </table:table-cell>
          <table:table-cell table:style-name="ce1" table:formula="of:=[.Q34]-1" office:value-type="float" office:value="0">
            <text:p>0</text:p>
          </table:table-cell>
          <table:table-cell table:style-name="ce7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3" table:formula="of:=[.A35]" office:value-type="float" office:value="6.52">
            <text:p>6.520</text:p>
          </table:table-cell>
          <table:table-cell table:style-name="ce5" table:formula="of:=[.B35]-1" office:value-type="float" office:value="-1">
            <text:p>-1</text:p>
          </table:table-cell>
          <table:table-cell table:style-name="ce9" table:formula="of:=[.C35]/1.01" office:value-type="float" office:value="6.45544554455446">
            <text:p>6.4554</text:p>
          </table:table-cell>
          <table:table-cell table:style-name="ce3" table:formula="of:=[.D35]" office:value-type="float" office:value="32.99">
            <text:p>32.990</text:p>
          </table:table-cell>
          <table:table-cell table:style-name="ce5" table:formula="of:=[.E35]-1" office:value-type="float" office:value="-1">
            <text:p>-1</text:p>
          </table:table-cell>
          <table:table-cell table:style-name="ce9" table:formula="of:=[.F35]/1.01" office:value-type="float" office:value="32.6633663366337">
            <text:p>32.6634</text:p>
          </table:table-cell>
          <table:table-cell table:style-name="ce3" table:formula="of:=[.G35]" office:value-type="float" office:value="28.63">
            <text:p>28.630</text:p>
          </table:table-cell>
          <table:table-cell table:style-name="ce5" table:formula="of:=[.H35]-1" office:value-type="float" office:value="-1">
            <text:p>-1</text:p>
          </table:table-cell>
          <table:table-cell table:style-name="ce9" table:formula="of:=[.I35]/1.01" office:value-type="float" office:value="28.3465346534653">
            <text:p>28.3465</text:p>
          </table:table-cell>
          <table:table-cell table:style-name="ce3" table:formula="of:=[.J35]" office:value-type="float" office:value="1.306">
            <text:p>1.306</text:p>
          </table:table-cell>
          <table:table-cell table:style-name="ce5" table:formula="of:=[.K35]-1" office:value-type="float" office:value="-1">
            <text:p>-1</text:p>
          </table:table-cell>
          <table:table-cell table:style-name="ce9" table:formula="of:=[.L35]/1.01" office:value-type="float" office:value="1.29306930693069">
            <text:p>1.2931</text:p>
          </table:table-cell>
          <table:table-cell table:style-name="ce3" table:formula="of:=[.M35]" office:value-type="float" office:value="1.299">
            <text:p>1.299</text:p>
          </table:table-cell>
          <table:table-cell table:style-name="ce5" table:formula="of:=[.N35]-1" office:value-type="float" office:value="-1">
            <text:p>-1</text:p>
          </table:table-cell>
          <table:table-cell table:style-name="ce9" table:formula="of:=[.O35]/1.01" office:value-type="float" office:value="1.28613861386139">
            <text:p>1.2861</text:p>
          </table:table-cell>
          <table:table-cell table:style-name="ce3" table:formula="of:=[.P35]" office:value-type="float" office:value="1.417">
            <text:p>1.417</text:p>
          </table:table-cell>
          <table:table-cell table:style-name="ce5" table:formula="of:=[.Q35]-1" office:value-type="float" office:value="-1">
            <text:p>-1</text:p>
          </table:table-cell>
          <table:table-cell table:style-name="ce9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3" table:formula="of:=[.A36]" office:value-type="float" office:value="6.52">
            <text:p>6.520</text:p>
          </table:table-cell>
          <table:table-cell table:style-name="ce5" table:formula="of:=[.B36]-1" office:value-type="float" office:value="-2">
            <text:p>-2</text:p>
          </table:table-cell>
          <table:table-cell table:style-name="ce9" table:formula="of:=[.C36]/1.01" office:value-type="float" office:value="6.39153024213312">
            <text:p>6.3915</text:p>
          </table:table-cell>
          <table:table-cell table:style-name="ce3" table:formula="of:=[.D36]" office:value-type="float" office:value="32.99">
            <text:p>32.990</text:p>
          </table:table-cell>
          <table:table-cell table:style-name="ce5" table:formula="of:=[.E36]-1" office:value-type="float" office:value="-2">
            <text:p>-2</text:p>
          </table:table-cell>
          <table:table-cell table:style-name="ce9" table:formula="of:=[.F36]/1.01" office:value-type="float" office:value="32.3399666699343">
            <text:p>32.3400</text:p>
          </table:table-cell>
          <table:table-cell table:style-name="ce3" table:formula="of:=[.G36]" office:value-type="float" office:value="28.63">
            <text:p>28.630</text:p>
          </table:table-cell>
          <table:table-cell table:style-name="ce5" table:formula="of:=[.H36]-1" office:value-type="float" office:value="-2">
            <text:p>-2</text:p>
          </table:table-cell>
          <table:table-cell table:style-name="ce9" table:formula="of:=[.I36]/1.01" office:value-type="float" office:value="28.0658758945201">
            <text:p>28.0659</text:p>
          </table:table-cell>
          <table:table-cell table:style-name="ce3" table:formula="of:=[.J36]" office:value-type="float" office:value="1.306">
            <text:p>1.306</text:p>
          </table:table-cell>
          <table:table-cell table:style-name="ce5" table:formula="of:=[.K36]-1" office:value-type="float" office:value="-2">
            <text:p>-2</text:p>
          </table:table-cell>
          <table:table-cell table:style-name="ce9" table:formula="of:=[.L36]/1.01" office:value-type="float" office:value="1.28026664052544">
            <text:p>1.2803</text:p>
          </table:table-cell>
          <table:table-cell table:style-name="ce3" table:formula="of:=[.M36]" office:value-type="float" office:value="1.299">
            <text:p>1.299</text:p>
          </table:table-cell>
          <table:table-cell table:style-name="ce5" table:formula="of:=[.N36]-1" office:value-type="float" office:value="-2">
            <text:p>-2</text:p>
          </table:table-cell>
          <table:table-cell table:style-name="ce9" table:formula="of:=[.O36]/1.01" office:value-type="float" office:value="1.27340456817959">
            <text:p>1.2734</text:p>
          </table:table-cell>
          <table:table-cell table:style-name="ce3" table:formula="of:=[.P36]" office:value-type="float" office:value="1.417">
            <text:p>1.417</text:p>
          </table:table-cell>
          <table:table-cell table:style-name="ce5" table:formula="of:=[.Q36]-1" office:value-type="float" office:value="-2">
            <text:p>-2</text:p>
          </table:table-cell>
          <table:table-cell table:style-name="ce9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3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3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6" table:formula="of:=[.F37]/1.01" office:value-type="float" office:value="32.019768980133">
            <text:p>32.0198</text:p>
          </table:table-cell>
          <table:table-cell table:style-name="ce3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6" table:formula="of:=[.I37]/1.01" office:value-type="float" office:value="27.7879959351685">
            <text:p>27.7880</text:p>
          </table:table-cell>
          <table:table-cell table:style-name="ce3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6" table:formula="of:=[.L37]/1.01" office:value-type="float" office:value="1.2675907331935">
            <text:p>1.2676</text:p>
          </table:table-cell>
          <table:table-cell table:style-name="ce3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6" table:formula="of:=[.O37]/1.01" office:value-type="float" office:value="1.26079660215801">
            <text:p>1.2608</text:p>
          </table:table-cell>
          <table:table-cell table:style-name="ce3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6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3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3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6" table:formula="of:=[.F38]/1.01" office:value-type="float" office:value="31.7027415644881">
            <text:p>31.7027</text:p>
          </table:table-cell>
          <table:table-cell table:style-name="ce3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6" table:formula="of:=[.I38]/1.01" office:value-type="float" office:value="27.512867262543">
            <text:p>27.5129</text:p>
          </table:table-cell>
          <table:table-cell table:style-name="ce3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6" table:formula="of:=[.L38]/1.01" office:value-type="float" office:value="1.25504032989456">
            <text:p>1.2550</text:p>
          </table:table-cell>
          <table:table-cell table:style-name="ce3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6" table:formula="of:=[.O38]/1.01" office:value-type="float" office:value="1.24831346748318">
            <text:p>1.2483</text:p>
          </table:table-cell>
          <table:table-cell table:style-name="ce3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6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3" table:formula="of:=[.A39]" office:value-type="float" office:value="6.52">
            <text:p>6.520</text:p>
          </table:table-cell>
          <table:table-cell table:style-name="ce1" table:formula="of:=[.B39]-1" office:value-type="float" office:value="-5">
            <text:p>-5</text:p>
          </table:table-cell>
          <table:table-cell table:style-name="ce7" table:formula="of:=[.C39]/1.01" office:value-type="float" office:value="6.203556283196">
            <text:p>6.2036</text:p>
          </table:table-cell>
          <table:table-cell table:style-name="ce3" table:formula="of:=[.D39]" office:value-type="float" office:value="32.99">
            <text:p>32.990</text:p>
          </table:table-cell>
          <table:table-cell table:style-name="ce1" table:formula="of:=[.E39]-1" office:value-type="float" office:value="-5">
            <text:p>-5</text:p>
          </table:table-cell>
          <table:table-cell table:style-name="ce7" table:formula="of:=[.F39]/1.01" office:value-type="float" office:value="31.3888530341466">
            <text:p>31.3889</text:p>
          </table:table-cell>
          <table:table-cell table:style-name="ce3" table:formula="of:=[.G39]" office:value-type="float" office:value="28.63">
            <text:p>28.630</text:p>
          </table:table-cell>
          <table:table-cell table:style-name="ce1" table:formula="of:=[.H39]-1" office:value-type="float" office:value="-5">
            <text:p>-5</text:p>
          </table:table-cell>
          <table:table-cell table:style-name="ce7" table:formula="of:=[.I39]/1.01" office:value-type="float" office:value="27.2404626361812">
            <text:p>27.2405</text:p>
          </table:table-cell>
          <table:table-cell table:style-name="ce3" table:formula="of:=[.J39]" office:value-type="float" office:value="1.306">
            <text:p>1.306</text:p>
          </table:table-cell>
          <table:table-cell table:style-name="ce1" table:formula="of:=[.K39]-1" office:value-type="float" office:value="-5">
            <text:p>-5</text:p>
          </table:table-cell>
          <table:table-cell table:style-name="ce7" table:formula="of:=[.L39]/1.01" office:value-type="float" office:value="1.24261418801441">
            <text:p>1.2426</text:p>
          </table:table-cell>
          <table:table-cell table:style-name="ce3" table:formula="of:=[.M39]" office:value-type="float" office:value="1.299">
            <text:p>1.299</text:p>
          </table:table-cell>
          <table:table-cell table:style-name="ce1" table:formula="of:=[.N39]-1" office:value-type="float" office:value="-5">
            <text:p>-5</text:p>
          </table:table-cell>
          <table:table-cell table:style-name="ce7" table:formula="of:=[.O39]/1.01" office:value-type="float" office:value="1.23595392820117">
            <text:p>1.2360</text:p>
          </table:table-cell>
          <table:table-cell table:style-name="ce3" table:formula="of:=[.P39]" office:value-type="float" office:value="1.417">
            <text:p>1.417</text:p>
          </table:table-cell>
          <table:table-cell table:style-name="ce1" table:formula="of:=[.Q39]-1" office:value-type="float" office:value="-5">
            <text:p>-5</text:p>
          </table:table-cell>
          <table:table-cell table:style-name="ce7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3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3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6" table:formula="of:=[.F40]/1.01" office:value-type="float" office:value="31.0780723110363">
            <text:p>31.0781</text:p>
          </table:table-cell>
          <table:table-cell table:style-name="ce3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6" table:formula="of:=[.I40]/1.01" office:value-type="float" office:value="26.9707550853279">
            <text:p>26.9708</text:p>
          </table:table-cell>
          <table:table-cell table:style-name="ce3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6" table:formula="of:=[.L40]/1.01" office:value-type="float" office:value="1.23031107724199">
            <text:p>1.2303</text:p>
          </table:table-cell>
          <table:table-cell table:style-name="ce3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6" table:formula="of:=[.O40]/1.01" office:value-type="float" office:value="1.22371676059521">
            <text:p>1.2237</text:p>
          </table:table-cell>
          <table:table-cell table:style-name="ce3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6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3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3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6" table:formula="of:=[.F41]/1.01" office:value-type="float" office:value="30.7703686247884">
            <text:p>30.7704</text:p>
          </table:table-cell>
          <table:table-cell table:style-name="ce3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6" table:formula="of:=[.I41]/1.01" office:value-type="float" office:value="26.7037179062653">
            <text:p>26.7037</text:p>
          </table:table-cell>
          <table:table-cell table:style-name="ce3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6" table:formula="of:=[.L41]/1.01" office:value-type="float" office:value="1.21812977944752">
            <text:p>1.2181</text:p>
          </table:table-cell>
          <table:table-cell table:style-name="ce3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6" table:formula="of:=[.O41]/1.01" office:value-type="float" office:value="1.21160075306457">
            <text:p>1.2116</text:p>
          </table:table-cell>
          <table:table-cell table:style-name="ce3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6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3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3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6" table:formula="of:=[.F42]/1.01" office:value-type="float" office:value="30.4657115096915">
            <text:p>30.4657</text:p>
          </table:table-cell>
          <table:table-cell table:style-name="ce3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6" table:formula="of:=[.I42]/1.01" office:value-type="float" office:value="26.4393246596686">
            <text:p>26.4393</text:p>
          </table:table-cell>
          <table:table-cell table:style-name="ce3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6" table:formula="of:=[.L42]/1.01" office:value-type="float" office:value="1.2060690885619">
            <text:p>1.2061</text:p>
          </table:table-cell>
          <table:table-cell table:style-name="ce3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6" table:formula="of:=[.O42]/1.01" office:value-type="float" office:value="1.19960470600452">
            <text:p>1.1996</text:p>
          </table:table-cell>
          <table:table-cell table:style-name="ce3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6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3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3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6" table:formula="of:=[.F43]/1.01" office:value-type="float" office:value="30.1640708016747">
            <text:p>30.1641</text:p>
          </table:table-cell>
          <table:table-cell table:style-name="ce3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6" table:formula="of:=[.I43]/1.01" office:value-type="float" office:value="26.1775491679887">
            <text:p>26.1775</text:p>
          </table:table-cell>
          <table:table-cell table:style-name="ce3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6" table:formula="of:=[.L43]/1.01" office:value-type="float" office:value="1.19412781045733">
            <text:p>1.1941</text:p>
          </table:table-cell>
          <table:table-cell table:style-name="ce3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6" table:formula="of:=[.O43]/1.01" office:value-type="float" office:value="1.18772743168765">
            <text:p>1.1877</text:p>
          </table:table-cell>
          <table:table-cell table:style-name="ce3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6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3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3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6" table:formula="of:=[.F44]/1.01" office:value-type="float" office:value="29.8654166353215">
            <text:p>29.8654</text:p>
          </table:table-cell>
          <table:table-cell table:style-name="ce3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6" table:formula="of:=[.I44]/1.01" office:value-type="float" office:value="25.9183655128601">
            <text:p>25.9184</text:p>
          </table:table-cell>
          <table:table-cell table:style-name="ce3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6" table:formula="of:=[.L44]/1.01" office:value-type="float" office:value="1.18230476282904">
            <text:p>1.1823</text:p>
          </table:table-cell>
          <table:table-cell table:style-name="ce3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6" table:formula="of:=[.O44]/1.01" office:value-type="float" office:value="1.17596775414619">
            <text:p>1.1760</text:p>
          </table:table-cell>
          <table:table-cell table:style-name="ce3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6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/>
        </table:table-row>
      </table:table>
      <table:table table:name="工作表3" table:style-name="ta1" table:print="false">
        <table:table-column table:style-name="co11" table:default-cell-style-name="Default"/>
        <table:table-column table:style-name="co1" table:number-columns-repeated="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1003" table:default-cell-style-name="Default"/>
        <table:table-row table:style-name="ro1">
          <table:table-cell table:formula="of:=SUM([.A2:.A30])" office:value-type="float" office:value="1175301">
            <text:p>1175301</text:p>
          </table:table-cell>
          <table:table-cell table:formula="of:=SUM([.B2:.B30])" office:value-type="float" office:value="-88.51">
            <text:p>-88.51</text:p>
          </table:table-cell>
          <table:table-cell table:formula="of:=SUM([.C2:.C30])" office:value-type="float" office:value="830952.86">
            <text:p>830952.86</text:p>
          </table:table-cell>
          <table:table-cell table:formula="of:=SUM([.D2:.D30])" office:value-type="float" office:value="1.24528301886792">
            <text:p>1.2452830189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5.338">
            <text:p>5.338</text:p>
          </table:table-cell>
          <table:table-cell table:formula="of:=SUM([.G2:.G30])" office:value-type="float" office:value="1.4297520661157">
            <text:p>1.4297520661</text:p>
          </table:table-cell>
          <table:table-cell table:formula="of:=SUM([.H2:.H30])" office:value-type="date" office:date-value="2130-01-10">
            <text:p>30年1月10日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1003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1004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0" office:value-type="date" office:date-value="2014-12-30">
            <text:p>14年12月30日</text:p>
          </table:table-cell>
          <table:table-cell office:value-type="float" office:value="-19.39">
            <text:p>-19.39</text:p>
          </table:table-cell>
          <table:table-cell table:number-columns-repeated="7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0" office:value-type="date" office:date-value="2014-12-31">
            <text:p>14年12月31日</text:p>
          </table:table-cell>
          <table:table-cell office:value-type="float" office:value="-18.35">
            <text:p>-18.35</text:p>
          </table:table-cell>
          <table:table-cell table:number-columns-repeated="5"/>
          <table:table-cell table:style-name="ce10" office:value-type="date" office:date-value="2015-01-04">
            <text:p>15年1月4日</text:p>
          </table:table-cell>
          <table:table-cell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0" office:value-type="date" office:date-value="2015-01-06">
            <text:p>15年1月6日</text:p>
          </table:table-cell>
          <table:table-cell office:value-type="float" office:value="-14.85">
            <text:p>-14.85</text:p>
          </table:table-cell>
          <table:table-cell table:number-columns-repeated="5"/>
          <table:table-cell table:style-name="ce10" office:value-type="date" office:date-value="2015-01-05">
            <text:p>15年1月5日</text:p>
          </table:table-cell>
          <table:table-cell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0" office:value-type="date" office:date-value="2015-03-31">
            <text:p>15年3月31日</text:p>
          </table:table-cell>
          <table:table-cell office:value-type="float" office:value="-1.2">
            <text:p>-1.2</text:p>
          </table:table-cell>
          <table:table-cell office:value-type="float" office:value="47.48">
            <text:p>47.48</text:p>
          </table:table-cell>
          <table:table-cell table:number-columns-repeated="6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10" office:value-type="date" office:date-value="2015-05-05">
            <text:p>15年5月5日</text:p>
          </table:table-cell>
          <table:table-cell office:value-type="float" office:value="-12.72">
            <text:p>-12.72</text:p>
          </table:table-cell>
          <table:table-cell table:number-columns-repeated="1022"/>
        </table:table-row>
        <table:table-row table:style-name="ro2">
          <table:table-cell table:style-name="ce10" office:value-type="date" office:date-value="2015-05-06">
            <text:p>15年5月6日</text:p>
          </table:table-cell>
          <table:table-cell office:value-type="float" office:value="-11.66">
            <text:p>-11.66</text:p>
          </table:table-cell>
          <table:table-cell table:formula="of:=[.B25]-[.B24]" office:value-type="float" office:value="1.06">
            <text:p>1.06</text:p>
          </table:table-cell>
          <table:table-cell table:number-columns-repeated="2"/>
          <table:table-cell office:value-type="float" office:value="1.21">
            <text:p>1.21</text:p>
          </table:table-cell>
          <table:table-cell table:number-columns-repeated="1018"/>
        </table:table-row>
        <table:table-row table:style-name="ro2">
          <table:table-cell table:style-name="ce10" office:value-type="date" office:date-value="2015-05-07">
            <text:p>15年5月7日</text:p>
          </table:table-cell>
          <table:table-cell office:value-type="float" office:value="-10.34">
            <text:p>-10.34</text:p>
          </table:table-cell>
          <table:table-cell table:formula="of:=[.B26]-[.B25]" office:value-type="float" office:value="1.32">
            <text:p>1.32</text:p>
          </table:table-cell>
          <table:table-cell table:formula="of:=[.C26]/[.C25]" office:value-type="float" office:value="1.24528301886792">
            <text:p>1.2452830189</text:p>
          </table:table-cell>
          <table:table-cell/>
          <table:table-cell office:value-type="float" office:value="1.73">
            <text:p>1.73</text:p>
          </table:table-cell>
          <table:table-cell table:formula="of:=[.F26]/[.F25]" office:value-type="float" office:value="1.4297520661157">
            <text:p>1.4297520661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017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1]" office:value-type="float" office:value="38.1679389312977">
            <text:p>38.17</text:p>
          </table:table-cell>
          <table:table-cell table:style-name="ce11" table:formula="of:=[.E31]*[.B31]" office:value-type="float" office:value="185.87786259542">
            <text:p>185.88</text:p>
          </table:table-cell>
          <table:table-cell table:style-name="ce11" table:formula="of:=100*([.F31]-[.C31])/[.C31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1016"/>
        </table:table-row>
        <table:table-row table:style-name="ro1">
          <table:table-cell table:style-name="ce11" office:value-type="float" office:value="4.89">
            <text:p>4.89</text:p>
          </table:table-cell>
          <table:table-cell table:style-name="ce11" office:value-type="float" office:value="6.9">
            <text:p>6.90</text:p>
          </table:table-cell>
          <table:table-cell table:style-name="ce11" office:value-type="float" office:value="145.32">
            <text:p>145.32</text:p>
          </table:table-cell>
          <table:table-cell table:style-name="ce11"/>
          <table:table-cell table:style-name="ce11" table:formula="of:=100/[.A32]" office:value-type="float" office:value="20.4498977505112">
            <text:p>20.45</text:p>
          </table:table-cell>
          <table:table-cell table:style-name="ce11" table:formula="of:=[.E32]*[.B32]" office:value-type="float" office:value="141.104294478528">
            <text:p>141.10</text:p>
          </table:table-cell>
          <table:table-cell table:style-name="ce11" table:formula="of:=100*([.F32]-[.C32])/[.C32]" office:value-type="float" office:value="-2.90098095339416">
            <text:p>-2.90</text:p>
          </table:table-cell>
          <table:table-cell table:style-name="ce11" office:value-type="string">
            <text:p>中石化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8.105">
            <text:p>8.11</text:p>
          </table:table-cell>
          <table:table-cell table:style-name="ce11" office:value-type="float" office:value="10.23">
            <text:p>10.23</text:p>
          </table:table-cell>
          <table:table-cell table:style-name="ce11" office:value-type="float" office:value="142.48">
            <text:p>142.48</text:p>
          </table:table-cell>
          <table:table-cell table:style-name="ce11"/>
          <table:table-cell table:style-name="ce11" table:formula="of:=100/[.A33]" office:value-type="float" office:value="12.3380629241209">
            <text:p>12.34</text:p>
          </table:table-cell>
          <table:table-cell table:style-name="ce11" table:formula="of:=[.E33]*[.B33]" office:value-type="float" office:value="126.218383713757">
            <text:p>126.22</text:p>
          </table:table-cell>
          <table:table-cell table:style-name="ce11" table:formula="of:=100*([.F33]-[.C33])/[.C33]" office:value-type="float" office:value="-11.4132624131408">
            <text:p>-11.41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3.27">
            <text:p>3.27</text:p>
          </table:table-cell>
          <table:table-cell table:style-name="ce11" office:value-type="float" office:value="5.09">
            <text:p>5.09</text:p>
          </table:table-cell>
          <table:table-cell table:style-name="ce11" office:value-type="float" office:value="157.03">
            <text:p>157.03</text:p>
          </table:table-cell>
          <table:table-cell table:style-name="ce11"/>
          <table:table-cell table:style-name="ce11" table:formula="of:=100/[.A34]" office:value-type="float" office:value="30.5810397553517">
            <text:p>30.58</text:p>
          </table:table-cell>
          <table:table-cell table:style-name="ce11" table:formula="of:=[.E34]*[.B34]" office:value-type="float" office:value="155.65749235474">
            <text:p>155.66</text:p>
          </table:table-cell>
          <table:table-cell table:style-name="ce11" table:formula="of:=100*([.F34]-[.C34])/[.C34]" office:value-type="float" office:value="-0.874041676915194">
            <text:p>-0.87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5]" office:value-type="float" office:value="38.1679389312977">
            <text:p>38.17</text:p>
          </table:table-cell>
          <table:table-cell table:style-name="ce11" table:formula="of:=[.E35]*[.B35]" office:value-type="float" office:value="185.87786259542">
            <text:p>185.88</text:p>
          </table:table-cell>
          <table:table-cell table:style-name="ce11" table:formula="of:=100*([.F35]-[.C35])/[.C35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6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office:value-type="float" office:value="7">
            <text:p>7</text:p>
          </table:table-cell>
          <table:table-cell office:value-type="float" office:value="-4.63">
            <text:p>-4.63</text:p>
          </table:table-cell>
          <table:table-cell table:number-columns-repeated="1015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2"/>
          <table:table-cell table:formula="of:=[.I41]-[.I40]" office:value-type="float" office:value="-0.63">
            <text:p>-0.63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2"/>
          <table:table-cell table:formula="of:=[.P41]/[.L41]" office:value-type="float" office:value="-1.19047619047619">
            <text:p>-1.1904761905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2"/>
          <table:table-cell table:formula="of:=[.I42]-[.I41]" office:value-type="float" office:value="0.35">
            <text:p>0.35</text:p>
          </table:table-cell>
          <table:table-cell table:number-columns-repeated="3"/>
          <table:table-cell office:value-type="float" office:value="-0.45">
            <text:p>-0.45</text:p>
          </table:table-cell>
          <table:table-cell table:number-columns-repeated="2"/>
          <table:table-cell table:formula="of:=[.P42]/[.L42]" office:value-type="float" office:value="-1.28571428571429">
            <text:p>-1.285714285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2"/>
          <table:table-cell table:formula="of:=[.I43]-[.I42]" office:value-type="float" office:value="-2.22">
            <text:p>-2.22</text:p>
          </table:table-cell>
          <table:table-cell table:number-columns-repeated="3"/>
          <table:table-cell office:value-type="float" office:value="2.65">
            <text:p>2.65</text:p>
          </table:table-cell>
          <table:table-cell table:number-columns-repeated="2"/>
          <table:table-cell table:formula="of:=[.P43]/[.L43]" office:value-type="float" office:value="-1.19369369369369">
            <text:p>-1.193693693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table:number-columns-repeated="2"/>
          <table:table-cell table:formula="of:=[.I44]-[.I43]" office:value-type="float" office:value="-1.03">
            <text:p>-1.03</text:p>
          </table:table-cell>
          <table:table-cell table:number-columns-repeated="3"/>
          <table:table-cell office:value-type="float" office:value="1.19">
            <text:p>1.19</text:p>
          </table:table-cell>
          <table:table-cell table:number-columns-repeated="2"/>
          <table:table-cell table:formula="of:=[.P44]/[.L44]" office:value-type="float" office:value="-1.15533980582524">
            <text:p>-1.1553398058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table:number-columns-repeated="2"/>
          <table:table-cell table:formula="of:=[.I45]-[.I44]" office:value-type="float" office:value="-0.379999999999999">
            <text:p>-0.38</text:p>
          </table:table-cell>
          <table:table-cell table:number-columns-repeated="3"/>
          <table:table-cell office:value-type="float" office:value="0.41">
            <text:p>0.41</text:p>
          </table:table-cell>
          <table:table-cell table:number-columns-repeated="2"/>
          <table:table-cell table:formula="of:=[.P45]/[.L45]" office:value-type="float" office:value="-1.07894736842106">
            <text:p>-1.0789473684</text:p>
          </table:table-cell>
          <table:table-cell/>
          <table:table-cell office:value-type="float" office:value="1230">
            <text:p>1230</text:p>
          </table:table-cell>
          <table:table-cell office:value-type="float" office:value="-12.39">
            <text:p>-12.39</text:p>
          </table:table-cell>
          <table:table-cell table:number-columns-repeated="1002"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table:number-columns-repeated="2"/>
          <table:table-cell table:formula="of:=[.I46]-[.I45]" office:value-type="float" office:value="0.479999999999999">
            <text:p>0.48</text:p>
          </table:table-cell>
          <table:table-cell table:number-columns-repeated="3"/>
          <table:table-cell office:value-type="float" office:value="-0.59">
            <text:p>-0.59</text:p>
          </table:table-cell>
          <table:table-cell table:number-columns-repeated="2"/>
          <table:table-cell table:formula="of:=[.P46]/[.L46]" office:value-type="float" office:value="-1.22916666666667">
            <text:p>-1.2291666667</text:p>
          </table:table-cell>
          <table:table-cell/>
          <table:table-cell office:value-type="float" office:value="331">
            <text:p>331</text:p>
          </table:table-cell>
          <table:table-cell office:value-type="float" office:value="-1.2">
            <text:p>-1.2</text:p>
          </table:table-cell>
          <table:table-cell table:number-columns-repeated="1002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0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0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0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0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3">2015／05／13</text:date>, <text:time>17:14:07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5-13T17:14:07.52</dc:date>
    <meta:editing-duration>P35DT19H11M10S</meta:editing-duration>
    <meta:editing-cycles>124</meta:editing-cycles>
    <meta:generator>OpenOffice/4.1.1$Win32 OpenOffice.org_project/411m6$Build-9775</meta:generator>
    <meta:document-statistic meta:table-count="6" meta:cell-count="3492" meta:object-count="0"/>
  </office:meta>
</office:document-meta>
</file>